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cm_diameter_steel_ball" table:style-name="ta1">
        <table:shapes>
          <draw:frame draw:z-index="0" draw:style-name="gr1" draw:text-style-name="P1" svg:width="7.7516in" svg:height="4.6744in" svg:x="12.472in" svg:y="2.1543in">
            <draw:object draw:notify-on-update-of-ranges="2cm_diameter_steel_ball.I11:2cm_diameter_steel_ball.I11 2cm_diameter_steel_ball.I12:2cm_diameter_steel_ball.I207 2cm_diameter_steel_ball.J11:2cm_diameter_steel_ball.J11 2cm_diameter_steel_ball.J12:2cm_diameter_steel_ball.J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T_fluid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istic lengt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eter</text:p>
          </table:table-cell>
          <table:table-cell/>
          <table:table-cell office:value-type="string" calcext:value-type="string">
            <text:p>T_initial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mal conductivity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W/(m 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mal diffusivity</text:p>
          </table:table-cell>
          <table:table-cell table:style-name="ce1" office:value-type="float" office:value="0.00000413" calcext:value-type="float">
            <text:p>4.13E-06</text:p>
          </table:table-cell>
          <table:table-cell office:value-type="string" calcext:value-type="string">
            <text:p>m^2/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 trf coef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/(m^2 K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ot Number</text:p>
          </table:table-cell>
          <table:table-cell table:formula="of:=[.B5]*[.B2]/[.B3]" office:value-type="float" office:value="0.025624599615631" calcext:value-type="float">
            <text:p>0.025624599615631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Fourier Number</text:p>
          </table:table-cell>
          <table:table-cell office:value-type="string" calcext:value-type="string">
            <text:p>exp (-Bi * Fo)</text:p>
          </table:table-cell>
          <table:table-cell office:value-type="string" calcext:value-type="string">
            <text:p>T(t) – T(fluid)</text:p>
          </table:table-cell>
          <table:table-cell office:value-type="string" calcext:value-type="string">
            <text:p>T(t)</text:p>
          </table:table-cell>
          <table:table-cell table:number-columns-repeated="3"/>
          <table:table-cell office:value-type="string" calcext:value-type="string">
            <text:p>time elapsed(s)</text:p>
          </table:table-cell>
          <table:table-cell office:value-type="string" calcext:value-type="string">
            <text:p>steel ball temp (deg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4]*[.A12]/([.$B$2]^2)" office:value-type="float" office:value="0" calcext:value-type="float">
            <text:p>0</text:p>
          </table:table-cell>
          <table:table-cell table:formula="of:=EXP(-[.$B$7]*[.B12])" office:value-type="float" office:value="1" calcext:value-type="float">
            <text:p>1</text:p>
          </table:table-cell>
          <table:table-cell table:formula="of:=[.C12]*([.$F$2]-[.$F$1])" office:value-type="float" office:value="125" calcext:value-type="float">
            <text:p>125</text:p>
          </table:table-cell>
          <table:table-cell table:formula="of:=[.D12]+[.$F$1]" office:value-type="float" office:value="150" calcext:value-type="float">
            <text:p>150</text:p>
          </table:table-cell>
          <table:table-cell table:number-columns-repeated="3"/>
          <table:table-cell table:formula="of:=[.A12]" office:value-type="float" office:value="0" calcext:value-type="float">
            <text:p>0</text:p>
          </table:table-cell>
          <table:table-cell table:formula="of:=[.E12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B$4]*[.A13]/([.$B$2]^2)" office:value-type="float" office:value="0.0010325" calcext:value-type="float">
            <text:p>0.0010325</text:p>
          </table:table-cell>
          <table:table-cell table:formula="of:=EXP(-[.$B$7]*[.B13])" office:value-type="float" office:value="0.999973542950891" calcext:value-type="float">
            <text:p>0.999973542950891</text:p>
          </table:table-cell>
          <table:table-cell table:formula="of:=[.C13]*([.$F$2]-[.$F$1])" office:value-type="float" office:value="124.996692868861" calcext:value-type="float">
            <text:p>124.996692868861</text:p>
          </table:table-cell>
          <table:table-cell table:formula="of:=[.D13]+[.$F$1]" office:value-type="float" office:value="149.996692868861" calcext:value-type="float">
            <text:p>149.996692868861</text:p>
          </table:table-cell>
          <table:table-cell table:number-columns-repeated="3"/>
          <table:table-cell table:formula="of:=[.A13]" office:value-type="float" office:value="0.1" calcext:value-type="float">
            <text:p>0.1</text:p>
          </table:table-cell>
          <table:table-cell table:formula="of:=[.E13]" office:value-type="float" office:value="149.996692868861" calcext:value-type="float">
            <text:p>149.996692868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4]*[.A14]/([.$B$2]^2)" office:value-type="float" office:value="0.10325" calcext:value-type="float">
            <text:p>0.10325</text:p>
          </table:table-cell>
          <table:table-cell table:formula="of:=EXP(-[.$B$7]*[.B14])" office:value-type="float" office:value="0.997357756974893" calcext:value-type="float">
            <text:p>0.997357756974893</text:p>
          </table:table-cell>
          <table:table-cell table:formula="of:=[.C14]*([.$F$2]-[.$F$1])" office:value-type="float" office:value="124.669719621862" calcext:value-type="float">
            <text:p>124.669719621862</text:p>
          </table:table-cell>
          <table:table-cell table:formula="of:=[.D14]+[.$F$1]" office:value-type="float" office:value="149.669719621862" calcext:value-type="float">
            <text:p>149.669719621862</text:p>
          </table:table-cell>
          <table:table-cell table:number-columns-repeated="3"/>
          <table:table-cell table:formula="of:=[.A14]" office:value-type="float" office:value="10" calcext:value-type="float">
            <text:p>10</text:p>
          </table:table-cell>
          <table:table-cell table:formula="of:=[.E14]" office:value-type="float" office:value="149.669719621862" calcext:value-type="float">
            <text:p>149.6697196218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4]*[.A15]/([.$B$2]^2)" office:value-type="float" office:value="0.2065" calcext:value-type="float">
            <text:p>0.2065</text:p>
          </table:table-cell>
          <table:table-cell table:formula="of:=EXP(-[.$B$7]*[.B15])" office:value-type="float" office:value="0.99472249539799" calcext:value-type="float">
            <text:p>0.99472249539799</text:p>
          </table:table-cell>
          <table:table-cell table:formula="of:=[.C15]*([.$F$2]-[.$F$1])" office:value-type="float" office:value="124.340311924749" calcext:value-type="float">
            <text:p>124.340311924749</text:p>
          </table:table-cell>
          <table:table-cell table:formula="of:=[.D15]+[.$F$1]" office:value-type="float" office:value="149.340311924749" calcext:value-type="float">
            <text:p>149.340311924749</text:p>
          </table:table-cell>
          <table:table-cell table:number-columns-repeated="3"/>
          <table:table-cell table:formula="of:=[.A15]" office:value-type="float" office:value="20" calcext:value-type="float">
            <text:p>20</text:p>
          </table:table-cell>
          <table:table-cell table:formula="of:=[.E15]" office:value-type="float" office:value="149.340311924749" calcext:value-type="float">
            <text:p>149.3403119247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4]*[.A16]/([.$B$2]^2)" office:value-type="float" office:value="1.0325" calcext:value-type="float">
            <text:p>1.0325</text:p>
          </table:table-cell>
          <table:table-cell table:formula="of:=EXP(-[.$B$7]*[.B16])" office:value-type="float" office:value="0.973889531519309" calcext:value-type="float">
            <text:p>0.973889531519309</text:p>
          </table:table-cell>
          <table:table-cell table:formula="of:=[.C16]*([.$F$2]-[.$F$1])" office:value-type="float" office:value="121.736191439914" calcext:value-type="float">
            <text:p>121.736191439914</text:p>
          </table:table-cell>
          <table:table-cell table:formula="of:=[.D16]+[.$F$1]" office:value-type="float" office:value="146.736191439914" calcext:value-type="float">
            <text:p>146.736191439914</text:p>
          </table:table-cell>
          <table:table-cell table:number-columns-repeated="3"/>
          <table:table-cell table:formula="of:=[.A16]" office:value-type="float" office:value="100" calcext:value-type="float">
            <text:p>100</text:p>
          </table:table-cell>
          <table:table-cell table:formula="of:=[.E16]" office:value-type="float" office:value="146.736191439914" calcext:value-type="float">
            <text:p>146.7361914399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4]*[.A17]/([.$B$2]^2)" office:value-type="float" office:value="2.065" calcext:value-type="float">
            <text:p>2.065</text:p>
          </table:table-cell>
          <table:table-cell table:formula="of:=EXP(-[.$B$7]*[.B17])" office:value-type="float" office:value="0.948460819602899" calcext:value-type="float">
            <text:p>0.948460819602899</text:p>
          </table:table-cell>
          <table:table-cell table:formula="of:=[.C17]*([.$F$2]-[.$F$1])" office:value-type="float" office:value="118.557602450362" calcext:value-type="float">
            <text:p>118.557602450362</text:p>
          </table:table-cell>
          <table:table-cell table:formula="of:=[.D17]+[.$F$1]" office:value-type="float" office:value="143.557602450362" calcext:value-type="float">
            <text:p>143.557602450362</text:p>
          </table:table-cell>
          <table:table-cell table:number-columns-repeated="3"/>
          <table:table-cell table:formula="of:=[.A17]" office:value-type="float" office:value="200" calcext:value-type="float">
            <text:p>200</text:p>
          </table:table-cell>
          <table:table-cell table:formula="of:=[.E17]" office:value-type="float" office:value="143.557602450362" calcext:value-type="float">
            <text:p>143.5576024503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B$4]*[.A18]/([.$B$2]^2)" office:value-type="float" office:value="3.0975" calcext:value-type="float">
            <text:p>3.0975</text:p>
          </table:table-cell>
          <table:table-cell table:formula="of:=EXP(-[.$B$7]*[.B18])" office:value-type="float" office:value="0.923696063267487" calcext:value-type="float">
            <text:p>0.923696063267487</text:p>
          </table:table-cell>
          <table:table-cell table:formula="of:=[.C18]*([.$F$2]-[.$F$1])" office:value-type="float" office:value="115.462007908436" calcext:value-type="float">
            <text:p>115.462007908436</text:p>
          </table:table-cell>
          <table:table-cell table:formula="of:=[.D18]+[.$F$1]" office:value-type="float" office:value="140.462007908436" calcext:value-type="float">
            <text:p>140.462007908436</text:p>
          </table:table-cell>
          <table:table-cell table:number-columns-repeated="3"/>
          <table:table-cell table:formula="of:=[.A18]" office:value-type="float" office:value="300" calcext:value-type="float">
            <text:p>300</text:p>
          </table:table-cell>
          <table:table-cell table:formula="of:=[.E18]" office:value-type="float" office:value="140.462007908436" calcext:value-type="float">
            <text:p>140.4620079084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B$4]*[.A19]/([.$B$2]^2)" office:value-type="float" office:value="4.13" calcext:value-type="float">
            <text:p>4.13</text:p>
          </table:table-cell>
          <table:table-cell table:formula="of:=EXP(-[.$B$7]*[.B19])" office:value-type="float" office:value="0.899577926321802" calcext:value-type="float">
            <text:p>0.899577926321802</text:p>
          </table:table-cell>
          <table:table-cell table:formula="of:=[.C19]*([.$F$2]-[.$F$1])" office:value-type="float" office:value="112.447240790225" calcext:value-type="float">
            <text:p>112.447240790225</text:p>
          </table:table-cell>
          <table:table-cell table:formula="of:=[.D19]+[.$F$1]" office:value-type="float" office:value="137.447240790225" calcext:value-type="float">
            <text:p>137.447240790225</text:p>
          </table:table-cell>
          <table:table-cell table:number-columns-repeated="3"/>
          <table:table-cell table:formula="of:=[.A19]" office:value-type="float" office:value="400" calcext:value-type="float">
            <text:p>400</text:p>
          </table:table-cell>
          <table:table-cell table:formula="of:=[.E19]" office:value-type="float" office:value="137.447240790225" calcext:value-type="float">
            <text:p>137.447240790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B$4]*[.A20]/([.$B$2]^2)" office:value-type="float" office:value="5.1625" calcext:value-type="float">
            <text:p>5.1625</text:p>
          </table:table-cell>
          <table:table-cell table:formula="of:=EXP(-[.$B$7]*[.B20])" office:value-type="float" office:value="0.876089525230651" calcext:value-type="float">
            <text:p>0.876089525230651</text:p>
          </table:table-cell>
          <table:table-cell table:formula="of:=[.C20]*([.$F$2]-[.$F$1])" office:value-type="float" office:value="109.511190653831" calcext:value-type="float">
            <text:p>109.511190653831</text:p>
          </table:table-cell>
          <table:table-cell table:formula="of:=[.D20]+[.$F$1]" office:value-type="float" office:value="134.511190653831" calcext:value-type="float">
            <text:p>134.511190653831</text:p>
          </table:table-cell>
          <table:table-cell table:number-columns-repeated="3"/>
          <table:table-cell table:formula="of:=[.A20]" office:value-type="float" office:value="500" calcext:value-type="float">
            <text:p>500</text:p>
          </table:table-cell>
          <table:table-cell table:formula="of:=[.E20]" office:value-type="float" office:value="134.511190653831" calcext:value-type="float">
            <text:p>134.5111906538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B$4]*[.A21]/([.$B$2]^2)" office:value-type="float" office:value="6.195" calcext:value-type="float">
            <text:p>6.195</text:p>
          </table:table-cell>
          <table:table-cell table:formula="of:=EXP(-[.$B$7]*[.B21])" office:value-type="float" office:value="0.853214417295853" calcext:value-type="float">
            <text:p>0.853214417295853</text:p>
          </table:table-cell>
          <table:table-cell table:formula="of:=[.C21]*([.$F$2]-[.$F$1])" office:value-type="float" office:value="106.651802161982" calcext:value-type="float">
            <text:p>106.651802161982</text:p>
          </table:table-cell>
          <table:table-cell table:formula="of:=[.D21]+[.$F$1]" office:value-type="float" office:value="131.651802161982" calcext:value-type="float">
            <text:p>131.651802161982</text:p>
          </table:table-cell>
          <table:table-cell table:number-columns-repeated="3"/>
          <table:table-cell table:formula="of:=[.A21]" office:value-type="float" office:value="600" calcext:value-type="float">
            <text:p>600</text:p>
          </table:table-cell>
          <table:table-cell table:formula="of:=[.E21]" office:value-type="float" office:value="131.651802161982" calcext:value-type="float">
            <text:p>131.6518021619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B$4]*[.A22]/([.$B$2]^2)" office:value-type="float" office:value="7.2275" calcext:value-type="float">
            <text:p>7.2275</text:p>
          </table:table-cell>
          <table:table-cell table:formula="of:=EXP(-[.$B$7]*[.B22])" office:value-type="float" office:value="0.830936589145778" calcext:value-type="float">
            <text:p>0.830936589145778</text:p>
          </table:table-cell>
          <table:table-cell table:formula="of:=[.C22]*([.$F$2]-[.$F$1])" office:value-type="float" office:value="103.867073643222" calcext:value-type="float">
            <text:p>103.867073643222</text:p>
          </table:table-cell>
          <table:table-cell table:formula="of:=[.D22]+[.$F$1]" office:value-type="float" office:value="128.867073643222" calcext:value-type="float">
            <text:p>128.867073643222</text:p>
          </table:table-cell>
          <table:table-cell table:number-columns-repeated="3"/>
          <table:table-cell table:formula="of:=[.A22]" office:value-type="float" office:value="700" calcext:value-type="float">
            <text:p>700</text:p>
          </table:table-cell>
          <table:table-cell table:formula="of:=[.E22]" office:value-type="float" office:value="128.867073643222" calcext:value-type="float">
            <text:p>128.8670736432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B$4]*[.A23]/([.$B$2]^2)" office:value-type="float" office:value="8.26" calcext:value-type="float">
            <text:p>8.26</text:p>
          </table:table-cell>
          <table:table-cell table:formula="of:=EXP(-[.$B$7]*[.B23])" office:value-type="float" office:value="0.809240445525434" calcext:value-type="float">
            <text:p>0.809240445525434</text:p>
          </table:table-cell>
          <table:table-cell table:formula="of:=[.C23]*([.$F$2]-[.$F$1])" office:value-type="float" office:value="101.155055690679" calcext:value-type="float">
            <text:p>101.155055690679</text:p>
          </table:table-cell>
          <table:table-cell table:formula="of:=[.D23]+[.$F$1]" office:value-type="float" office:value="126.155055690679" calcext:value-type="float">
            <text:p>126.155055690679</text:p>
          </table:table-cell>
          <table:table-cell table:number-columns-repeated="3"/>
          <table:table-cell table:formula="of:=[.A23]" office:value-type="float" office:value="800" calcext:value-type="float">
            <text:p>800</text:p>
          </table:table-cell>
          <table:table-cell table:formula="of:=[.E23]" office:value-type="float" office:value="126.155055690679" calcext:value-type="float">
            <text:p>126.1550556906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B$4]*[.A24]/([.$B$2]^2)" office:value-type="float" office:value="9.2925" calcext:value-type="float">
            <text:p>9.2925</text:p>
          </table:table-cell>
          <table:table-cell table:formula="of:=EXP(-[.$B$7]*[.B24])" office:value-type="float" office:value="0.788110798379242" calcext:value-type="float">
            <text:p>0.788110798379242</text:p>
          </table:table-cell>
          <table:table-cell table:formula="of:=[.C24]*([.$F$2]-[.$F$1])" office:value-type="float" office:value="98.5138497974052" calcext:value-type="float">
            <text:p>98.5138497974052</text:p>
          </table:table-cell>
          <table:table-cell table:formula="of:=[.D24]+[.$F$1]" office:value-type="float" office:value="123.513849797405" calcext:value-type="float">
            <text:p>123.513849797405</text:p>
          </table:table-cell>
          <table:table-cell table:number-columns-repeated="3"/>
          <table:table-cell table:formula="of:=[.A24]" office:value-type="float" office:value="900" calcext:value-type="float">
            <text:p>900</text:p>
          </table:table-cell>
          <table:table-cell table:formula="of:=[.E24]" office:value-type="float" office:value="123.513849797405" calcext:value-type="float">
            <text:p>123.5138497974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4]*[.A25]/([.$B$2]^2)" office:value-type="float" office:value="10.325" calcext:value-type="float">
            <text:p>10.325</text:p>
          </table:table-cell>
          <table:table-cell table:formula="of:=EXP(-[.$B$7]*[.B25])" office:value-type="float" office:value="0.767532856218868" calcext:value-type="float">
            <text:p>0.767532856218868</text:p>
          </table:table-cell>
          <table:table-cell table:formula="of:=[.C25]*([.$F$2]-[.$F$1])" office:value-type="float" office:value="95.9416070273585" calcext:value-type="float">
            <text:p>95.9416070273585</text:p>
          </table:table-cell>
          <table:table-cell table:formula="of:=[.D25]+[.$F$1]" office:value-type="float" office:value="120.941607027358" calcext:value-type="float">
            <text:p>120.941607027358</text:p>
          </table:table-cell>
          <table:table-cell table:number-columns-repeated="3"/>
          <table:table-cell table:formula="of:=[.A25]" office:value-type="float" office:value="1000" calcext:value-type="float">
            <text:p>1000</text:p>
          </table:table-cell>
          <table:table-cell table:formula="of:=[.E25]" office:value-type="float" office:value="120.941607027358" calcext:value-type="float">
            <text:p>120.9416070273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$B$4]*[.A26]/([.$B$2]^2)" office:value-type="float" office:value="11.3575" calcext:value-type="float">
            <text:p>11.3575</text:p>
          </table:table-cell>
          <table:table-cell table:formula="of:=EXP(-[.$B$7]*[.B26])" office:value-type="float" office:value="0.74749221376867" calcext:value-type="float">
            <text:p>0.74749221376867</text:p>
          </table:table-cell>
          <table:table-cell table:formula="of:=[.C26]*([.$F$2]-[.$F$1])" office:value-type="float" office:value="93.4365267210838" calcext:value-type="float">
            <text:p>93.4365267210838</text:p>
          </table:table-cell>
          <table:table-cell table:formula="of:=[.D26]+[.$F$1]" office:value-type="float" office:value="118.436526721084" calcext:value-type="float">
            <text:p>118.436526721084</text:p>
          </table:table-cell>
          <table:table-cell table:number-columns-repeated="3"/>
          <table:table-cell table:formula="of:=[.A26]" office:value-type="float" office:value="1100" calcext:value-type="float">
            <text:p>1100</text:p>
          </table:table-cell>
          <table:table-cell table:formula="of:=[.E26]" office:value-type="float" office:value="118.436526721084" calcext:value-type="float">
            <text:p>118.4365267210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$B$4]*[.A27]/([.$B$2]^2)" office:value-type="float" office:value="12.39" calcext:value-type="float">
            <text:p>12.39</text:p>
          </table:table-cell>
          <table:table-cell table:formula="of:=EXP(-[.$B$7]*[.B27])" office:value-type="float" office:value="0.727974841881501" calcext:value-type="float">
            <text:p>0.727974841881501</text:p>
          </table:table-cell>
          <table:table-cell table:formula="of:=[.C27]*([.$F$2]-[.$F$1])" office:value-type="float" office:value="90.9968552351877" calcext:value-type="float">
            <text:p>90.9968552351877</text:p>
          </table:table-cell>
          <table:table-cell table:formula="of:=[.D27]+[.$F$1]" office:value-type="float" office:value="115.996855235188" calcext:value-type="float">
            <text:p>115.996855235188</text:p>
          </table:table-cell>
          <table:table-cell table:number-columns-repeated="3"/>
          <table:table-cell table:formula="of:=[.A27]" office:value-type="float" office:value="1200" calcext:value-type="float">
            <text:p>1200</text:p>
          </table:table-cell>
          <table:table-cell table:formula="of:=[.E27]" office:value-type="float" office:value="115.996855235188" calcext:value-type="float">
            <text:p>115.99685523518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$B$4]*[.A28]/([.$B$2]^2)" office:value-type="float" office:value="13.4225" calcext:value-type="float">
            <text:p>13.4225</text:p>
          </table:table-cell>
          <table:table-cell table:formula="of:=EXP(-[.$B$7]*[.B28])" office:value-type="float" office:value="0.708967077717818" calcext:value-type="float">
            <text:p>0.708967077717818</text:p>
          </table:table-cell>
          <table:table-cell table:formula="of:=[.C28]*([.$F$2]-[.$F$1])" office:value-type="float" office:value="88.6208847147273" calcext:value-type="float">
            <text:p>88.6208847147273</text:p>
          </table:table-cell>
          <table:table-cell table:formula="of:=[.D28]+[.$F$1]" office:value-type="float" office:value="113.620884714727" calcext:value-type="float">
            <text:p>113.620884714727</text:p>
          </table:table-cell>
          <table:table-cell table:number-columns-repeated="3"/>
          <table:table-cell table:formula="of:=[.A28]" office:value-type="float" office:value="1300" calcext:value-type="float">
            <text:p>1300</text:p>
          </table:table-cell>
          <table:table-cell table:formula="of:=[.E28]" office:value-type="float" office:value="113.620884714727" calcext:value-type="float">
            <text:p>113.6208847147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$B$4]*[.A29]/([.$B$2]^2)" office:value-type="float" office:value="14.455" calcext:value-type="float">
            <text:p>14.455</text:p>
          </table:table-cell>
          <table:table-cell table:formula="of:=EXP(-[.$B$7]*[.B29])" office:value-type="float" office:value="0.690455615181219" calcext:value-type="float">
            <text:p>0.690455615181219</text:p>
          </table:table-cell>
          <table:table-cell table:formula="of:=[.C29]*([.$F$2]-[.$F$1])" office:value-type="float" office:value="86.3069518976524" calcext:value-type="float">
            <text:p>86.3069518976524</text:p>
          </table:table-cell>
          <table:table-cell table:formula="of:=[.D29]+[.$F$1]" office:value-type="float" office:value="111.306951897652" calcext:value-type="float">
            <text:p>111.306951897652</text:p>
          </table:table-cell>
          <table:table-cell table:number-columns-repeated="3"/>
          <table:table-cell table:formula="of:=[.A29]" office:value-type="float" office:value="1400" calcext:value-type="float">
            <text:p>1400</text:p>
          </table:table-cell>
          <table:table-cell table:formula="of:=[.E29]" office:value-type="float" office:value="111.306951897652" calcext:value-type="float">
            <text:p>111.3069518976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$B$4]*[.A30]/([.$B$2]^2)" office:value-type="float" office:value="15.4875" calcext:value-type="float">
            <text:p>15.4875</text:p>
          </table:table-cell>
          <table:table-cell table:formula="of:=EXP(-[.$B$7]*[.B30])" office:value-type="float" office:value="0.672427495603714" calcext:value-type="float">
            <text:p>0.672427495603714</text:p>
          </table:table-cell>
          <table:table-cell table:formula="of:=[.C30]*([.$F$2]-[.$F$1])" office:value-type="float" office:value="84.0534369504642" calcext:value-type="float">
            <text:p>84.0534369504642</text:p>
          </table:table-cell>
          <table:table-cell table:formula="of:=[.D30]+[.$F$1]" office:value-type="float" office:value="109.053436950464" calcext:value-type="float">
            <text:p>109.053436950464</text:p>
          </table:table-cell>
          <table:table-cell table:number-columns-repeated="3"/>
          <table:table-cell table:formula="of:=[.A30]" office:value-type="float" office:value="1500" calcext:value-type="float">
            <text:p>1500</text:p>
          </table:table-cell>
          <table:table-cell table:formula="of:=[.E30]" office:value-type="float" office:value="109.053436950464" calcext:value-type="float">
            <text:p>109.0534369504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$B$4]*[.A31]/([.$B$2]^2)" office:value-type="float" office:value="16.52" calcext:value-type="float">
            <text:p>16.52</text:p>
          </table:table-cell>
          <table:table-cell table:formula="of:=EXP(-[.$B$7]*[.B31])" office:value-type="float" office:value="0.654870098674203" calcext:value-type="float">
            <text:p>0.654870098674203</text:p>
          </table:table-cell>
          <table:table-cell table:formula="of:=[.C31]*([.$F$2]-[.$F$1])" office:value-type="float" office:value="81.8587623342753" calcext:value-type="float">
            <text:p>81.8587623342753</text:p>
          </table:table-cell>
          <table:table-cell table:formula="of:=[.D31]+[.$F$1]" office:value-type="float" office:value="106.858762334275" calcext:value-type="float">
            <text:p>106.858762334275</text:p>
          </table:table-cell>
          <table:table-cell table:number-columns-repeated="3"/>
          <table:table-cell table:formula="of:=[.A31]" office:value-type="float" office:value="1600" calcext:value-type="float">
            <text:p>1600</text:p>
          </table:table-cell>
          <table:table-cell table:formula="of:=[.E31]" office:value-type="float" office:value="106.858762334275" calcext:value-type="float">
            <text:p>106.8587623342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$B$4]*[.A32]/([.$B$2]^2)" office:value-type="float" office:value="17.5525" calcext:value-type="float">
            <text:p>17.5525</text:p>
          </table:table-cell>
          <table:table-cell table:formula="of:=EXP(-[.$B$7]*[.B32])" office:value-type="float" office:value="0.637771133603823" calcext:value-type="float">
            <text:p>0.637771133603823</text:p>
          </table:table-cell>
          <table:table-cell table:formula="of:=[.C32]*([.$F$2]-[.$F$1])" office:value-type="float" office:value="79.7213917004779" calcext:value-type="float">
            <text:p>79.7213917004779</text:p>
          </table:table-cell>
          <table:table-cell table:formula="of:=[.D32]+[.$F$1]" office:value-type="float" office:value="104.721391700478" calcext:value-type="float">
            <text:p>104.721391700478</text:p>
          </table:table-cell>
          <table:table-cell table:number-columns-repeated="3"/>
          <table:table-cell table:formula="of:=[.A32]" office:value-type="float" office:value="1700" calcext:value-type="float">
            <text:p>1700</text:p>
          </table:table-cell>
          <table:table-cell table:formula="of:=[.E32]" office:value-type="float" office:value="104.721391700478" calcext:value-type="float">
            <text:p>104.7213917004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$B$4]*[.A33]/([.$B$2]^2)" office:value-type="float" office:value="18.585" calcext:value-type="float">
            <text:p>18.585</text:p>
          </table:table-cell>
          <table:table-cell table:formula="of:=EXP(-[.$B$7]*[.B33])" office:value-type="float" office:value="0.621118630521966" calcext:value-type="float">
            <text:p>0.621118630521966</text:p>
          </table:table-cell>
          <table:table-cell table:formula="of:=[.C33]*([.$F$2]-[.$F$1])" office:value-type="float" office:value="77.6398288152457" calcext:value-type="float">
            <text:p>77.6398288152457</text:p>
          </table:table-cell>
          <table:table-cell table:formula="of:=[.D33]+[.$F$1]" office:value-type="float" office:value="102.639828815246" calcext:value-type="float">
            <text:p>102.639828815246</text:p>
          </table:table-cell>
          <table:table-cell table:number-columns-repeated="3"/>
          <table:table-cell table:formula="of:=[.A33]" office:value-type="float" office:value="1800" calcext:value-type="float">
            <text:p>1800</text:p>
          </table:table-cell>
          <table:table-cell table:formula="of:=[.E33]" office:value-type="float" office:value="102.639828815246" calcext:value-type="float">
            <text:p>102.63982881524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$B$4]*[.A34]/([.$B$2]^2)" office:value-type="float" office:value="19.6175" calcext:value-type="float">
            <text:p>19.6175</text:p>
          </table:table-cell>
          <table:table-cell table:formula="of:=EXP(-[.$B$7]*[.B34])" office:value-type="float" office:value="0.604900932096952" calcext:value-type="float">
            <text:p>0.604900932096952</text:p>
          </table:table-cell>
          <table:table-cell table:formula="of:=[.C34]*([.$F$2]-[.$F$1])" office:value-type="float" office:value="75.612616512119" calcext:value-type="float">
            <text:p>75.612616512119</text:p>
          </table:table-cell>
          <table:table-cell table:formula="of:=[.D34]+[.$F$1]" office:value-type="float" office:value="100.612616512119" calcext:value-type="float">
            <text:p>100.612616512119</text:p>
          </table:table-cell>
          <table:table-cell table:number-columns-repeated="3"/>
          <table:table-cell table:formula="of:=[.A34]" office:value-type="float" office:value="1900" calcext:value-type="float">
            <text:p>1900</text:p>
          </table:table-cell>
          <table:table-cell table:formula="of:=[.E34]" office:value-type="float" office:value="100.612616512119" calcext:value-type="float">
            <text:p>100.6126165121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B$4]*[.A35]/([.$B$2]^2)" office:value-type="float" office:value="20.65" calcext:value-type="float">
            <text:p>20.65</text:p>
          </table:table-cell>
          <table:table-cell table:formula="of:=EXP(-[.$B$7]*[.B35])" office:value-type="float" office:value="0.589106685375493" calcext:value-type="float">
            <text:p>0.589106685375493</text:p>
          </table:table-cell>
          <table:table-cell table:formula="of:=[.C35]*([.$F$2]-[.$F$1])" office:value-type="float" office:value="73.6383356719367" calcext:value-type="float">
            <text:p>73.6383356719367</text:p>
          </table:table-cell>
          <table:table-cell table:formula="of:=[.D35]+[.$F$1]" office:value-type="float" office:value="98.6383356719367" calcext:value-type="float">
            <text:p>98.6383356719367</text:p>
          </table:table-cell>
          <table:table-cell table:number-columns-repeated="3"/>
          <table:table-cell table:formula="of:=[.A35]" office:value-type="float" office:value="2000" calcext:value-type="float">
            <text:p>2000</text:p>
          </table:table-cell>
          <table:table-cell table:formula="of:=[.E35]" office:value-type="float" office:value="98.6383356719367" calcext:value-type="float">
            <text:p>98.638335671936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$B$4]*[.A36]/([.$B$2]^2)" office:value-type="float" office:value="21.6825" calcext:value-type="float">
            <text:p>21.6825</text:p>
          </table:table-cell>
          <table:table-cell table:formula="of:=EXP(-[.$B$7]*[.B36])" office:value-type="float" office:value="0.573724833835232" calcext:value-type="float">
            <text:p>0.573724833835232</text:p>
          </table:table-cell>
          <table:table-cell table:formula="of:=[.C36]*([.$F$2]-[.$F$1])" office:value-type="float" office:value="71.715604229404" calcext:value-type="float">
            <text:p>71.715604229404</text:p>
          </table:table-cell>
          <table:table-cell table:formula="of:=[.D36]+[.$F$1]" office:value-type="float" office:value="96.715604229404" calcext:value-type="float">
            <text:p>96.715604229404</text:p>
          </table:table-cell>
          <table:table-cell table:number-columns-repeated="3"/>
          <table:table-cell table:formula="of:=[.A36]" office:value-type="float" office:value="2100" calcext:value-type="float">
            <text:p>2100</text:p>
          </table:table-cell>
          <table:table-cell table:formula="of:=[.E36]" office:value-type="float" office:value="96.715604229404" calcext:value-type="float">
            <text:p>96.71560422940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$B$4]*[.A37]/([.$B$2]^2)" office:value-type="float" office:value="22.715" calcext:value-type="float">
            <text:p>22.715</text:p>
          </table:table-cell>
          <table:table-cell table:formula="of:=EXP(-[.$B$7]*[.B37])" office:value-type="float" office:value="0.558744609644787" calcext:value-type="float">
            <text:p>0.558744609644787</text:p>
          </table:table-cell>
          <table:table-cell table:formula="of:=[.C37]*([.$F$2]-[.$F$1])" office:value-type="float" office:value="69.8430762055984" calcext:value-type="float">
            <text:p>69.8430762055984</text:p>
          </table:table-cell>
          <table:table-cell table:formula="of:=[.D37]+[.$F$1]" office:value-type="float" office:value="94.8430762055984" calcext:value-type="float">
            <text:p>94.8430762055984</text:p>
          </table:table-cell>
          <table:table-cell table:number-columns-repeated="3"/>
          <table:table-cell table:formula="of:=[.A37]" office:value-type="float" office:value="2200" calcext:value-type="float">
            <text:p>2200</text:p>
          </table:table-cell>
          <table:table-cell table:formula="of:=[.E37]" office:value-type="float" office:value="94.8430762055984" calcext:value-type="float">
            <text:p>94.84307620559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$B$4]*[.A38]/([.$B$2]^2)" office:value-type="float" office:value="23.7475" calcext:value-type="float">
            <text:p>23.7475</text:p>
          </table:table-cell>
          <table:table-cell table:formula="of:=EXP(-[.$B$7]*[.B38])" office:value-type="float" office:value="0.544155526125901" calcext:value-type="float">
            <text:p>0.544155526125901</text:p>
          </table:table-cell>
          <table:table-cell table:formula="of:=[.C38]*([.$F$2]-[.$F$1])" office:value-type="float" office:value="68.0194407657376" calcext:value-type="float">
            <text:p>68.0194407657376</text:p>
          </table:table-cell>
          <table:table-cell table:formula="of:=[.D38]+[.$F$1]" office:value-type="float" office:value="93.0194407657376" calcext:value-type="float">
            <text:p>93.0194407657376</text:p>
          </table:table-cell>
          <table:table-cell table:number-columns-repeated="3"/>
          <table:table-cell table:formula="of:=[.A38]" office:value-type="float" office:value="2300" calcext:value-type="float">
            <text:p>2300</text:p>
          </table:table-cell>
          <table:table-cell table:formula="of:=[.E38]" office:value-type="float" office:value="93.0194407657376" calcext:value-type="float">
            <text:p>93.019440765737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$B$4]*[.A39]/([.$B$2]^2)" office:value-type="float" office:value="24.78" calcext:value-type="float">
            <text:p>24.78</text:p>
          </table:table-cell>
          <table:table-cell table:formula="of:=EXP(-[.$B$7]*[.B39])" office:value-type="float" office:value="0.529947370412397" calcext:value-type="float">
            <text:p>0.529947370412397</text:p>
          </table:table-cell>
          <table:table-cell table:formula="of:=[.C39]*([.$F$2]-[.$F$1])" office:value-type="float" office:value="66.2434213015496" calcext:value-type="float">
            <text:p>66.2434213015496</text:p>
          </table:table-cell>
          <table:table-cell table:formula="of:=[.D39]+[.$F$1]" office:value-type="float" office:value="91.2434213015496" calcext:value-type="float">
            <text:p>91.2434213015496</text:p>
          </table:table-cell>
          <table:table-cell table:number-columns-repeated="3"/>
          <table:table-cell table:formula="of:=[.A39]" office:value-type="float" office:value="2400" calcext:value-type="float">
            <text:p>2400</text:p>
          </table:table-cell>
          <table:table-cell table:formula="of:=[.E39]" office:value-type="float" office:value="91.2434213015496" calcext:value-type="float">
            <text:p>91.24342130154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$B$4]*[.A40]/([.$B$2]^2)" office:value-type="float" office:value="25.8125" calcext:value-type="float">
            <text:p>25.8125</text:p>
          </table:table-cell>
          <table:table-cell table:formula="of:=EXP(-[.$B$7]*[.B40])" office:value-type="float" office:value="0.516110196300819" calcext:value-type="float">
            <text:p>0.516110196300819</text:p>
          </table:table-cell>
          <table:table-cell table:formula="of:=[.C40]*([.$F$2]-[.$F$1])" office:value-type="float" office:value="64.5137745376023" calcext:value-type="float">
            <text:p>64.5137745376023</text:p>
          </table:table-cell>
          <table:table-cell table:formula="of:=[.D40]+[.$F$1]" office:value-type="float" office:value="89.5137745376023" calcext:value-type="float">
            <text:p>89.5137745376023</text:p>
          </table:table-cell>
          <table:table-cell table:number-columns-repeated="3"/>
          <table:table-cell table:formula="of:=[.A40]" office:value-type="float" office:value="2500" calcext:value-type="float">
            <text:p>2500</text:p>
          </table:table-cell>
          <table:table-cell table:formula="of:=[.E40]" office:value-type="float" office:value="89.5137745376023" calcext:value-type="float">
            <text:p>89.51377453760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$B$4]*[.A41]/([.$B$2]^2)" office:value-type="float" office:value="26.845" calcext:value-type="float">
            <text:p>26.845</text:p>
          </table:table-cell>
          <table:table-cell table:formula="of:=EXP(-[.$B$7]*[.B41])" office:value-type="float" office:value="0.502634317287743" calcext:value-type="float">
            <text:p>0.502634317287743</text:p>
          </table:table-cell>
          <table:table-cell table:formula="of:=[.C41]*([.$F$2]-[.$F$1])" office:value-type="float" office:value="62.8292896609678" calcext:value-type="float">
            <text:p>62.8292896609678</text:p>
          </table:table-cell>
          <table:table-cell table:formula="of:=[.D41]+[.$F$1]" office:value-type="float" office:value="87.8292896609679" calcext:value-type="float">
            <text:p>87.8292896609679</text:p>
          </table:table-cell>
          <table:table-cell table:number-columns-repeated="3"/>
          <table:table-cell table:formula="of:=[.A41]" office:value-type="float" office:value="2600" calcext:value-type="float">
            <text:p>2600</text:p>
          </table:table-cell>
          <table:table-cell table:formula="of:=[.E41]" office:value-type="float" office:value="87.8292896609679" calcext:value-type="float">
            <text:p>87.82928966096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$B$4]*[.A42]/([.$B$2]^2)" office:value-type="float" office:value="27.8775" calcext:value-type="float">
            <text:p>27.8775</text:p>
          </table:table-cell>
          <table:table-cell table:formula="of:=EXP(-[.$B$7]*[.B42])" office:value-type="float" office:value="0.489510299788887" calcext:value-type="float">
            <text:p>0.489510299788887</text:p>
          </table:table-cell>
          <table:table-cell table:formula="of:=[.C42]*([.$F$2]-[.$F$1])" office:value-type="float" office:value="61.1887874736109" calcext:value-type="float">
            <text:p>61.1887874736109</text:p>
          </table:table-cell>
          <table:table-cell table:formula="of:=[.D42]+[.$F$1]" office:value-type="float" office:value="86.1887874736109" calcext:value-type="float">
            <text:p>86.1887874736109</text:p>
          </table:table-cell>
          <table:table-cell table:number-columns-repeated="3"/>
          <table:table-cell table:formula="of:=[.A42]" office:value-type="float" office:value="2700" calcext:value-type="float">
            <text:p>2700</text:p>
          </table:table-cell>
          <table:table-cell table:formula="of:=[.E42]" office:value-type="float" office:value="86.1887874736109" calcext:value-type="float">
            <text:p>86.188787473610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$B$4]*[.A43]/([.$B$2]^2)" office:value-type="float" office:value="28.91" calcext:value-type="float">
            <text:p>28.91</text:p>
          </table:table-cell>
          <table:table-cell table:formula="of:=EXP(-[.$B$7]*[.B43])" office:value-type="float" office:value="0.476728956535276" calcext:value-type="float">
            <text:p>0.476728956535276</text:p>
          </table:table-cell>
          <table:table-cell table:formula="of:=[.C43]*([.$F$2]-[.$F$1])" office:value-type="float" office:value="59.5911195669095" calcext:value-type="float">
            <text:p>59.5911195669095</text:p>
          </table:table-cell>
          <table:table-cell table:formula="of:=[.D43]+[.$F$1]" office:value-type="float" office:value="84.5911195669095" calcext:value-type="float">
            <text:p>84.5911195669095</text:p>
          </table:table-cell>
          <table:table-cell table:number-columns-repeated="3"/>
          <table:table-cell table:formula="of:=[.A43]" office:value-type="float" office:value="2800" calcext:value-type="float">
            <text:p>2800</text:p>
          </table:table-cell>
          <table:table-cell table:formula="of:=[.E43]" office:value-type="float" office:value="84.5911195669095" calcext:value-type="float">
            <text:p>84.591119566909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$B$4]*[.A44]/([.$B$2]^2)" office:value-type="float" office:value="29.9425" calcext:value-type="float">
            <text:p>29.9425</text:p>
          </table:table-cell>
          <table:table-cell table:formula="of:=EXP(-[.$B$7]*[.B44])" office:value-type="float" office:value="0.464281340141829" calcext:value-type="float">
            <text:p>0.464281340141829</text:p>
          </table:table-cell>
          <table:table-cell table:formula="of:=[.C44]*([.$F$2]-[.$F$1])" office:value-type="float" office:value="58.0351675177286" calcext:value-type="float">
            <text:p>58.0351675177286</text:p>
          </table:table-cell>
          <table:table-cell table:formula="of:=[.D44]+[.$F$1]" office:value-type="float" office:value="83.0351675177286" calcext:value-type="float">
            <text:p>83.0351675177286</text:p>
          </table:table-cell>
          <table:table-cell table:number-columns-repeated="3"/>
          <table:table-cell table:formula="of:=[.A44]" office:value-type="float" office:value="2900" calcext:value-type="float">
            <text:p>2900</text:p>
          </table:table-cell>
          <table:table-cell table:formula="of:=[.E44]" office:value-type="float" office:value="83.0351675177286" calcext:value-type="float">
            <text:p>83.035167517728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$B$4]*[.A45]/([.$B$2]^2)" office:value-type="float" office:value="30.975" calcext:value-type="float">
            <text:p>30.975</text:p>
          </table:table-cell>
          <table:table-cell table:formula="of:=EXP(-[.$B$7]*[.B45])" office:value-type="float" office:value="0.452158736843882" calcext:value-type="float">
            <text:p>0.452158736843882</text:p>
          </table:table-cell>
          <table:table-cell table:formula="of:=[.C45]*([.$F$2]-[.$F$1])" office:value-type="float" office:value="56.5198421054853" calcext:value-type="float">
            <text:p>56.5198421054853</text:p>
          </table:table-cell>
          <table:table-cell table:formula="of:=[.D45]+[.$F$1]" office:value-type="float" office:value="81.5198421054853" calcext:value-type="float">
            <text:p>81.5198421054853</text:p>
          </table:table-cell>
          <table:table-cell table:number-columns-repeated="3"/>
          <table:table-cell table:formula="of:=[.A45]" office:value-type="float" office:value="3000" calcext:value-type="float">
            <text:p>3000</text:p>
          </table:table-cell>
          <table:table-cell table:formula="of:=[.E45]" office:value-type="float" office:value="81.5198421054853" calcext:value-type="float">
            <text:p>81.51984210548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.$B$4]*[.A46]/([.$B$2]^2)" office:value-type="float" office:value="32.0075" calcext:value-type="float">
            <text:p>32.0075</text:p>
          </table:table-cell>
          <table:table-cell table:formula="of:=EXP(-[.$B$7]*[.B46])" office:value-type="float" office:value="0.440352660397251" calcext:value-type="float">
            <text:p>0.440352660397251</text:p>
          </table:table-cell>
          <table:table-cell table:formula="of:=[.C46]*([.$F$2]-[.$F$1])" office:value-type="float" office:value="55.0440825496564" calcext:value-type="float">
            <text:p>55.0440825496564</text:p>
          </table:table-cell>
          <table:table-cell table:formula="of:=[.D46]+[.$F$1]" office:value-type="float" office:value="80.0440825496564" calcext:value-type="float">
            <text:p>80.0440825496564</text:p>
          </table:table-cell>
          <table:table-cell table:number-columns-repeated="3"/>
          <table:table-cell table:formula="of:=[.A46]" office:value-type="float" office:value="3100" calcext:value-type="float">
            <text:p>3100</text:p>
          </table:table-cell>
          <table:table-cell table:formula="of:=[.E46]" office:value-type="float" office:value="80.0440825496564" calcext:value-type="float">
            <text:p>80.044082549656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$B$4]*[.A47]/([.$B$2]^2)" office:value-type="float" office:value="33.04" calcext:value-type="float">
            <text:p>33.04</text:p>
          </table:table-cell>
          <table:table-cell table:formula="of:=EXP(-[.$B$7]*[.B47])" office:value-type="float" office:value="0.42885484613756" calcext:value-type="float">
            <text:p>0.42885484613756</text:p>
          </table:table-cell>
          <table:table-cell table:formula="of:=[.C47]*([.$F$2]-[.$F$1])" office:value-type="float" office:value="53.606855767195" calcext:value-type="float">
            <text:p>53.606855767195</text:p>
          </table:table-cell>
          <table:table-cell table:formula="of:=[.D47]+[.$F$1]" office:value-type="float" office:value="78.606855767195" calcext:value-type="float">
            <text:p>78.606855767195</text:p>
          </table:table-cell>
          <table:table-cell table:number-columns-repeated="3"/>
          <table:table-cell table:formula="of:=[.A47]" office:value-type="float" office:value="3200" calcext:value-type="float">
            <text:p>3200</text:p>
          </table:table-cell>
          <table:table-cell table:formula="of:=[.E47]" office:value-type="float" office:value="78.606855767195" calcext:value-type="float">
            <text:p>78.60685576719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.$B$4]*[.A48]/([.$B$2]^2)" office:value-type="float" office:value="34.0725" calcext:value-type="float">
            <text:p>34.0725</text:p>
          </table:table-cell>
          <table:table-cell table:formula="of:=EXP(-[.$B$7]*[.B48])" office:value-type="float" office:value="0.417657245194694" calcext:value-type="float">
            <text:p>0.417657245194694</text:p>
          </table:table-cell>
          <table:table-cell table:formula="of:=[.C48]*([.$F$2]-[.$F$1])" office:value-type="float" office:value="52.2071556493367" calcext:value-type="float">
            <text:p>52.2071556493367</text:p>
          </table:table-cell>
          <table:table-cell table:formula="of:=[.D48]+[.$F$1]" office:value-type="float" office:value="77.2071556493367" calcext:value-type="float">
            <text:p>77.2071556493367</text:p>
          </table:table-cell>
          <table:table-cell table:number-columns-repeated="3"/>
          <table:table-cell table:formula="of:=[.A48]" office:value-type="float" office:value="3300" calcext:value-type="float">
            <text:p>3300</text:p>
          </table:table-cell>
          <table:table-cell table:formula="of:=[.E48]" office:value-type="float" office:value="77.2071556493367" calcext:value-type="float">
            <text:p>77.207155649336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[.$B$4]*[.A49]/([.$B$2]^2)" office:value-type="float" office:value="35.105" calcext:value-type="float">
            <text:p>35.105</text:p>
          </table:table-cell>
          <table:table-cell table:formula="of:=EXP(-[.$B$7]*[.B49])" office:value-type="float" office:value="0.406752018858305" calcext:value-type="float">
            <text:p>0.406752018858305</text:p>
          </table:table-cell>
          <table:table-cell table:formula="of:=[.C49]*([.$F$2]-[.$F$1])" office:value-type="float" office:value="50.8440023572882" calcext:value-type="float">
            <text:p>50.8440023572882</text:p>
          </table:table-cell>
          <table:table-cell table:formula="of:=[.D49]+[.$F$1]" office:value-type="float" office:value="75.8440023572882" calcext:value-type="float">
            <text:p>75.8440023572882</text:p>
          </table:table-cell>
          <table:table-cell table:number-columns-repeated="3"/>
          <table:table-cell table:formula="of:=[.A49]" office:value-type="float" office:value="3400" calcext:value-type="float">
            <text:p>3400</text:p>
          </table:table-cell>
          <table:table-cell table:formula="of:=[.E49]" office:value-type="float" office:value="75.8440023572882" calcext:value-type="float">
            <text:p>75.84400235728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$B$4]*[.A50]/([.$B$2]^2)" office:value-type="float" office:value="36.1375" calcext:value-type="float">
            <text:p>36.1375</text:p>
          </table:table-cell>
          <table:table-cell table:formula="of:=EXP(-[.$B$7]*[.B50])" office:value-type="float" office:value="0.396131533090448" calcext:value-type="float">
            <text:p>0.396131533090448</text:p>
          </table:table-cell>
          <table:table-cell table:formula="of:=[.C50]*([.$F$2]-[.$F$1])" office:value-type="float" office:value="49.516441636306" calcext:value-type="float">
            <text:p>49.516441636306</text:p>
          </table:table-cell>
          <table:table-cell table:formula="of:=[.D50]+[.$F$1]" office:value-type="float" office:value="74.516441636306" calcext:value-type="float">
            <text:p>74.516441636306</text:p>
          </table:table-cell>
          <table:table-cell table:number-columns-repeated="3"/>
          <table:table-cell table:formula="of:=[.A50]" office:value-type="float" office:value="3500" calcext:value-type="float">
            <text:p>3500</text:p>
          </table:table-cell>
          <table:table-cell table:formula="of:=[.E50]" office:value-type="float" office:value="74.516441636306" calcext:value-type="float">
            <text:p>74.51644163630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$B$4]*[.A51]/([.$B$2]^2)" office:value-type="float" office:value="37.17" calcext:value-type="float">
            <text:p>37.17</text:p>
          </table:table-cell>
          <table:table-cell table:formula="of:=EXP(-[.$B$7]*[.B51])" office:value-type="float" office:value="0.385788353181482" calcext:value-type="float">
            <text:p>0.385788353181482</text:p>
          </table:table-cell>
          <table:table-cell table:formula="of:=[.C51]*([.$F$2]-[.$F$1])" office:value-type="float" office:value="48.2235441476852" calcext:value-type="float">
            <text:p>48.2235441476852</text:p>
          </table:table-cell>
          <table:table-cell table:formula="of:=[.D51]+[.$F$1]" office:value-type="float" office:value="73.2235441476852" calcext:value-type="float">
            <text:p>73.2235441476852</text:p>
          </table:table-cell>
          <table:table-cell table:number-columns-repeated="3"/>
          <table:table-cell table:formula="of:=[.A51]" office:value-type="float" office:value="3600" calcext:value-type="float">
            <text:p>3600</text:p>
          </table:table-cell>
          <table:table-cell table:formula="of:=[.E51]" office:value-type="float" office:value="73.2235441476852" calcext:value-type="float">
            <text:p>73.22354414768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formula="of:=[.$B$4]*[.A52]/([.$B$2]^2)" office:value-type="float" office:value="38.2025" calcext:value-type="float">
            <text:p>38.2025</text:p>
          </table:table-cell>
          <table:table-cell table:formula="of:=EXP(-[.$B$7]*[.B52])" office:value-type="float" office:value="0.375715238545519" calcext:value-type="float">
            <text:p>0.375715238545519</text:p>
          </table:table-cell>
          <table:table-cell table:formula="of:=[.C52]*([.$F$2]-[.$F$1])" office:value-type="float" office:value="46.9644048181899" calcext:value-type="float">
            <text:p>46.9644048181899</text:p>
          </table:table-cell>
          <table:table-cell table:formula="of:=[.D52]+[.$F$1]" office:value-type="float" office:value="71.9644048181899" calcext:value-type="float">
            <text:p>71.9644048181899</text:p>
          </table:table-cell>
          <table:table-cell table:number-columns-repeated="3"/>
          <table:table-cell table:formula="of:=[.A52]" office:value-type="float" office:value="3700" calcext:value-type="float">
            <text:p>3700</text:p>
          </table:table-cell>
          <table:table-cell table:formula="of:=[.E52]" office:value-type="float" office:value="71.9644048181899" calcext:value-type="float">
            <text:p>71.96440481818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[.$B$4]*[.A53]/([.$B$2]^2)" office:value-type="float" office:value="39.235" calcext:value-type="float">
            <text:p>39.235</text:p>
          </table:table-cell>
          <table:table-cell table:formula="of:=EXP(-[.$B$7]*[.B53])" office:value-type="float" office:value="0.365905137651761" calcext:value-type="float">
            <text:p>0.365905137651761</text:p>
          </table:table-cell>
          <table:table-cell table:formula="of:=[.C53]*([.$F$2]-[.$F$1])" office:value-type="float" office:value="45.7381422064701" calcext:value-type="float">
            <text:p>45.7381422064701</text:p>
          </table:table-cell>
          <table:table-cell table:formula="of:=[.D53]+[.$F$1]" office:value-type="float" office:value="70.7381422064701" calcext:value-type="float">
            <text:p>70.7381422064701</text:p>
          </table:table-cell>
          <table:table-cell table:number-columns-repeated="3"/>
          <table:table-cell table:formula="of:=[.A53]" office:value-type="float" office:value="3800" calcext:value-type="float">
            <text:p>3800</text:p>
          </table:table-cell>
          <table:table-cell table:formula="of:=[.E53]" office:value-type="float" office:value="70.7381422064701" calcext:value-type="float">
            <text:p>70.738142206470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[.$B$4]*[.A54]/([.$B$2]^2)" office:value-type="float" office:value="40.2675" calcext:value-type="float">
            <text:p>40.2675</text:p>
          </table:table-cell>
          <table:table-cell table:formula="of:=EXP(-[.$B$7]*[.B54])" office:value-type="float" office:value="0.356351183088182" calcext:value-type="float">
            <text:p>0.356351183088182</text:p>
          </table:table-cell>
          <table:table-cell table:formula="of:=[.C54]*([.$F$2]-[.$F$1])" office:value-type="float" office:value="44.5438978860227" calcext:value-type="float">
            <text:p>44.5438978860227</text:p>
          </table:table-cell>
          <table:table-cell table:formula="of:=[.D54]+[.$F$1]" office:value-type="float" office:value="69.5438978860227" calcext:value-type="float">
            <text:p>69.5438978860227</text:p>
          </table:table-cell>
          <table:table-cell table:number-columns-repeated="3"/>
          <table:table-cell table:formula="of:=[.A54]" office:value-type="float" office:value="3900" calcext:value-type="float">
            <text:p>3900</text:p>
          </table:table-cell>
          <table:table-cell table:formula="of:=[.E54]" office:value-type="float" office:value="69.5438978860227" calcext:value-type="float">
            <text:p>69.54389788602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$B$4]*[.A55]/([.$B$2]^2)" office:value-type="float" office:value="41.3" calcext:value-type="float">
            <text:p>41.3</text:p>
          </table:table-cell>
          <table:table-cell table:formula="of:=EXP(-[.$B$7]*[.B55])" office:value-type="float" office:value="0.347046686754101" calcext:value-type="float">
            <text:p>0.347046686754101</text:p>
          </table:table-cell>
          <table:table-cell table:formula="of:=[.C55]*([.$F$2]-[.$F$1])" office:value-type="float" office:value="43.3808358442626" calcext:value-type="float">
            <text:p>43.3808358442626</text:p>
          </table:table-cell>
          <table:table-cell table:formula="of:=[.D55]+[.$F$1]" office:value-type="float" office:value="68.3808358442626" calcext:value-type="float">
            <text:p>68.3808358442626</text:p>
          </table:table-cell>
          <table:table-cell table:number-columns-repeated="3"/>
          <table:table-cell table:formula="of:=[.A55]" office:value-type="float" office:value="4000" calcext:value-type="float">
            <text:p>4000</text:p>
          </table:table-cell>
          <table:table-cell table:formula="of:=[.E55]" office:value-type="float" office:value="68.3808358442626" calcext:value-type="float">
            <text:p>68.380835844262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[.$B$4]*[.A56]/([.$B$2]^2)" office:value-type="float" office:value="42.3325" calcext:value-type="float">
            <text:p>42.3325</text:p>
          </table:table-cell>
          <table:table-cell table:formula="of:=EXP(-[.$B$7]*[.B56])" office:value-type="float" office:value="0.337985135178279" calcext:value-type="float">
            <text:p>0.337985135178279</text:p>
          </table:table-cell>
          <table:table-cell table:formula="of:=[.C56]*([.$F$2]-[.$F$1])" office:value-type="float" office:value="42.2481418972849" calcext:value-type="float">
            <text:p>42.2481418972849</text:p>
          </table:table-cell>
          <table:table-cell table:formula="of:=[.D56]+[.$F$1]" office:value-type="float" office:value="67.2481418972849" calcext:value-type="float">
            <text:p>67.2481418972849</text:p>
          </table:table-cell>
          <table:table-cell table:number-columns-repeated="3"/>
          <table:table-cell table:formula="of:=[.A56]" office:value-type="float" office:value="4100" calcext:value-type="float">
            <text:p>4100</text:p>
          </table:table-cell>
          <table:table-cell table:formula="of:=[.E56]" office:value-type="float" office:value="67.2481418972849" calcext:value-type="float">
            <text:p>67.248141897284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[.$B$4]*[.A57]/([.$B$2]^2)" office:value-type="float" office:value="43.365" calcext:value-type="float">
            <text:p>43.365</text:p>
          </table:table-cell>
          <table:table-cell table:formula="of:=EXP(-[.$B$7]*[.B57])" office:value-type="float" office:value="0.329160184959265" calcext:value-type="float">
            <text:p>0.329160184959265</text:p>
          </table:table-cell>
          <table:table-cell table:formula="of:=[.C57]*([.$F$2]-[.$F$1])" office:value-type="float" office:value="41.1450231199081" calcext:value-type="float">
            <text:p>41.1450231199081</text:p>
          </table:table-cell>
          <table:table-cell table:formula="of:=[.D57]+[.$F$1]" office:value-type="float" office:value="66.1450231199081" calcext:value-type="float">
            <text:p>66.1450231199081</text:p>
          </table:table-cell>
          <table:table-cell table:number-columns-repeated="3"/>
          <table:table-cell table:formula="of:=[.A57]" office:value-type="float" office:value="4200" calcext:value-type="float">
            <text:p>4200</text:p>
          </table:table-cell>
          <table:table-cell table:formula="of:=[.E57]" office:value-type="float" office:value="66.1450231199081" calcext:value-type="float">
            <text:p>66.145023119908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formula="of:=[.$B$4]*[.A58]/([.$B$2]^2)" office:value-type="float" office:value="44.3975" calcext:value-type="float">
            <text:p>44.3975</text:p>
          </table:table-cell>
          <table:table-cell table:formula="of:=EXP(-[.$B$7]*[.B58])" office:value-type="float" office:value="0.320565658324787" calcext:value-type="float">
            <text:p>0.320565658324787</text:p>
          </table:table-cell>
          <table:table-cell table:formula="of:=[.C58]*([.$F$2]-[.$F$1])" office:value-type="float" office:value="40.0707072905984" calcext:value-type="float">
            <text:p>40.0707072905984</text:p>
          </table:table-cell>
          <table:table-cell table:formula="of:=[.D58]+[.$F$1]" office:value-type="float" office:value="65.0707072905984" calcext:value-type="float">
            <text:p>65.0707072905984</text:p>
          </table:table-cell>
          <table:table-cell table:number-columns-repeated="3"/>
          <table:table-cell table:formula="of:=[.A58]" office:value-type="float" office:value="4300" calcext:value-type="float">
            <text:p>4300</text:p>
          </table:table-cell>
          <table:table-cell table:formula="of:=[.E58]" office:value-type="float" office:value="65.0707072905984" calcext:value-type="float">
            <text:p>65.070707290598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[.$B$4]*[.A59]/([.$B$2]^2)" office:value-type="float" office:value="45.43" calcext:value-type="float">
            <text:p>45.43</text:p>
          </table:table-cell>
          <table:table-cell table:formula="of:=EXP(-[.$B$7]*[.B59])" office:value-type="float" office:value="0.312195538807106" calcext:value-type="float">
            <text:p>0.312195538807106</text:p>
          </table:table-cell>
          <table:table-cell table:formula="of:=[.C59]*([.$F$2]-[.$F$1])" office:value-type="float" office:value="39.0244423508882" calcext:value-type="float">
            <text:p>39.0244423508882</text:p>
          </table:table-cell>
          <table:table-cell table:formula="of:=[.D59]+[.$F$1]" office:value-type="float" office:value="64.0244423508882" calcext:value-type="float">
            <text:p>64.0244423508882</text:p>
          </table:table-cell>
          <table:table-cell table:number-columns-repeated="3"/>
          <table:table-cell table:formula="of:=[.A59]" office:value-type="float" office:value="4400" calcext:value-type="float">
            <text:p>4400</text:p>
          </table:table-cell>
          <table:table-cell table:formula="of:=[.E59]" office:value-type="float" office:value="64.0244423508882" calcext:value-type="float">
            <text:p>64.024442350888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$B$4]*[.A60]/([.$B$2]^2)" office:value-type="float" office:value="46.4625" calcext:value-type="float">
            <text:p>46.4625</text:p>
          </table:table-cell>
          <table:table-cell table:formula="of:=EXP(-[.$B$7]*[.B60])" office:value-type="float" office:value="0.304043967031271" calcext:value-type="float">
            <text:p>0.304043967031271</text:p>
          </table:table-cell>
          <table:table-cell table:formula="of:=[.C60]*([.$F$2]-[.$F$1])" office:value-type="float" office:value="38.0054958789088" calcext:value-type="float">
            <text:p>38.0054958789088</text:p>
          </table:table-cell>
          <table:table-cell table:formula="of:=[.D60]+[.$F$1]" office:value-type="float" office:value="63.0054958789088" calcext:value-type="float">
            <text:p>63.0054958789088</text:p>
          </table:table-cell>
          <table:table-cell table:number-columns-repeated="3"/>
          <table:table-cell table:formula="of:=[.A60]" office:value-type="float" office:value="4500" calcext:value-type="float">
            <text:p>4500</text:p>
          </table:table-cell>
          <table:table-cell table:formula="of:=[.E60]" office:value-type="float" office:value="63.0054958789088" calcext:value-type="float">
            <text:p>63.005495878908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table:formula="of:=[.$B$4]*[.A61]/([.$B$2]^2)" office:value-type="float" office:value="47.495" calcext:value-type="float">
            <text:p>47.495</text:p>
          </table:table-cell>
          <table:table-cell table:formula="of:=EXP(-[.$B$7]*[.B61])" office:value-type="float" office:value="0.296105236613356" calcext:value-type="float">
            <text:p>0.296105236613356</text:p>
          </table:table-cell>
          <table:table-cell table:formula="of:=[.C61]*([.$F$2]-[.$F$1])" office:value-type="float" office:value="37.0131545766695" calcext:value-type="float">
            <text:p>37.0131545766695</text:p>
          </table:table-cell>
          <table:table-cell table:formula="of:=[.D61]+[.$F$1]" office:value-type="float" office:value="62.0131545766695" calcext:value-type="float">
            <text:p>62.0131545766695</text:p>
          </table:table-cell>
          <table:table-cell table:number-columns-repeated="3"/>
          <table:table-cell table:formula="of:=[.A61]" office:value-type="float" office:value="4600" calcext:value-type="float">
            <text:p>4600</text:p>
          </table:table-cell>
          <table:table-cell table:formula="of:=[.E61]" office:value-type="float" office:value="62.0131545766695" calcext:value-type="float">
            <text:p>62.013154576669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table:formula="of:=[.$B$4]*[.A62]/([.$B$2]^2)" office:value-type="float" office:value="48.5275" calcext:value-type="float">
            <text:p>48.5275</text:p>
          </table:table-cell>
          <table:table-cell table:formula="of:=EXP(-[.$B$7]*[.B62])" office:value-type="float" office:value="0.288373790165796" calcext:value-type="float">
            <text:p>0.288373790165796</text:p>
          </table:table-cell>
          <table:table-cell table:formula="of:=[.C62]*([.$F$2]-[.$F$1])" office:value-type="float" office:value="36.0467237707244" calcext:value-type="float">
            <text:p>36.0467237707244</text:p>
          </table:table-cell>
          <table:table-cell table:formula="of:=[.D62]+[.$F$1]" office:value-type="float" office:value="61.0467237707244" calcext:value-type="float">
            <text:p>61.0467237707244</text:p>
          </table:table-cell>
          <table:table-cell table:number-columns-repeated="3"/>
          <table:table-cell table:formula="of:=[.A62]" office:value-type="float" office:value="4700" calcext:value-type="float">
            <text:p>4700</text:p>
          </table:table-cell>
          <table:table-cell table:formula="of:=[.E62]" office:value-type="float" office:value="61.0467237707244" calcext:value-type="float">
            <text:p>61.046723770724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[.$B$4]*[.A63]/([.$B$2]^2)" office:value-type="float" office:value="49.56" calcext:value-type="float">
            <text:p>49.56</text:p>
          </table:table-cell>
          <table:table-cell table:formula="of:=EXP(-[.$B$7]*[.B63])" office:value-type="float" office:value="0.280844215407014" calcext:value-type="float">
            <text:p>0.280844215407014</text:p>
          </table:table-cell>
          <table:table-cell table:formula="of:=[.C63]*([.$F$2]-[.$F$1])" office:value-type="float" office:value="35.1055269258768" calcext:value-type="float">
            <text:p>35.1055269258768</text:p>
          </table:table-cell>
          <table:table-cell table:formula="of:=[.D63]+[.$F$1]" office:value-type="float" office:value="60.1055269258768" calcext:value-type="float">
            <text:p>60.1055269258768</text:p>
          </table:table-cell>
          <table:table-cell table:number-columns-repeated="3"/>
          <table:table-cell table:formula="of:=[.A63]" office:value-type="float" office:value="4800" calcext:value-type="float">
            <text:p>4800</text:p>
          </table:table-cell>
          <table:table-cell table:formula="of:=[.E63]" office:value-type="float" office:value="60.1055269258768" calcext:value-type="float">
            <text:p>60.105526925876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[.$B$4]*[.A64]/([.$B$2]^2)" office:value-type="float" office:value="50.5925" calcext:value-type="float">
            <text:p>50.5925</text:p>
          </table:table-cell>
          <table:table-cell table:formula="of:=EXP(-[.$B$7]*[.B64])" office:value-type="float" office:value="0.273511241372645" calcext:value-type="float">
            <text:p>0.273511241372645</text:p>
          </table:table-cell>
          <table:table-cell table:formula="of:=[.C64]*([.$F$2]-[.$F$1])" office:value-type="float" office:value="34.1889051715806" calcext:value-type="float">
            <text:p>34.1889051715806</text:p>
          </table:table-cell>
          <table:table-cell table:formula="of:=[.D64]+[.$F$1]" office:value-type="float" office:value="59.1889051715806" calcext:value-type="float">
            <text:p>59.1889051715806</text:p>
          </table:table-cell>
          <table:table-cell table:number-columns-repeated="3"/>
          <table:table-cell table:formula="of:=[.A64]" office:value-type="float" office:value="4900" calcext:value-type="float">
            <text:p>4900</text:p>
          </table:table-cell>
          <table:table-cell table:formula="of:=[.E64]" office:value-type="float" office:value="59.1889051715806" calcext:value-type="float">
            <text:p>59.18890517158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$B$4]*[.A65]/([.$B$2]^2)" office:value-type="float" office:value="51.625" calcext:value-type="float">
            <text:p>51.625</text:p>
          </table:table-cell>
          <table:table-cell table:formula="of:=EXP(-[.$B$7]*[.B65])" office:value-type="float" office:value="0.26636973472567" calcext:value-type="float">
            <text:p>0.26636973472567</text:p>
          </table:table-cell>
          <table:table-cell table:formula="of:=[.C65]*([.$F$2]-[.$F$1])" office:value-type="float" office:value="33.2962168407087" calcext:value-type="float">
            <text:p>33.2962168407087</text:p>
          </table:table-cell>
          <table:table-cell table:formula="of:=[.D65]+[.$F$1]" office:value-type="float" office:value="58.2962168407087" calcext:value-type="float">
            <text:p>58.2962168407087</text:p>
          </table:table-cell>
          <table:table-cell table:number-columns-repeated="3"/>
          <table:table-cell table:formula="of:=[.A65]" office:value-type="float" office:value="5000" calcext:value-type="float">
            <text:p>5000</text:p>
          </table:table-cell>
          <table:table-cell table:formula="of:=[.E65]" office:value-type="float" office:value="58.2962168407087" calcext:value-type="float">
            <text:p>58.296216840708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[.$B$4]*[.A66]/([.$B$2]^2)" office:value-type="float" office:value="52.6575" calcext:value-type="float">
            <text:p>52.6575</text:p>
          </table:table-cell>
          <table:table-cell table:formula="of:=EXP(-[.$B$7]*[.B66])" office:value-type="float" office:value="0.259414696162905" calcext:value-type="float">
            <text:p>0.259414696162905</text:p>
          </table:table-cell>
          <table:table-cell table:formula="of:=[.C66]*([.$F$2]-[.$F$1])" office:value-type="float" office:value="32.4268370203631" calcext:value-type="float">
            <text:p>32.4268370203631</text:p>
          </table:table-cell>
          <table:table-cell table:formula="of:=[.D66]+[.$F$1]" office:value-type="float" office:value="57.4268370203631" calcext:value-type="float">
            <text:p>57.4268370203631</text:p>
          </table:table-cell>
          <table:table-cell table:number-columns-repeated="3"/>
          <table:table-cell table:formula="of:=[.A66]" office:value-type="float" office:value="5100" calcext:value-type="float">
            <text:p>5100</text:p>
          </table:table-cell>
          <table:table-cell table:formula="of:=[.E66]" office:value-type="float" office:value="57.4268370203631" calcext:value-type="float">
            <text:p>57.426837020363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[.$B$4]*[.A67]/([.$B$2]^2)" office:value-type="float" office:value="53.69" calcext:value-type="float">
            <text:p>53.69</text:p>
          </table:table-cell>
          <table:table-cell table:formula="of:=EXP(-[.$B$7]*[.B67])" office:value-type="float" office:value="0.252641256915315" calcext:value-type="float">
            <text:p>0.252641256915315</text:p>
          </table:table-cell>
          <table:table-cell table:formula="of:=[.C67]*([.$F$2]-[.$F$1])" office:value-type="float" office:value="31.5801571144144" calcext:value-type="float">
            <text:p>31.5801571144144</text:p>
          </table:table-cell>
          <table:table-cell table:formula="of:=[.D67]+[.$F$1]" office:value-type="float" office:value="56.5801571144144" calcext:value-type="float">
            <text:p>56.5801571144144</text:p>
          </table:table-cell>
          <table:table-cell table:number-columns-repeated="3"/>
          <table:table-cell table:formula="of:=[.A67]" office:value-type="float" office:value="5200" calcext:value-type="float">
            <text:p>5200</text:p>
          </table:table-cell>
          <table:table-cell table:formula="of:=[.E67]" office:value-type="float" office:value="56.5801571144144" calcext:value-type="float">
            <text:p>56.580157114414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formula="of:=[.$B$4]*[.A68]/([.$B$2]^2)" office:value-type="float" office:value="54.7225" calcext:value-type="float">
            <text:p>54.7225</text:p>
          </table:table-cell>
          <table:table-cell table:formula="of:=EXP(-[.$B$7]*[.B68])" office:value-type="float" office:value="0.246044675339706" calcext:value-type="float">
            <text:p>0.246044675339706</text:p>
          </table:table-cell>
          <table:table-cell table:formula="of:=[.C68]*([.$F$2]-[.$F$1])" office:value-type="float" office:value="30.7555844174632" calcext:value-type="float">
            <text:p>30.7555844174632</text:p>
          </table:table-cell>
          <table:table-cell table:formula="of:=[.D68]+[.$F$1]" office:value-type="float" office:value="55.7555844174632" calcext:value-type="float">
            <text:p>55.7555844174632</text:p>
          </table:table-cell>
          <table:table-cell table:number-columns-repeated="3"/>
          <table:table-cell table:formula="of:=[.A68]" office:value-type="float" office:value="5300" calcext:value-type="float">
            <text:p>5300</text:p>
          </table:table-cell>
          <table:table-cell table:formula="of:=[.E68]" office:value-type="float" office:value="55.7555844174632" calcext:value-type="float">
            <text:p>55.755584417463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table:formula="of:=[.$B$4]*[.A69]/([.$B$2]^2)" office:value-type="float" office:value="55.755" calcext:value-type="float">
            <text:p>55.755</text:p>
          </table:table-cell>
          <table:table-cell table:formula="of:=EXP(-[.$B$7]*[.B69])" office:value-type="float" office:value="0.239620333599406" calcext:value-type="float">
            <text:p>0.239620333599406</text:p>
          </table:table-cell>
          <table:table-cell table:formula="of:=[.C69]*([.$F$2]-[.$F$1])" office:value-type="float" office:value="29.9525416999258" calcext:value-type="float">
            <text:p>29.9525416999258</text:p>
          </table:table-cell>
          <table:table-cell table:formula="of:=[.D69]+[.$F$1]" office:value-type="float" office:value="54.9525416999258" calcext:value-type="float">
            <text:p>54.9525416999258</text:p>
          </table:table-cell>
          <table:table-cell table:number-columns-repeated="3"/>
          <table:table-cell table:formula="of:=[.A69]" office:value-type="float" office:value="5400" calcext:value-type="float">
            <text:p>5400</text:p>
          </table:table-cell>
          <table:table-cell table:formula="of:=[.E69]" office:value-type="float" office:value="54.9525416999258" calcext:value-type="float">
            <text:p>54.952541699925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$B$4]*[.A70]/([.$B$2]^2)" office:value-type="float" office:value="56.7875" calcext:value-type="float">
            <text:p>56.7875</text:p>
          </table:table-cell>
          <table:table-cell table:formula="of:=EXP(-[.$B$7]*[.B70])" office:value-type="float" office:value="0.233363734431626" calcext:value-type="float">
            <text:p>0.233363734431626</text:p>
          </table:table-cell>
          <table:table-cell table:formula="of:=[.C70]*([.$F$2]-[.$F$1])" office:value-type="float" office:value="29.1704668039533" calcext:value-type="float">
            <text:p>29.1704668039533</text:p>
          </table:table-cell>
          <table:table-cell table:formula="of:=[.D70]+[.$F$1]" office:value-type="float" office:value="54.1704668039533" calcext:value-type="float">
            <text:p>54.1704668039533</text:p>
          </table:table-cell>
          <table:table-cell table:number-columns-repeated="3"/>
          <table:table-cell table:formula="of:=[.A70]" office:value-type="float" office:value="5500" calcext:value-type="float">
            <text:p>5500</text:p>
          </table:table-cell>
          <table:table-cell table:formula="of:=[.E70]" office:value-type="float" office:value="54.1704668039533" calcext:value-type="float">
            <text:p>54.170466803953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[.$B$4]*[.A71]/([.$B$2]^2)" office:value-type="float" office:value="57.82" calcext:value-type="float">
            <text:p>57.82</text:p>
          </table:table-cell>
          <table:table-cell table:formula="of:=EXP(-[.$B$7]*[.B71])" office:value-type="float" office:value="0.227270497999213" calcext:value-type="float">
            <text:p>0.227270497999213</text:p>
          </table:table-cell>
          <table:table-cell table:formula="of:=[.C71]*([.$F$2]-[.$F$1])" office:value-type="float" office:value="28.4088122499016" calcext:value-type="float">
            <text:p>28.4088122499016</text:p>
          </table:table-cell>
          <table:table-cell table:formula="of:=[.D71]+[.$F$1]" office:value-type="float" office:value="53.4088122499016" calcext:value-type="float">
            <text:p>53.4088122499016</text:p>
          </table:table-cell>
          <table:table-cell table:number-columns-repeated="3"/>
          <table:table-cell table:formula="of:=[.A71]" office:value-type="float" office:value="5600" calcext:value-type="float">
            <text:p>5600</text:p>
          </table:table-cell>
          <table:table-cell table:formula="of:=[.E71]" office:value-type="float" office:value="53.4088122499016" calcext:value-type="float">
            <text:p>53.408812249901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[.$B$4]*[.A72]/([.$B$2]^2)" office:value-type="float" office:value="58.8525" calcext:value-type="float">
            <text:p>58.8525</text:p>
          </table:table-cell>
          <table:table-cell table:formula="of:=EXP(-[.$B$7]*[.B72])" office:value-type="float" office:value="0.221336358824614" calcext:value-type="float">
            <text:p>0.221336358824614</text:p>
          </table:table-cell>
          <table:table-cell table:formula="of:=[.C72]*([.$F$2]-[.$F$1])" office:value-type="float" office:value="27.6670448530767" calcext:value-type="float">
            <text:p>27.6670448530767</text:p>
          </table:table-cell>
          <table:table-cell table:formula="of:=[.D72]+[.$F$1]" office:value-type="float" office:value="52.6670448530767" calcext:value-type="float">
            <text:p>52.6670448530767</text:p>
          </table:table-cell>
          <table:table-cell table:number-columns-repeated="3"/>
          <table:table-cell table:formula="of:=[.A72]" office:value-type="float" office:value="5700" calcext:value-type="float">
            <text:p>5700</text:p>
          </table:table-cell>
          <table:table-cell table:formula="of:=[.E72]" office:value-type="float" office:value="52.6670448530767" calcext:value-type="float">
            <text:p>52.667044853076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[.$B$4]*[.A73]/([.$B$2]^2)" office:value-type="float" office:value="59.885" calcext:value-type="float">
            <text:p>59.885</text:p>
          </table:table-cell>
          <table:table-cell table:formula="of:=EXP(-[.$B$7]*[.B73])" office:value-type="float" office:value="0.215557162803892" calcext:value-type="float">
            <text:p>0.215557162803892</text:p>
          </table:table-cell>
          <table:table-cell table:formula="of:=[.C73]*([.$F$2]-[.$F$1])" office:value-type="float" office:value="26.9446453504866" calcext:value-type="float">
            <text:p>26.9446453504866</text:p>
          </table:table-cell>
          <table:table-cell table:formula="of:=[.D73]+[.$F$1]" office:value-type="float" office:value="51.9446453504866" calcext:value-type="float">
            <text:p>51.9446453504866</text:p>
          </table:table-cell>
          <table:table-cell table:number-columns-repeated="3"/>
          <table:table-cell table:formula="of:=[.A73]" office:value-type="float" office:value="5800" calcext:value-type="float">
            <text:p>5800</text:p>
          </table:table-cell>
          <table:table-cell table:formula="of:=[.E73]" office:value-type="float" office:value="51.9446453504866" calcext:value-type="float">
            <text:p>51.944645350486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[.$B$4]*[.A74]/([.$B$2]^2)" office:value-type="float" office:value="60.9175" calcext:value-type="float">
            <text:p>60.9175</text:p>
          </table:table-cell>
          <table:table-cell table:formula="of:=EXP(-[.$B$7]*[.B74])" office:value-type="float" office:value="0.209928864298714" calcext:value-type="float">
            <text:p>0.209928864298714</text:p>
          </table:table-cell>
          <table:table-cell table:formula="of:=[.C74]*([.$F$2]-[.$F$1])" office:value-type="float" office:value="26.2411080373393" calcext:value-type="float">
            <text:p>26.2411080373393</text:p>
          </table:table-cell>
          <table:table-cell table:formula="of:=[.D74]+[.$F$1]" office:value-type="float" office:value="51.2411080373393" calcext:value-type="float">
            <text:p>51.2411080373393</text:p>
          </table:table-cell>
          <table:table-cell table:number-columns-repeated="3"/>
          <table:table-cell table:formula="of:=[.A74]" office:value-type="float" office:value="5900" calcext:value-type="float">
            <text:p>5900</text:p>
          </table:table-cell>
          <table:table-cell table:formula="of:=[.E74]" office:value-type="float" office:value="51.2411080373393" calcext:value-type="float">
            <text:p>51.241108037339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$B$4]*[.A75]/([.$B$2]^2)" office:value-type="float" office:value="61.95" calcext:value-type="float">
            <text:p>61.95</text:p>
          </table:table-cell>
          <table:table-cell table:formula="of:=EXP(-[.$B$7]*[.B75])" office:value-type="float" office:value="0.204447523304255" calcext:value-type="float">
            <text:p>0.204447523304255</text:p>
          </table:table-cell>
          <table:table-cell table:formula="of:=[.C75]*([.$F$2]-[.$F$1])" office:value-type="float" office:value="25.5559404130319" calcext:value-type="float">
            <text:p>25.5559404130319</text:p>
          </table:table-cell>
          <table:table-cell table:formula="of:=[.D75]+[.$F$1]" office:value-type="float" office:value="50.5559404130319" calcext:value-type="float">
            <text:p>50.5559404130319</text:p>
          </table:table-cell>
          <table:table-cell table:number-columns-repeated="3"/>
          <table:table-cell table:formula="of:=[.A75]" office:value-type="float" office:value="6000" calcext:value-type="float">
            <text:p>6000</text:p>
          </table:table-cell>
          <table:table-cell table:formula="of:=[.E75]" office:value-type="float" office:value="50.5559404130319" calcext:value-type="float">
            <text:p>50.555940413031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table:formula="of:=[.$B$4]*[.A76]/([.$B$2]^2)" office:value-type="float" office:value="62.9825" calcext:value-type="float">
            <text:p>62.9825</text:p>
          </table:table-cell>
          <table:table-cell table:formula="of:=EXP(-[.$B$7]*[.B76])" office:value-type="float" office:value="0.199109302691064" calcext:value-type="float">
            <text:p>0.199109302691064</text:p>
          </table:table-cell>
          <table:table-cell table:formula="of:=[.C76]*([.$F$2]-[.$F$1])" office:value-type="float" office:value="24.888662836383" calcext:value-type="float">
            <text:p>24.888662836383</text:p>
          </table:table-cell>
          <table:table-cell table:formula="of:=[.D76]+[.$F$1]" office:value-type="float" office:value="49.888662836383" calcext:value-type="float">
            <text:p>49.888662836383</text:p>
          </table:table-cell>
          <table:table-cell table:number-columns-repeated="3"/>
          <table:table-cell table:formula="of:=[.A76]" office:value-type="float" office:value="6100" calcext:value-type="float">
            <text:p>6100</text:p>
          </table:table-cell>
          <table:table-cell table:formula="of:=[.E76]" office:value-type="float" office:value="49.888662836383" calcext:value-type="float">
            <text:p>49.88866283638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formula="of:=[.$B$4]*[.A77]/([.$B$2]^2)" office:value-type="float" office:value="64.015" calcext:value-type="float">
            <text:p>64.015</text:p>
          </table:table-cell>
          <table:table-cell table:formula="of:=EXP(-[.$B$7]*[.B77])" office:value-type="float" office:value="0.193910465518937" calcext:value-type="float">
            <text:p>0.193910465518937</text:p>
          </table:table-cell>
          <table:table-cell table:formula="of:=[.C77]*([.$F$2]-[.$F$1])" office:value-type="float" office:value="24.2388081898671" calcext:value-type="float">
            <text:p>24.2388081898671</text:p>
          </table:table-cell>
          <table:table-cell table:formula="of:=[.D77]+[.$F$1]" office:value-type="float" office:value="49.2388081898671" calcext:value-type="float">
            <text:p>49.2388081898671</text:p>
          </table:table-cell>
          <table:table-cell table:number-columns-repeated="3"/>
          <table:table-cell table:formula="of:=[.A77]" office:value-type="float" office:value="6200" calcext:value-type="float">
            <text:p>6200</text:p>
          </table:table-cell>
          <table:table-cell table:formula="of:=[.E77]" office:value-type="float" office:value="49.2388081898671" calcext:value-type="float">
            <text:p>49.238808189867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formula="of:=[.$B$4]*[.A78]/([.$B$2]^2)" office:value-type="float" office:value="65.0475" calcext:value-type="float">
            <text:p>65.0475</text:p>
          </table:table-cell>
          <table:table-cell table:formula="of:=EXP(-[.$B$7]*[.B78])" office:value-type="float" office:value="0.188847372420928" calcext:value-type="float">
            <text:p>0.188847372420928</text:p>
          </table:table-cell>
          <table:table-cell table:formula="of:=[.C78]*([.$F$2]-[.$F$1])" office:value-type="float" office:value="23.6059215526161" calcext:value-type="float">
            <text:p>23.6059215526161</text:p>
          </table:table-cell>
          <table:table-cell table:formula="of:=[.D78]+[.$F$1]" office:value-type="float" office:value="48.6059215526161" calcext:value-type="float">
            <text:p>48.6059215526161</text:p>
          </table:table-cell>
          <table:table-cell table:number-columns-repeated="3"/>
          <table:table-cell table:formula="of:=[.A78]" office:value-type="float" office:value="6300" calcext:value-type="float">
            <text:p>6300</text:p>
          </table:table-cell>
          <table:table-cell table:formula="of:=[.E78]" office:value-type="float" office:value="48.6059215526161" calcext:value-type="float">
            <text:p>48.605921552616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[.$B$4]*[.A79]/([.$B$2]^2)" office:value-type="float" office:value="66.08" calcext:value-type="float">
            <text:p>66.08</text:p>
          </table:table-cell>
          <table:table-cell table:formula="of:=EXP(-[.$B$7]*[.B79])" office:value-type="float" office:value="0.18391647905567" calcext:value-type="float">
            <text:p>0.18391647905567</text:p>
          </table:table-cell>
          <table:table-cell table:formula="of:=[.C79]*([.$F$2]-[.$F$1])" office:value-type="float" office:value="22.9895598819588" calcext:value-type="float">
            <text:p>22.9895598819588</text:p>
          </table:table-cell>
          <table:table-cell table:formula="of:=[.D79]+[.$F$1]" office:value-type="float" office:value="47.9895598819588" calcext:value-type="float">
            <text:p>47.9895598819588</text:p>
          </table:table-cell>
          <table:table-cell table:number-columns-repeated="3"/>
          <table:table-cell table:formula="of:=[.A79]" office:value-type="float" office:value="6400" calcext:value-type="float">
            <text:p>6400</text:p>
          </table:table-cell>
          <table:table-cell table:formula="of:=[.E79]" office:value-type="float" office:value="47.9895598819588" calcext:value-type="float">
            <text:p>47.989559881958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[.$B$4]*[.A80]/([.$B$2]^2)" office:value-type="float" office:value="67.1125" calcext:value-type="float">
            <text:p>67.1125</text:p>
          </table:table-cell>
          <table:table-cell table:formula="of:=EXP(-[.$B$7]*[.B80])" office:value-type="float" office:value="0.179114333626208" calcext:value-type="float">
            <text:p>0.179114333626208</text:p>
          </table:table-cell>
          <table:table-cell table:formula="of:=[.C80]*([.$F$2]-[.$F$1])" office:value-type="float" office:value="22.3892917032759" calcext:value-type="float">
            <text:p>22.3892917032759</text:p>
          </table:table-cell>
          <table:table-cell table:formula="of:=[.D80]+[.$F$1]" office:value-type="float" office:value="47.3892917032759" calcext:value-type="float">
            <text:p>47.3892917032759</text:p>
          </table:table-cell>
          <table:table-cell table:number-columns-repeated="3"/>
          <table:table-cell table:formula="of:=[.A80]" office:value-type="float" office:value="6500" calcext:value-type="float">
            <text:p>6500</text:p>
          </table:table-cell>
          <table:table-cell table:formula="of:=[.E80]" office:value-type="float" office:value="47.3892917032759" calcext:value-type="float">
            <text:p>47.389291703275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[.$B$4]*[.A81]/([.$B$2]^2)" office:value-type="float" office:value="68.145" calcext:value-type="float">
            <text:p>68.145</text:p>
          </table:table-cell>
          <table:table-cell table:formula="of:=EXP(-[.$B$7]*[.B81])" office:value-type="float" office:value="0.174437574463621" calcext:value-type="float">
            <text:p>0.174437574463621</text:p>
          </table:table-cell>
          <table:table-cell table:formula="of:=[.C81]*([.$F$2]-[.$F$1])" office:value-type="float" office:value="21.8046968079526" calcext:value-type="float">
            <text:p>21.8046968079526</text:p>
          </table:table-cell>
          <table:table-cell table:formula="of:=[.D81]+[.$F$1]" office:value-type="float" office:value="46.8046968079526" calcext:value-type="float">
            <text:p>46.8046968079526</text:p>
          </table:table-cell>
          <table:table-cell table:number-columns-repeated="3"/>
          <table:table-cell table:formula="of:=[.A81]" office:value-type="float" office:value="6600" calcext:value-type="float">
            <text:p>6600</text:p>
          </table:table-cell>
          <table:table-cell table:formula="of:=[.E81]" office:value-type="float" office:value="46.8046968079526" calcext:value-type="float">
            <text:p>46.804696807952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table:formula="of:=[.$B$4]*[.A82]/([.$B$2]^2)" office:value-type="float" office:value="69.1775" calcext:value-type="float">
            <text:p>69.1775</text:p>
          </table:table-cell>
          <table:table-cell table:formula="of:=EXP(-[.$B$7]*[.B82])" office:value-type="float" office:value="0.16988292767374" calcext:value-type="float">
            <text:p>0.16988292767374</text:p>
          </table:table-cell>
          <table:table-cell table:formula="of:=[.C82]*([.$F$2]-[.$F$1])" office:value-type="float" office:value="21.2353659592175" calcext:value-type="float">
            <text:p>21.2353659592175</text:p>
          </table:table-cell>
          <table:table-cell table:formula="of:=[.D82]+[.$F$1]" office:value-type="float" office:value="46.2353659592175" calcext:value-type="float">
            <text:p>46.2353659592175</text:p>
          </table:table-cell>
          <table:table-cell table:number-columns-repeated="3"/>
          <table:table-cell table:formula="of:=[.A82]" office:value-type="float" office:value="6700" calcext:value-type="float">
            <text:p>6700</text:p>
          </table:table-cell>
          <table:table-cell table:formula="of:=[.E82]" office:value-type="float" office:value="46.2353659592175" calcext:value-type="float">
            <text:p>46.235365959217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[.$B$4]*[.A83]/([.$B$2]^2)" office:value-type="float" office:value="70.21" calcext:value-type="float">
            <text:p>70.21</text:p>
          </table:table-cell>
          <table:table-cell table:formula="of:=EXP(-[.$B$7]*[.B83])" office:value-type="float" office:value="0.165447204845307" calcext:value-type="float">
            <text:p>0.165447204845307</text:p>
          </table:table-cell>
          <table:table-cell table:formula="of:=[.C83]*([.$F$2]-[.$F$1])" office:value-type="float" office:value="20.6809006056634" calcext:value-type="float">
            <text:p>20.6809006056634</text:p>
          </table:table-cell>
          <table:table-cell table:formula="of:=[.D83]+[.$F$1]" office:value-type="float" office:value="45.6809006056634" calcext:value-type="float">
            <text:p>45.6809006056634</text:p>
          </table:table-cell>
          <table:table-cell table:number-columns-repeated="3"/>
          <table:table-cell table:formula="of:=[.A83]" office:value-type="float" office:value="6800" calcext:value-type="float">
            <text:p>6800</text:p>
          </table:table-cell>
          <table:table-cell table:formula="of:=[.E83]" office:value-type="float" office:value="45.6809006056634" calcext:value-type="float">
            <text:p>45.680900605663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[.$B$4]*[.A84]/([.$B$2]^2)" office:value-type="float" office:value="71.2425" calcext:value-type="float">
            <text:p>71.2425</text:p>
          </table:table-cell>
          <table:table-cell table:formula="of:=EXP(-[.$B$7]*[.B84])" office:value-type="float" office:value="0.161127300817975" calcext:value-type="float">
            <text:p>0.161127300817975</text:p>
          </table:table-cell>
          <table:table-cell table:formula="of:=[.C84]*([.$F$2]-[.$F$1])" office:value-type="float" office:value="20.1409126022469" calcext:value-type="float">
            <text:p>20.1409126022469</text:p>
          </table:table-cell>
          <table:table-cell table:formula="of:=[.D84]+[.$F$1]" office:value-type="float" office:value="45.1409126022469" calcext:value-type="float">
            <text:p>45.1409126022469</text:p>
          </table:table-cell>
          <table:table-cell table:number-columns-repeated="3"/>
          <table:table-cell table:formula="of:=[.A84]" office:value-type="float" office:value="6900" calcext:value-type="float">
            <text:p>6900</text:p>
          </table:table-cell>
          <table:table-cell table:formula="of:=[.E84]" office:value-type="float" office:value="45.1409126022469" calcext:value-type="float">
            <text:p>45.14091260224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$B$4]*[.A85]/([.$B$2]^2)" office:value-type="float" office:value="72.275" calcext:value-type="float">
            <text:p>72.275</text:p>
          </table:table-cell>
          <table:table-cell table:formula="of:=EXP(-[.$B$7]*[.B85])" office:value-type="float" office:value="0.156920191508589" calcext:value-type="float">
            <text:p>0.156920191508589</text:p>
          </table:table-cell>
          <table:table-cell table:formula="of:=[.C85]*([.$F$2]-[.$F$1])" office:value-type="float" office:value="19.6150239385736" calcext:value-type="float">
            <text:p>19.6150239385736</text:p>
          </table:table-cell>
          <table:table-cell table:formula="of:=[.D85]+[.$F$1]" office:value-type="float" office:value="44.6150239385736" calcext:value-type="float">
            <text:p>44.6150239385736</text:p>
          </table:table-cell>
          <table:table-cell table:number-columns-repeated="3"/>
          <table:table-cell table:formula="of:=[.A85]" office:value-type="float" office:value="7000" calcext:value-type="float">
            <text:p>7000</text:p>
          </table:table-cell>
          <table:table-cell table:formula="of:=[.E85]" office:value-type="float" office:value="44.6150239385736" calcext:value-type="float">
            <text:p>44.6150239385736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table:formula="of:=[.$B$4]*[.A86]/([.$B$2]^2)" office:value-type="float" office:value="73.3075" calcext:value-type="float">
            <text:p>73.3075</text:p>
          </table:table-cell>
          <table:table-cell table:formula="of:=EXP(-[.$B$7]*[.B86])" office:value-type="float" office:value="0.15282293179422" calcext:value-type="float">
            <text:p>0.15282293179422</text:p>
          </table:table-cell>
          <table:table-cell table:formula="of:=[.C86]*([.$F$2]-[.$F$1])" office:value-type="float" office:value="19.1028664742775" calcext:value-type="float">
            <text:p>19.1028664742775</text:p>
          </table:table-cell>
          <table:table-cell table:formula="of:=[.D86]+[.$F$1]" office:value-type="float" office:value="44.1028664742775" calcext:value-type="float">
            <text:p>44.1028664742775</text:p>
          </table:table-cell>
          <table:table-cell table:number-columns-repeated="3"/>
          <table:table-cell table:formula="of:=[.A86]" office:value-type="float" office:value="7100" calcext:value-type="float">
            <text:p>7100</text:p>
          </table:table-cell>
          <table:table-cell table:formula="of:=[.E86]" office:value-type="float" office:value="44.1028664742775" calcext:value-type="float">
            <text:p>44.102866474277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[.$B$4]*[.A87]/([.$B$2]^2)" office:value-type="float" office:value="74.34" calcext:value-type="float">
            <text:p>74.34</text:p>
          </table:table-cell>
          <table:table-cell table:formula="of:=EXP(-[.$B$7]*[.B87])" office:value-type="float" office:value="0.14883265345048" calcext:value-type="float">
            <text:p>0.14883265345048</text:p>
          </table:table-cell>
          <table:table-cell table:formula="of:=[.C87]*([.$F$2]-[.$F$1])" office:value-type="float" office:value="18.60408168131" calcext:value-type="float">
            <text:p>18.60408168131</text:p>
          </table:table-cell>
          <table:table-cell table:formula="of:=[.D87]+[.$F$1]" office:value-type="float" office:value="43.60408168131" calcext:value-type="float">
            <text:p>43.60408168131</text:p>
          </table:table-cell>
          <table:table-cell table:number-columns-repeated="3"/>
          <table:table-cell table:formula="of:=[.A87]" office:value-type="float" office:value="7200" calcext:value-type="float">
            <text:p>7200</text:p>
          </table:table-cell>
          <table:table-cell table:formula="of:=[.E87]" office:value-type="float" office:value="43.60408168131" calcext:value-type="float">
            <text:p>43.6040816813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table:formula="of:=[.$B$4]*[.A88]/([.$B$2]^2)" office:value-type="float" office:value="75.3725" calcext:value-type="float">
            <text:p>75.3725</text:p>
          </table:table-cell>
          <table:table-cell table:formula="of:=EXP(-[.$B$7]*[.B88])" office:value-type="float" office:value="0.144946563143663" calcext:value-type="float">
            <text:p>0.144946563143663</text:p>
          </table:table-cell>
          <table:table-cell table:formula="of:=[.C88]*([.$F$2]-[.$F$1])" office:value-type="float" office:value="18.1183203929579" calcext:value-type="float">
            <text:p>18.1183203929579</text:p>
          </table:table-cell>
          <table:table-cell table:formula="of:=[.D88]+[.$F$1]" office:value-type="float" office:value="43.1183203929579" calcext:value-type="float">
            <text:p>43.1183203929579</text:p>
          </table:table-cell>
          <table:table-cell table:number-columns-repeated="3"/>
          <table:table-cell table:formula="of:=[.A88]" office:value-type="float" office:value="7300" calcext:value-type="float">
            <text:p>7300</text:p>
          </table:table-cell>
          <table:table-cell table:formula="of:=[.E88]" office:value-type="float" office:value="43.1183203929579" calcext:value-type="float">
            <text:p>43.118320392957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[.$B$4]*[.A89]/([.$B$2]^2)" office:value-type="float" office:value="76.405" calcext:value-type="float">
            <text:p>76.405</text:p>
          </table:table-cell>
          <table:table-cell table:formula="of:=EXP(-[.$B$7]*[.B89])" office:value-type="float" office:value="0.141161940475316" calcext:value-type="float">
            <text:p>0.141161940475316</text:p>
          </table:table-cell>
          <table:table-cell table:formula="of:=[.C89]*([.$F$2]-[.$F$1])" office:value-type="float" office:value="17.6452425594145" calcext:value-type="float">
            <text:p>17.6452425594145</text:p>
          </table:table-cell>
          <table:table-cell table:formula="of:=[.D89]+[.$F$1]" office:value-type="float" office:value="42.6452425594145" calcext:value-type="float">
            <text:p>42.6452425594145</text:p>
          </table:table-cell>
          <table:table-cell table:number-columns-repeated="3"/>
          <table:table-cell table:formula="of:=[.A89]" office:value-type="float" office:value="7400" calcext:value-type="float">
            <text:p>7400</text:p>
          </table:table-cell>
          <table:table-cell table:formula="of:=[.E89]" office:value-type="float" office:value="42.6452425594145" calcext:value-type="float">
            <text:p>42.645242559414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[.$B$4]*[.A90]/([.$B$2]^2)" office:value-type="float" office:value="77.4375" calcext:value-type="float">
            <text:p>77.4375</text:p>
          </table:table-cell>
          <table:table-cell table:formula="of:=EXP(-[.$B$7]*[.B90])" office:value-type="float" office:value="0.137476136077862" calcext:value-type="float">
            <text:p>0.137476136077862</text:p>
          </table:table-cell>
          <table:table-cell table:formula="of:=[.C90]*([.$F$2]-[.$F$1])" office:value-type="float" office:value="17.1845170097328" calcext:value-type="float">
            <text:p>17.1845170097328</text:p>
          </table:table-cell>
          <table:table-cell table:formula="of:=[.D90]+[.$F$1]" office:value-type="float" office:value="42.1845170097328" calcext:value-type="float">
            <text:p>42.1845170097328</text:p>
          </table:table-cell>
          <table:table-cell table:number-columns-repeated="3"/>
          <table:table-cell table:formula="of:=[.A90]" office:value-type="float" office:value="7500" calcext:value-type="float">
            <text:p>7500</text:p>
          </table:table-cell>
          <table:table-cell table:formula="of:=[.E90]" office:value-type="float" office:value="42.1845170097328" calcext:value-type="float">
            <text:p>42.184517009732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table:formula="of:=[.$B$4]*[.A91]/([.$B$2]^2)" office:value-type="float" office:value="78.47" calcext:value-type="float">
            <text:p>78.47</text:p>
          </table:table-cell>
          <table:table-cell table:formula="of:=EXP(-[.$B$7]*[.B91])" office:value-type="float" office:value="0.133886569759954" calcext:value-type="float">
            <text:p>0.133886569759954</text:p>
          </table:table-cell>
          <table:table-cell table:formula="of:=[.C91]*([.$F$2]-[.$F$1])" office:value-type="float" office:value="16.7358212199943" calcext:value-type="float">
            <text:p>16.7358212199943</text:p>
          </table:table-cell>
          <table:table-cell table:formula="of:=[.D91]+[.$F$1]" office:value-type="float" office:value="41.7358212199943" calcext:value-type="float">
            <text:p>41.7358212199943</text:p>
          </table:table-cell>
          <table:table-cell table:number-columns-repeated="3"/>
          <table:table-cell table:formula="of:=[.A91]" office:value-type="float" office:value="7600" calcext:value-type="float">
            <text:p>7600</text:p>
          </table:table-cell>
          <table:table-cell table:formula="of:=[.E91]" office:value-type="float" office:value="41.7358212199943" calcext:value-type="float">
            <text:p>41.7358212199943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table:formula="of:=[.$B$4]*[.A92]/([.$B$2]^2)" office:value-type="float" office:value="79.5025" calcext:value-type="float">
            <text:p>79.5025</text:p>
          </table:table-cell>
          <table:table-cell table:formula="of:=EXP(-[.$B$7]*[.B92])" office:value-type="float" office:value="0.130390728700249" calcext:value-type="float">
            <text:p>0.130390728700249</text:p>
          </table:table-cell>
          <table:table-cell table:formula="of:=[.C92]*([.$F$2]-[.$F$1])" office:value-type="float" office:value="16.2988410875311" calcext:value-type="float">
            <text:p>16.2988410875311</text:p>
          </table:table-cell>
          <table:table-cell table:formula="of:=[.D92]+[.$F$1]" office:value-type="float" office:value="41.2988410875311" calcext:value-type="float">
            <text:p>41.2988410875311</text:p>
          </table:table-cell>
          <table:table-cell table:number-columns-repeated="3"/>
          <table:table-cell table:formula="of:=[.A92]" office:value-type="float" office:value="7700" calcext:value-type="float">
            <text:p>7700</text:p>
          </table:table-cell>
          <table:table-cell table:formula="of:=[.E92]" office:value-type="float" office:value="41.2988410875311" calcext:value-type="float">
            <text:p>41.298841087531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[.$B$4]*[.A93]/([.$B$2]^2)" office:value-type="float" office:value="80.535" calcext:value-type="float">
            <text:p>80.535</text:p>
          </table:table-cell>
          <table:table-cell table:formula="of:=EXP(-[.$B$7]*[.B93])" office:value-type="float" office:value="0.126986165688347" calcext:value-type="float">
            <text:p>0.126986165688347</text:p>
          </table:table-cell>
          <table:table-cell table:formula="of:=[.C93]*([.$F$2]-[.$F$1])" office:value-type="float" office:value="15.8732707110433" calcext:value-type="float">
            <text:p>15.8732707110433</text:p>
          </table:table-cell>
          <table:table-cell table:formula="of:=[.D93]+[.$F$1]" office:value-type="float" office:value="40.8732707110433" calcext:value-type="float">
            <text:p>40.8732707110433</text:p>
          </table:table-cell>
          <table:table-cell table:number-columns-repeated="3"/>
          <table:table-cell table:formula="of:=[.A93]" office:value-type="float" office:value="7800" calcext:value-type="float">
            <text:p>7800</text:p>
          </table:table-cell>
          <table:table-cell table:formula="of:=[.E93]" office:value-type="float" office:value="40.8732707110433" calcext:value-type="float">
            <text:p>40.873270711043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[.$B$4]*[.A94]/([.$B$2]^2)" office:value-type="float" office:value="81.5675" calcext:value-type="float">
            <text:p>81.5675</text:p>
          </table:table-cell>
          <table:table-cell table:formula="of:=EXP(-[.$B$7]*[.B94])" office:value-type="float" office:value="0.123670497411657" calcext:value-type="float">
            <text:p>0.123670497411657</text:p>
          </table:table-cell>
          <table:table-cell table:formula="of:=[.C94]*([.$F$2]-[.$F$1])" office:value-type="float" office:value="15.4588121764572" calcext:value-type="float">
            <text:p>15.4588121764572</text:p>
          </table:table-cell>
          <table:table-cell table:formula="of:=[.D94]+[.$F$1]" office:value-type="float" office:value="40.4588121764572" calcext:value-type="float">
            <text:p>40.4588121764572</text:p>
          </table:table-cell>
          <table:table-cell table:number-columns-repeated="3"/>
          <table:table-cell table:formula="of:=[.A94]" office:value-type="float" office:value="7900" calcext:value-type="float">
            <text:p>7900</text:p>
          </table:table-cell>
          <table:table-cell table:formula="of:=[.E94]" office:value-type="float" office:value="40.4588121764572" calcext:value-type="float">
            <text:p>40.45881217645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$B$4]*[.A95]/([.$B$2]^2)" office:value-type="float" office:value="82.6" calcext:value-type="float">
            <text:p>82.6</text:p>
          </table:table-cell>
          <table:table-cell table:formula="of:=EXP(-[.$B$7]*[.B95])" office:value-type="float" office:value="0.120441402786999" calcext:value-type="float">
            <text:p>0.120441402786999</text:p>
          </table:table-cell>
          <table:table-cell table:formula="of:=[.C95]*([.$F$2]-[.$F$1])" office:value-type="float" office:value="15.0551753483749" calcext:value-type="float">
            <text:p>15.0551753483749</text:p>
          </table:table-cell>
          <table:table-cell table:formula="of:=[.D95]+[.$F$1]" office:value-type="float" office:value="40.0551753483749" calcext:value-type="float">
            <text:p>40.0551753483749</text:p>
          </table:table-cell>
          <table:table-cell table:number-columns-repeated="3"/>
          <table:table-cell table:formula="of:=[.A95]" office:value-type="float" office:value="8000" calcext:value-type="float">
            <text:p>8000</text:p>
          </table:table-cell>
          <table:table-cell table:formula="of:=[.E95]" office:value-type="float" office:value="40.0551753483749" calcext:value-type="float">
            <text:p>40.055175348374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table:formula="of:=[.$B$4]*[.A96]/([.$B$2]^2)" office:value-type="float" office:value="83.6325" calcext:value-type="float">
            <text:p>83.6325</text:p>
          </table:table-cell>
          <table:table-cell table:formula="of:=EXP(-[.$B$7]*[.B96])" office:value-type="float" office:value="0.117296621335759" calcext:value-type="float">
            <text:p>0.117296621335759</text:p>
          </table:table-cell>
          <table:table-cell table:formula="of:=[.C96]*([.$F$2]-[.$F$1])" office:value-type="float" office:value="14.6620776669698" calcext:value-type="float">
            <text:p>14.6620776669698</text:p>
          </table:table-cell>
          <table:table-cell table:formula="of:=[.D96]+[.$F$1]" office:value-type="float" office:value="39.6620776669698" calcext:value-type="float">
            <text:p>39.6620776669698</text:p>
          </table:table-cell>
          <table:table-cell table:number-columns-repeated="3"/>
          <table:table-cell table:formula="of:=[.A96]" office:value-type="float" office:value="8100" calcext:value-type="float">
            <text:p>8100</text:p>
          </table:table-cell>
          <table:table-cell table:formula="of:=[.E96]" office:value-type="float" office:value="39.6620776669698" calcext:value-type="float">
            <text:p>39.662077666969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[.$B$4]*[.A97]/([.$B$2]^2)" office:value-type="float" office:value="84.665" calcext:value-type="float">
            <text:p>84.665</text:p>
          </table:table-cell>
          <table:table-cell table:formula="of:=EXP(-[.$B$7]*[.B97])" office:value-type="float" office:value="0.11423395160148" calcext:value-type="float">
            <text:p>0.11423395160148</text:p>
          </table:table-cell>
          <table:table-cell table:formula="of:=[.C97]*([.$F$2]-[.$F$1])" office:value-type="float" office:value="14.279243950185" calcext:value-type="float">
            <text:p>14.279243950185</text:p>
          </table:table-cell>
          <table:table-cell table:formula="of:=[.D97]+[.$F$1]" office:value-type="float" office:value="39.279243950185" calcext:value-type="float">
            <text:p>39.279243950185</text:p>
          </table:table-cell>
          <table:table-cell table:number-columns-repeated="3"/>
          <table:table-cell table:formula="of:=[.A97]" office:value-type="float" office:value="8200" calcext:value-type="float">
            <text:p>8200</text:p>
          </table:table-cell>
          <table:table-cell table:formula="of:=[.E97]" office:value-type="float" office:value="39.279243950185" calcext:value-type="float">
            <text:p>39.27924395018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table:formula="of:=[.$B$4]*[.A98]/([.$B$2]^2)" office:value-type="float" office:value="85.6975" calcext:value-type="float">
            <text:p>85.6975</text:p>
          </table:table-cell>
          <table:table-cell table:formula="of:=EXP(-[.$B$7]*[.B98])" office:value-type="float" office:value="0.111251249608764" calcext:value-type="float">
            <text:p>0.111251249608764</text:p>
          </table:table-cell>
          <table:table-cell table:formula="of:=[.C98]*([.$F$2]-[.$F$1])" office:value-type="float" office:value="13.9064062010956" calcext:value-type="float">
            <text:p>13.9064062010956</text:p>
          </table:table-cell>
          <table:table-cell table:formula="of:=[.D98]+[.$F$1]" office:value-type="float" office:value="38.9064062010956" calcext:value-type="float">
            <text:p>38.9064062010956</text:p>
          </table:table-cell>
          <table:table-cell table:number-columns-repeated="3"/>
          <table:table-cell table:formula="of:=[.A98]" office:value-type="float" office:value="8300" calcext:value-type="float">
            <text:p>8300</text:p>
          </table:table-cell>
          <table:table-cell table:formula="of:=[.E98]" office:value-type="float" office:value="38.9064062010956" calcext:value-type="float">
            <text:p>38.906406201095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table:formula="of:=[.$B$4]*[.A99]/([.$B$2]^2)" office:value-type="float" office:value="86.73" calcext:value-type="float">
            <text:p>86.73</text:p>
          </table:table-cell>
          <table:table-cell table:formula="of:=EXP(-[.$B$7]*[.B99])" office:value-type="float" office:value="0.108346427362417" calcext:value-type="float">
            <text:p>0.108346427362417</text:p>
          </table:table-cell>
          <table:table-cell table:formula="of:=[.C99]*([.$F$2]-[.$F$1])" office:value-type="float" office:value="13.5433034203022" calcext:value-type="float">
            <text:p>13.5433034203022</text:p>
          </table:table-cell>
          <table:table-cell table:formula="of:=[.D99]+[.$F$1]" office:value-type="float" office:value="38.5433034203022" calcext:value-type="float">
            <text:p>38.5433034203022</text:p>
          </table:table-cell>
          <table:table-cell table:number-columns-repeated="3"/>
          <table:table-cell table:formula="of:=[.A99]" office:value-type="float" office:value="8400" calcext:value-type="float">
            <text:p>8400</text:p>
          </table:table-cell>
          <table:table-cell table:formula="of:=[.E99]" office:value-type="float" office:value="38.5433034203022" calcext:value-type="float">
            <text:p>38.543303420302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table:formula="of:=[.$B$4]*[.A100]/([.$B$2]^2)" office:value-type="float" office:value="87.7625" calcext:value-type="float">
            <text:p>87.7625</text:p>
          </table:table-cell>
          <table:table-cell table:formula="of:=EXP(-[.$B$7]*[.B100])" office:value-type="float" office:value="0.105517451385775" calcext:value-type="float">
            <text:p>0.105517451385775</text:p>
          </table:table-cell>
          <table:table-cell table:formula="of:=[.C100]*([.$F$2]-[.$F$1])" office:value-type="float" office:value="13.1896814232219" calcext:value-type="float">
            <text:p>13.1896814232219</text:p>
          </table:table-cell>
          <table:table-cell table:formula="of:=[.D100]+[.$F$1]" office:value-type="float" office:value="38.1896814232219" calcext:value-type="float">
            <text:p>38.1896814232219</text:p>
          </table:table-cell>
          <table:table-cell table:number-columns-repeated="3"/>
          <table:table-cell table:formula="of:=[.A100]" office:value-type="float" office:value="8500" calcext:value-type="float">
            <text:p>8500</text:p>
          </table:table-cell>
          <table:table-cell table:formula="of:=[.E100]" office:value-type="float" office:value="38.1896814232219" calcext:value-type="float">
            <text:p>38.189681423221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table:formula="of:=[.$B$4]*[.A101]/([.$B$2]^2)" office:value-type="float" office:value="88.795" calcext:value-type="float">
            <text:p>88.795</text:p>
          </table:table-cell>
          <table:table-cell table:formula="of:=EXP(-[.$B$7]*[.B101])" office:value-type="float" office:value="0.102762341297204" calcext:value-type="float">
            <text:p>0.102762341297204</text:p>
          </table:table-cell>
          <table:table-cell table:formula="of:=[.C101]*([.$F$2]-[.$F$1])" office:value-type="float" office:value="12.8452926621505" calcext:value-type="float">
            <text:p>12.8452926621505</text:p>
          </table:table-cell>
          <table:table-cell table:formula="of:=[.D101]+[.$F$1]" office:value-type="float" office:value="37.8452926621505" calcext:value-type="float">
            <text:p>37.8452926621505</text:p>
          </table:table-cell>
          <table:table-cell table:number-columns-repeated="3"/>
          <table:table-cell table:formula="of:=[.A101]" office:value-type="float" office:value="8600" calcext:value-type="float">
            <text:p>8600</text:p>
          </table:table-cell>
          <table:table-cell table:formula="of:=[.E101]" office:value-type="float" office:value="37.8452926621505" calcext:value-type="float">
            <text:p>37.845292662150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table:formula="of:=[.$B$4]*[.A102]/([.$B$2]^2)" office:value-type="float" office:value="89.8275" calcext:value-type="float">
            <text:p>89.8275</text:p>
          </table:table-cell>
          <table:table-cell table:formula="of:=EXP(-[.$B$7]*[.B102])" office:value-type="float" office:value="0.100079168423762" calcext:value-type="float">
            <text:p>0.100079168423762</text:p>
          </table:table-cell>
          <table:table-cell table:formula="of:=[.C102]*([.$F$2]-[.$F$1])" office:value-type="float" office:value="12.5098960529702" calcext:value-type="float">
            <text:p>12.5098960529702</text:p>
          </table:table-cell>
          <table:table-cell table:formula="of:=[.D102]+[.$F$1]" office:value-type="float" office:value="37.5098960529702" calcext:value-type="float">
            <text:p>37.5098960529702</text:p>
          </table:table-cell>
          <table:table-cell table:number-columns-repeated="3"/>
          <table:table-cell table:formula="of:=[.A102]" office:value-type="float" office:value="8700" calcext:value-type="float">
            <text:p>8700</text:p>
          </table:table-cell>
          <table:table-cell table:formula="of:=[.E102]" office:value-type="float" office:value="37.5098960529702" calcext:value-type="float">
            <text:p>37.509896052970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table:formula="of:=[.$B$4]*[.A103]/([.$B$2]^2)" office:value-type="float" office:value="90.86" calcext:value-type="float">
            <text:p>90.86</text:p>
          </table:table-cell>
          <table:table-cell table:formula="of:=EXP(-[.$B$7]*[.B103])" office:value-type="float" office:value="0.0974660544510592" calcext:value-type="float">
            <text:p>0.0974660544510592</text:p>
          </table:table-cell>
          <table:table-cell table:formula="of:=[.C103]*([.$F$2]-[.$F$1])" office:value-type="float" office:value="12.1832568063824" calcext:value-type="float">
            <text:p>12.1832568063824</text:p>
          </table:table-cell>
          <table:table-cell table:formula="of:=[.D103]+[.$F$1]" office:value-type="float" office:value="37.1832568063824" calcext:value-type="float">
            <text:p>37.1832568063824</text:p>
          </table:table-cell>
          <table:table-cell table:number-columns-repeated="3"/>
          <table:table-cell table:formula="of:=[.A103]" office:value-type="float" office:value="8800" calcext:value-type="float">
            <text:p>8800</text:p>
          </table:table-cell>
          <table:table-cell table:formula="of:=[.E103]" office:value-type="float" office:value="37.1832568063824" calcext:value-type="float">
            <text:p>37.183256806382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table:formula="of:=[.$B$4]*[.A104]/([.$B$2]^2)" office:value-type="float" office:value="91.8925" calcext:value-type="float">
            <text:p>91.8925</text:p>
          </table:table-cell>
          <table:table-cell table:formula="of:=EXP(-[.$B$7]*[.B104])" office:value-type="float" office:value="0.0949211701083774" calcext:value-type="float">
            <text:p>0.0949211701083774</text:p>
          </table:table-cell>
          <table:table-cell table:formula="of:=[.C104]*([.$F$2]-[.$F$1])" office:value-type="float" office:value="11.8651462635472" calcext:value-type="float">
            <text:p>11.8651462635472</text:p>
          </table:table-cell>
          <table:table-cell table:formula="of:=[.D104]+[.$F$1]" office:value-type="float" office:value="36.8651462635472" calcext:value-type="float">
            <text:p>36.8651462635472</text:p>
          </table:table-cell>
          <table:table-cell table:number-columns-repeated="3"/>
          <table:table-cell table:formula="of:=[.A104]" office:value-type="float" office:value="8900" calcext:value-type="float">
            <text:p>8900</text:p>
          </table:table-cell>
          <table:table-cell table:formula="of:=[.E104]" office:value-type="float" office:value="36.8651462635472" calcext:value-type="float">
            <text:p>36.865146263547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$B$4]*[.A105]/([.$B$2]^2)" office:value-type="float" office:value="92.925" calcext:value-type="float">
            <text:p>92.925</text:p>
          </table:table-cell>
          <table:table-cell table:formula="of:=EXP(-[.$B$7]*[.B105])" office:value-type="float" office:value="0.0924427338881123" calcext:value-type="float">
            <text:p>0.0924427338881123</text:p>
          </table:table-cell>
          <table:table-cell table:formula="of:=[.C105]*([.$F$2]-[.$F$1])" office:value-type="float" office:value="11.555341736014" calcext:value-type="float">
            <text:p>11.555341736014</text:p>
          </table:table-cell>
          <table:table-cell table:formula="of:=[.D105]+[.$F$1]" office:value-type="float" office:value="36.555341736014" calcext:value-type="float">
            <text:p>36.555341736014</text:p>
          </table:table-cell>
          <table:table-cell table:number-columns-repeated="3"/>
          <table:table-cell table:formula="of:=[.A105]" office:value-type="float" office:value="9000" calcext:value-type="float">
            <text:p>9000</text:p>
          </table:table-cell>
          <table:table-cell table:formula="of:=[.E105]" office:value-type="float" office:value="36.555341736014" calcext:value-type="float">
            <text:p>36.55534173601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table:formula="of:=[.$B$4]*[.A106]/([.$B$2]^2)" office:value-type="float" office:value="93.9575" calcext:value-type="float">
            <text:p>93.9575</text:p>
          </table:table-cell>
          <table:table-cell table:formula="of:=EXP(-[.$B$7]*[.B106])" office:value-type="float" office:value="0.0900290107986578" calcext:value-type="float">
            <text:p>0.0900290107986578</text:p>
          </table:table-cell>
          <table:table-cell table:formula="of:=[.C106]*([.$F$2]-[.$F$1])" office:value-type="float" office:value="11.2536263498322" calcext:value-type="float">
            <text:p>11.2536263498322</text:p>
          </table:table-cell>
          <table:table-cell table:formula="of:=[.D106]+[.$F$1]" office:value-type="float" office:value="36.2536263498322" calcext:value-type="float">
            <text:p>36.2536263498322</text:p>
          </table:table-cell>
          <table:table-cell table:number-columns-repeated="3"/>
          <table:table-cell table:formula="of:=[.A106]" office:value-type="float" office:value="9100" calcext:value-type="float">
            <text:p>9100</text:p>
          </table:table-cell>
          <table:table-cell table:formula="of:=[.E106]" office:value-type="float" office:value="36.2536263498322" calcext:value-type="float">
            <text:p>36.253626349832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table:formula="of:=[.$B$4]*[.A107]/([.$B$2]^2)" office:value-type="float" office:value="94.99" calcext:value-type="float">
            <text:p>94.99</text:p>
          </table:table-cell>
          <table:table-cell table:formula="of:=EXP(-[.$B$7]*[.B107])" office:value-type="float" office:value="0.0876783111498517" calcext:value-type="float">
            <text:p>0.0876783111498517</text:p>
          </table:table-cell>
          <table:table-cell table:formula="of:=[.C107]*([.$F$2]-[.$F$1])" office:value-type="float" office:value="10.9597888937315" calcext:value-type="float">
            <text:p>10.9597888937315</text:p>
          </table:table-cell>
          <table:table-cell table:formula="of:=[.D107]+[.$F$1]" office:value-type="float" office:value="35.9597888937315" calcext:value-type="float">
            <text:p>35.9597888937315</text:p>
          </table:table-cell>
          <table:table-cell table:number-columns-repeated="3"/>
          <table:table-cell table:formula="of:=[.A107]" office:value-type="float" office:value="9200" calcext:value-type="float">
            <text:p>9200</text:p>
          </table:table-cell>
          <table:table-cell table:formula="of:=[.E107]" office:value-type="float" office:value="35.9597888937315" calcext:value-type="float">
            <text:p>35.959788893731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[.$B$4]*[.A108]/([.$B$2]^2)" office:value-type="float" office:value="96.0225" calcext:value-type="float">
            <text:p>96.0225</text:p>
          </table:table-cell>
          <table:table-cell table:formula="of:=EXP(-[.$B$7]*[.B108])" office:value-type="float" office:value="0.0853889893701332" calcext:value-type="float">
            <text:p>0.0853889893701332</text:p>
          </table:table-cell>
          <table:table-cell table:formula="of:=[.C108]*([.$F$2]-[.$F$1])" office:value-type="float" office:value="10.6736236712667" calcext:value-type="float">
            <text:p>10.6736236712667</text:p>
          </table:table-cell>
          <table:table-cell table:formula="of:=[.D108]+[.$F$1]" office:value-type="float" office:value="35.6736236712667" calcext:value-type="float">
            <text:p>35.6736236712667</text:p>
          </table:table-cell>
          <table:table-cell table:number-columns-repeated="3"/>
          <table:table-cell table:formula="of:=[.A108]" office:value-type="float" office:value="9300" calcext:value-type="float">
            <text:p>9300</text:p>
          </table:table-cell>
          <table:table-cell table:formula="of:=[.E108]" office:value-type="float" office:value="35.6736236712667" calcext:value-type="float">
            <text:p>35.673623671266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table:formula="of:=[.$B$4]*[.A109]/([.$B$2]^2)" office:value-type="float" office:value="97.055" calcext:value-type="float">
            <text:p>97.055</text:p>
          </table:table-cell>
          <table:table-cell table:formula="of:=EXP(-[.$B$7]*[.B109])" office:value-type="float" office:value="0.0831594428545863" calcext:value-type="float">
            <text:p>0.0831594428545863</text:p>
          </table:table-cell>
          <table:table-cell table:formula="of:=[.C109]*([.$F$2]-[.$F$1])" office:value-type="float" office:value="10.3949303568233" calcext:value-type="float">
            <text:p>10.3949303568233</text:p>
          </table:table-cell>
          <table:table-cell table:formula="of:=[.D109]+[.$F$1]" office:value-type="float" office:value="35.3949303568233" calcext:value-type="float">
            <text:p>35.3949303568233</text:p>
          </table:table-cell>
          <table:table-cell table:number-columns-repeated="3"/>
          <table:table-cell table:formula="of:=[.A109]" office:value-type="float" office:value="9400" calcext:value-type="float">
            <text:p>9400</text:p>
          </table:table-cell>
          <table:table-cell table:formula="of:=[.E109]" office:value-type="float" office:value="35.3949303568233" calcext:value-type="float">
            <text:p>35.394930356823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[.$B$4]*[.A110]/([.$B$2]^2)" office:value-type="float" office:value="98.0875" calcext:value-type="float">
            <text:p>98.0875</text:p>
          </table:table-cell>
          <table:table-cell table:formula="of:=EXP(-[.$B$7]*[.B110])" office:value-type="float" office:value="0.0809881108430597" calcext:value-type="float">
            <text:p>0.0809881108430597</text:p>
          </table:table-cell>
          <table:table-cell table:formula="of:=[.C110]*([.$F$2]-[.$F$1])" office:value-type="float" office:value="10.1235138553825" calcext:value-type="float">
            <text:p>10.1235138553825</text:p>
          </table:table-cell>
          <table:table-cell table:formula="of:=[.D110]+[.$F$1]" office:value-type="float" office:value="35.1235138553825" calcext:value-type="float">
            <text:p>35.1235138553825</text:p>
          </table:table-cell>
          <table:table-cell table:number-columns-repeated="3"/>
          <table:table-cell table:formula="of:=[.A110]" office:value-type="float" office:value="9500" calcext:value-type="float">
            <text:p>9500</text:p>
          </table:table-cell>
          <table:table-cell table:formula="of:=[.E110]" office:value-type="float" office:value="35.1235138553825" calcext:value-type="float">
            <text:p>35.123513855382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[.$B$4]*[.A111]/([.$B$2]^2)" office:value-type="float" office:value="99.12" calcext:value-type="float">
            <text:p>99.12</text:p>
          </table:table-cell>
          <table:table-cell table:formula="of:=EXP(-[.$B$7]*[.B111])" office:value-type="float" office:value="0.0788734733275813" calcext:value-type="float">
            <text:p>0.0788734733275813</text:p>
          </table:table-cell>
          <table:table-cell table:formula="of:=[.C111]*([.$F$2]-[.$F$1])" office:value-type="float" office:value="9.85918416594766" calcext:value-type="float">
            <text:p>9.85918416594766</text:p>
          </table:table-cell>
          <table:table-cell table:formula="of:=[.D111]+[.$F$1]" office:value-type="float" office:value="34.8591841659477" calcext:value-type="float">
            <text:p>34.8591841659477</text:p>
          </table:table-cell>
          <table:table-cell table:number-columns-repeated="3"/>
          <table:table-cell table:formula="of:=[.A111]" office:value-type="float" office:value="9600" calcext:value-type="float">
            <text:p>9600</text:p>
          </table:table-cell>
          <table:table-cell table:formula="of:=[.E111]" office:value-type="float" office:value="34.8591841659477" calcext:value-type="float">
            <text:p>34.859184165947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formula="of:=[.$B$4]*[.A112]/([.$B$2]^2)" office:value-type="float" office:value="100.1525" calcext:value-type="float">
            <text:p>100.1525</text:p>
          </table:table-cell>
          <table:table-cell table:formula="of:=EXP(-[.$B$7]*[.B112])" office:value-type="float" office:value="0.0768140499882989" calcext:value-type="float">
            <text:p>0.0768140499882989</text:p>
          </table:table-cell>
          <table:table-cell table:formula="of:=[.C112]*([.$F$2]-[.$F$1])" office:value-type="float" office:value="9.60175624853736" calcext:value-type="float">
            <text:p>9.60175624853736</text:p>
          </table:table-cell>
          <table:table-cell table:formula="of:=[.D112]+[.$F$1]" office:value-type="float" office:value="34.6017562485374" calcext:value-type="float">
            <text:p>34.6017562485374</text:p>
          </table:table-cell>
          <table:table-cell table:number-columns-repeated="3"/>
          <table:table-cell table:formula="of:=[.A112]" office:value-type="float" office:value="9700" calcext:value-type="float">
            <text:p>9700</text:p>
          </table:table-cell>
          <table:table-cell table:formula="of:=[.E112]" office:value-type="float" office:value="34.6017562485374" calcext:value-type="float">
            <text:p>34.601756248537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table:formula="of:=[.$B$4]*[.A113]/([.$B$2]^2)" office:value-type="float" office:value="101.185" calcext:value-type="float">
            <text:p>101.185</text:p>
          </table:table-cell>
          <table:table-cell table:formula="of:=EXP(-[.$B$7]*[.B113])" office:value-type="float" office:value="0.0748083991572052" calcext:value-type="float">
            <text:p>0.0748083991572052</text:p>
          </table:table-cell>
          <table:table-cell table:formula="of:=[.C113]*([.$F$2]-[.$F$1])" office:value-type="float" office:value="9.35104989465064" calcext:value-type="float">
            <text:p>9.35104989465064</text:p>
          </table:table-cell>
          <table:table-cell table:formula="of:=[.D113]+[.$F$1]" office:value-type="float" office:value="34.3510498946506" calcext:value-type="float">
            <text:p>34.3510498946506</text:p>
          </table:table-cell>
          <table:table-cell table:number-columns-repeated="3"/>
          <table:table-cell table:formula="of:=[.A113]" office:value-type="float" office:value="9800" calcext:value-type="float">
            <text:p>9800</text:p>
          </table:table-cell>
          <table:table-cell table:formula="of:=[.E113]" office:value-type="float" office:value="34.3510498946506" calcext:value-type="float">
            <text:p>34.351049894650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table:formula="of:=[.$B$4]*[.A114]/([.$B$2]^2)" office:value-type="float" office:value="102.2175" calcext:value-type="float">
            <text:p>102.2175</text:p>
          </table:table-cell>
          <table:table-cell table:formula="of:=EXP(-[.$B$7]*[.B114])" office:value-type="float" office:value="0.07285511680892" calcext:value-type="float">
            <text:p>0.07285511680892</text:p>
          </table:table-cell>
          <table:table-cell table:formula="of:=[.C114]*([.$F$2]-[.$F$1])" office:value-type="float" office:value="9.106889601115" calcext:value-type="float">
            <text:p>9.106889601115</text:p>
          </table:table-cell>
          <table:table-cell table:formula="of:=[.D114]+[.$F$1]" office:value-type="float" office:value="34.106889601115" calcext:value-type="float">
            <text:p>34.106889601115</text:p>
          </table:table-cell>
          <table:table-cell table:number-columns-repeated="3"/>
          <table:table-cell table:formula="of:=[.A114]" office:value-type="float" office:value="9900" calcext:value-type="float">
            <text:p>9900</text:p>
          </table:table-cell>
          <table:table-cell table:formula="of:=[.E114]" office:value-type="float" office:value="34.106889601115" calcext:value-type="float">
            <text:p>34.1068896011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$B$4]*[.A115]/([.$B$2]^2)" office:value-type="float" office:value="103.25" calcext:value-type="float">
            <text:p>103.25</text:p>
          </table:table-cell>
          <table:table-cell table:formula="of:=EXP(-[.$B$7]*[.B115])" office:value-type="float" office:value="0.0709528355778236" calcext:value-type="float">
            <text:p>0.0709528355778236</text:p>
          </table:table-cell>
          <table:table-cell table:formula="of:=[.C115]*([.$F$2]-[.$F$1])" office:value-type="float" office:value="8.86910444722795" calcext:value-type="float">
            <text:p>8.86910444722795</text:p>
          </table:table-cell>
          <table:table-cell table:formula="of:=[.D115]+[.$F$1]" office:value-type="float" office:value="33.869104447228" calcext:value-type="float">
            <text:p>33.869104447228</text:p>
          </table:table-cell>
          <table:table-cell table:number-columns-repeated="3"/>
          <table:table-cell table:formula="of:=[.A115]" office:value-type="float" office:value="10000" calcext:value-type="float">
            <text:p>10000</text:p>
          </table:table-cell>
          <table:table-cell table:formula="of:=[.E115]" office:value-type="float" office:value="33.869104447228" calcext:value-type="float">
            <text:p>33.86910444722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$B$4]*[.A116]/([.$B$2]^2)" office:value-type="float" office:value="104.2825" calcext:value-type="float">
            <text:p>104.2825</text:p>
          </table:table-cell>
          <table:table-cell table:formula="of:=EXP(-[.$B$7]*[.B116])" office:value-type="float" office:value="0.0691002238008532" calcext:value-type="float">
            <text:p>0.0691002238008532</text:p>
          </table:table-cell>
          <table:table-cell table:formula="of:=[.C116]*([.$F$2]-[.$F$1])" office:value-type="float" office:value="8.63752797510664" calcext:value-type="float">
            <text:p>8.63752797510664</text:p>
          </table:table-cell>
          <table:table-cell table:formula="of:=[.D116]+[.$F$1]" office:value-type="float" office:value="33.6375279751066" calcext:value-type="float">
            <text:p>33.6375279751066</text:p>
          </table:table-cell>
          <table:table-cell table:number-columns-repeated="3"/>
          <table:table-cell table:formula="of:=[.A116]" office:value-type="float" office:value="10100" calcext:value-type="float">
            <text:p>10100</text:p>
          </table:table-cell>
          <table:table-cell table:formula="of:=[.E116]" office:value-type="float" office:value="33.6375279751066" calcext:value-type="float">
            <text:p>33.6375279751066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formula="of:=[.$B$4]*[.A117]/([.$B$2]^2)" office:value-type="float" office:value="105.315" calcext:value-type="float">
            <text:p>105.315</text:p>
          </table:table-cell>
          <table:table-cell table:formula="of:=EXP(-[.$B$7]*[.B117])" office:value-type="float" office:value="0.0672959845852923" calcext:value-type="float">
            <text:p>0.0672959845852923</text:p>
          </table:table-cell>
          <table:table-cell table:formula="of:=[.C117]*([.$F$2]-[.$F$1])" office:value-type="float" office:value="8.41199807316153" calcext:value-type="float">
            <text:p>8.41199807316153</text:p>
          </table:table-cell>
          <table:table-cell table:formula="of:=[.D117]+[.$F$1]" office:value-type="float" office:value="33.4119980731615" calcext:value-type="float">
            <text:p>33.4119980731615</text:p>
          </table:table-cell>
          <table:table-cell table:number-columns-repeated="3"/>
          <table:table-cell table:formula="of:=[.A117]" office:value-type="float" office:value="10200" calcext:value-type="float">
            <text:p>10200</text:p>
          </table:table-cell>
          <table:table-cell table:formula="of:=[.E117]" office:value-type="float" office:value="33.4119980731615" calcext:value-type="float">
            <text:p>33.411998073161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formula="of:=[.$B$4]*[.A118]/([.$B$2]^2)" office:value-type="float" office:value="106.3475" calcext:value-type="float">
            <text:p>106.3475</text:p>
          </table:table-cell>
          <table:table-cell table:formula="of:=EXP(-[.$B$7]*[.B118])" office:value-type="float" office:value="0.0655388549009009" calcext:value-type="float">
            <text:p>0.0655388549009009</text:p>
          </table:table-cell>
          <table:table-cell table:formula="of:=[.C118]*([.$F$2]-[.$F$1])" office:value-type="float" office:value="8.19235686261261" calcext:value-type="float">
            <text:p>8.19235686261261</text:p>
          </table:table-cell>
          <table:table-cell table:formula="of:=[.D118]+[.$F$1]" office:value-type="float" office:value="33.1923568626126" calcext:value-type="float">
            <text:p>33.1923568626126</text:p>
          </table:table-cell>
          <table:table-cell table:number-columns-repeated="3"/>
          <table:table-cell table:formula="of:=[.A118]" office:value-type="float" office:value="10300" calcext:value-type="float">
            <text:p>10300</text:p>
          </table:table-cell>
          <table:table-cell table:formula="of:=[.E118]" office:value-type="float" office:value="33.1923568626126" calcext:value-type="float">
            <text:p>33.1923568626126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formula="of:=[.$B$4]*[.A119]/([.$B$2]^2)" office:value-type="float" office:value="107.38" calcext:value-type="float">
            <text:p>107.38</text:p>
          </table:table-cell>
          <table:table-cell table:formula="of:=EXP(-[.$B$7]*[.B119])" office:value-type="float" office:value="0.0638276046957503" calcext:value-type="float">
            <text:p>0.0638276046957503</text:p>
          </table:table-cell>
          <table:table-cell table:formula="of:=[.C119]*([.$F$2]-[.$F$1])" office:value-type="float" office:value="7.97845058696879" calcext:value-type="float">
            <text:p>7.97845058696879</text:p>
          </table:table-cell>
          <table:table-cell table:formula="of:=[.D119]+[.$F$1]" office:value-type="float" office:value="32.9784505869688" calcext:value-type="float">
            <text:p>32.9784505869688</text:p>
          </table:table-cell>
          <table:table-cell table:number-columns-repeated="3"/>
          <table:table-cell table:formula="of:=[.A119]" office:value-type="float" office:value="10400" calcext:value-type="float">
            <text:p>10400</text:p>
          </table:table-cell>
          <table:table-cell table:formula="of:=[.E119]" office:value-type="float" office:value="32.9784505869688" calcext:value-type="float">
            <text:p>32.9784505869688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formula="of:=[.$B$4]*[.A120]/([.$B$2]^2)" office:value-type="float" office:value="108.4125" calcext:value-type="float">
            <text:p>108.4125</text:p>
          </table:table-cell>
          <table:table-cell table:formula="of:=EXP(-[.$B$7]*[.B120])" office:value-type="float" office:value="0.0621610360351439" calcext:value-type="float">
            <text:p>0.0621610360351439</text:p>
          </table:table-cell>
          <table:table-cell table:formula="of:=[.C120]*([.$F$2]-[.$F$1])" office:value-type="float" office:value="7.77012950439299" calcext:value-type="float">
            <text:p>7.77012950439299</text:p>
          </table:table-cell>
          <table:table-cell table:formula="of:=[.D120]+[.$F$1]" office:value-type="float" office:value="32.770129504393" calcext:value-type="float">
            <text:p>32.770129504393</text:p>
          </table:table-cell>
          <table:table-cell table:number-columns-repeated="3"/>
          <table:table-cell table:formula="of:=[.A120]" office:value-type="float" office:value="10500" calcext:value-type="float">
            <text:p>10500</text:p>
          </table:table-cell>
          <table:table-cell table:formula="of:=[.E120]" office:value-type="float" office:value="32.770129504393" calcext:value-type="float">
            <text:p>32.770129504393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formula="of:=[.$B$4]*[.A121]/([.$B$2]^2)" office:value-type="float" office:value="109.445" calcext:value-type="float">
            <text:p>109.445</text:p>
          </table:table-cell>
          <table:table-cell table:formula="of:=EXP(-[.$B$7]*[.B121])" office:value-type="float" office:value="0.0605379822630212" calcext:value-type="float">
            <text:p>0.0605379822630212</text:p>
          </table:table-cell>
          <table:table-cell table:formula="of:=[.C121]*([.$F$2]-[.$F$1])" office:value-type="float" office:value="7.56724778287765" calcext:value-type="float">
            <text:p>7.56724778287765</text:p>
          </table:table-cell>
          <table:table-cell table:formula="of:=[.D121]+[.$F$1]" office:value-type="float" office:value="32.5672477828776" calcext:value-type="float">
            <text:p>32.5672477828776</text:p>
          </table:table-cell>
          <table:table-cell table:number-columns-repeated="3"/>
          <table:table-cell table:formula="of:=[.A121]" office:value-type="float" office:value="10600" calcext:value-type="float">
            <text:p>10600</text:p>
          </table:table-cell>
          <table:table-cell table:formula="of:=[.E121]" office:value-type="float" office:value="32.5672477828776" calcext:value-type="float">
            <text:p>32.5672477828776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formula="of:=[.$B$4]*[.A122]/([.$B$2]^2)" office:value-type="float" office:value="110.4775" calcext:value-type="float">
            <text:p>110.4775</text:p>
          </table:table-cell>
          <table:table-cell table:formula="of:=EXP(-[.$B$7]*[.B122])" office:value-type="float" office:value="0.0589573071852579" calcext:value-type="float">
            <text:p>0.0589573071852579</text:p>
          </table:table-cell>
          <table:table-cell table:formula="of:=[.C122]*([.$F$2]-[.$F$1])" office:value-type="float" office:value="7.36966339815724" calcext:value-type="float">
            <text:p>7.36966339815724</text:p>
          </table:table-cell>
          <table:table-cell table:formula="of:=[.D122]+[.$F$1]" office:value-type="float" office:value="32.3696633981572" calcext:value-type="float">
            <text:p>32.3696633981572</text:p>
          </table:table-cell>
          <table:table-cell table:number-columns-repeated="3"/>
          <table:table-cell table:formula="of:=[.A122]" office:value-type="float" office:value="10700" calcext:value-type="float">
            <text:p>10700</text:p>
          </table:table-cell>
          <table:table-cell table:formula="of:=[.E122]" office:value-type="float" office:value="32.3696633981572" calcext:value-type="float">
            <text:p>32.3696633981572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formula="of:=[.$B$4]*[.A123]/([.$B$2]^2)" office:value-type="float" office:value="111.51" calcext:value-type="float">
            <text:p>111.51</text:p>
          </table:table-cell>
          <table:table-cell table:formula="of:=EXP(-[.$B$7]*[.B123])" office:value-type="float" office:value="0.0574179042742908" calcext:value-type="float">
            <text:p>0.0574179042742908</text:p>
          </table:table-cell>
          <table:table-cell table:formula="of:=[.C123]*([.$F$2]-[.$F$1])" office:value-type="float" office:value="7.17723803428635" calcext:value-type="float">
            <text:p>7.17723803428635</text:p>
          </table:table-cell>
          <table:table-cell table:formula="of:=[.D123]+[.$F$1]" office:value-type="float" office:value="32.1772380342864" calcext:value-type="float">
            <text:p>32.1772380342864</text:p>
          </table:table-cell>
          <table:table-cell table:number-columns-repeated="3"/>
          <table:table-cell table:formula="of:=[.A123]" office:value-type="float" office:value="10800" calcext:value-type="float">
            <text:p>10800</text:p>
          </table:table-cell>
          <table:table-cell table:formula="of:=[.E123]" office:value-type="float" office:value="32.1772380342864" calcext:value-type="float">
            <text:p>32.1772380342864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formula="of:=[.$B$4]*[.A124]/([.$B$2]^2)" office:value-type="float" office:value="112.5425" calcext:value-type="float">
            <text:p>112.5425</text:p>
          </table:table-cell>
          <table:table-cell table:formula="of:=EXP(-[.$B$7]*[.B124])" office:value-type="float" office:value="0.0559186958945096" calcext:value-type="float">
            <text:p>0.0559186958945096</text:p>
          </table:table-cell>
          <table:table-cell table:formula="of:=[.C124]*([.$F$2]-[.$F$1])" office:value-type="float" office:value="6.9898369868137" calcext:value-type="float">
            <text:p>6.9898369868137</text:p>
          </table:table-cell>
          <table:table-cell table:formula="of:=[.D124]+[.$F$1]" office:value-type="float" office:value="31.9898369868137" calcext:value-type="float">
            <text:p>31.9898369868137</text:p>
          </table:table-cell>
          <table:table-cell table:number-columns-repeated="3"/>
          <table:table-cell table:formula="of:=[.A124]" office:value-type="float" office:value="10900" calcext:value-type="float">
            <text:p>10900</text:p>
          </table:table-cell>
          <table:table-cell table:formula="of:=[.E124]" office:value-type="float" office:value="31.9898369868137" calcext:value-type="float">
            <text:p>31.989836986813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$B$4]*[.A125]/([.$B$2]^2)" office:value-type="float" office:value="113.575" calcext:value-type="float">
            <text:p>113.575</text:p>
          </table:table-cell>
          <table:table-cell table:formula="of:=EXP(-[.$B$7]*[.B125])" office:value-type="float" office:value="0.0544586325478746" calcext:value-type="float">
            <text:p>0.0544586325478746</text:p>
          </table:table-cell>
          <table:table-cell table:formula="of:=[.C125]*([.$F$2]-[.$F$1])" office:value-type="float" office:value="6.80732906848433" calcext:value-type="float">
            <text:p>6.80732906848433</text:p>
          </table:table-cell>
          <table:table-cell table:formula="of:=[.D125]+[.$F$1]" office:value-type="float" office:value="31.8073290684843" calcext:value-type="float">
            <text:p>31.8073290684843</text:p>
          </table:table-cell>
          <table:table-cell table:number-columns-repeated="3"/>
          <table:table-cell table:formula="of:=[.A125]" office:value-type="float" office:value="11000" calcext:value-type="float">
            <text:p>11000</text:p>
          </table:table-cell>
          <table:table-cell table:formula="of:=[.E125]" office:value-type="float" office:value="31.8073290684843" calcext:value-type="float">
            <text:p>31.8073290684843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table:formula="of:=[.$B$4]*[.A126]/([.$B$2]^2)" office:value-type="float" office:value="114.6075" calcext:value-type="float">
            <text:p>114.6075</text:p>
          </table:table-cell>
          <table:table-cell table:formula="of:=EXP(-[.$B$7]*[.B126])" office:value-type="float" office:value="0.0530366921392318" calcext:value-type="float">
            <text:p>0.0530366921392318</text:p>
          </table:table-cell>
          <table:table-cell table:formula="of:=[.C126]*([.$F$2]-[.$F$1])" office:value-type="float" office:value="6.62958651740398" calcext:value-type="float">
            <text:p>6.62958651740398</text:p>
          </table:table-cell>
          <table:table-cell table:formula="of:=[.D126]+[.$F$1]" office:value-type="float" office:value="31.629586517404" calcext:value-type="float">
            <text:p>31.629586517404</text:p>
          </table:table-cell>
          <table:table-cell table:number-columns-repeated="3"/>
          <table:table-cell table:formula="of:=[.A126]" office:value-type="float" office:value="11100" calcext:value-type="float">
            <text:p>11100</text:p>
          </table:table-cell>
          <table:table-cell table:formula="of:=[.E126]" office:value-type="float" office:value="31.629586517404" calcext:value-type="float">
            <text:p>31.629586517404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table:formula="of:=[.$B$4]*[.A127]/([.$B$2]^2)" office:value-type="float" office:value="115.64" calcext:value-type="float">
            <text:p>115.64</text:p>
          </table:table-cell>
          <table:table-cell table:formula="of:=EXP(-[.$B$7]*[.B127])" office:value-type="float" office:value="0.0516518792608102" calcext:value-type="float">
            <text:p>0.0516518792608102</text:p>
          </table:table-cell>
          <table:table-cell table:formula="of:=[.C127]*([.$F$2]-[.$F$1])" office:value-type="float" office:value="6.45648490760128" calcext:value-type="float">
            <text:p>6.45648490760128</text:p>
          </table:table-cell>
          <table:table-cell table:formula="of:=[.D127]+[.$F$1]" office:value-type="float" office:value="31.4564849076013" calcext:value-type="float">
            <text:p>31.4564849076013</text:p>
          </table:table-cell>
          <table:table-cell table:number-columns-repeated="3"/>
          <table:table-cell table:formula="of:=[.A127]" office:value-type="float" office:value="11200" calcext:value-type="float">
            <text:p>11200</text:p>
          </table:table-cell>
          <table:table-cell table:formula="of:=[.E127]" office:value-type="float" office:value="31.4564849076013" calcext:value-type="float">
            <text:p>31.4564849076013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table:formula="of:=[.$B$4]*[.A128]/([.$B$2]^2)" office:value-type="float" office:value="116.6725" calcext:value-type="float">
            <text:p>116.6725</text:p>
          </table:table-cell>
          <table:table-cell table:formula="of:=EXP(-[.$B$7]*[.B128])" office:value-type="float" office:value="0.0503032244954024" calcext:value-type="float">
            <text:p>0.0503032244954024</text:p>
          </table:table-cell>
          <table:table-cell table:formula="of:=[.C128]*([.$F$2]-[.$F$1])" office:value-type="float" office:value="6.2879030619253" calcext:value-type="float">
            <text:p>6.2879030619253</text:p>
          </table:table-cell>
          <table:table-cell table:formula="of:=[.D128]+[.$F$1]" office:value-type="float" office:value="31.2879030619253" calcext:value-type="float">
            <text:p>31.2879030619253</text:p>
          </table:table-cell>
          <table:table-cell table:number-columns-repeated="3"/>
          <table:table-cell table:formula="of:=[.A128]" office:value-type="float" office:value="11300" calcext:value-type="float">
            <text:p>11300</text:p>
          </table:table-cell>
          <table:table-cell table:formula="of:=[.E128]" office:value-type="float" office:value="31.2879030619253" calcext:value-type="float">
            <text:p>31.2879030619253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table:formula="of:=[.$B$4]*[.A129]/([.$B$2]^2)" office:value-type="float" office:value="117.705" calcext:value-type="float">
            <text:p>117.705</text:p>
          </table:table-cell>
          <table:table-cell table:formula="of:=EXP(-[.$B$7]*[.B129])" office:value-type="float" office:value="0.0489897837377381" calcext:value-type="float">
            <text:p>0.0489897837377381</text:p>
          </table:table-cell>
          <table:table-cell table:formula="of:=[.C129]*([.$F$2]-[.$F$1])" office:value-type="float" office:value="6.12372296721726" calcext:value-type="float">
            <text:p>6.12372296721726</text:p>
          </table:table-cell>
          <table:table-cell table:formula="of:=[.D129]+[.$F$1]" office:value-type="float" office:value="31.1237229672173" calcext:value-type="float">
            <text:p>31.1237229672173</text:p>
          </table:table-cell>
          <table:table-cell table:number-columns-repeated="3"/>
          <table:table-cell table:formula="of:=[.A129]" office:value-type="float" office:value="11400" calcext:value-type="float">
            <text:p>11400</text:p>
          </table:table-cell>
          <table:table-cell table:formula="of:=[.E129]" office:value-type="float" office:value="31.1237229672173" calcext:value-type="float">
            <text:p>31.1237229672173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table:formula="of:=[.$B$4]*[.A130]/([.$B$2]^2)" office:value-type="float" office:value="118.7375" calcext:value-type="float">
            <text:p>118.7375</text:p>
          </table:table-cell>
          <table:table-cell table:formula="of:=EXP(-[.$B$7]*[.B130])" office:value-type="float" office:value="0.047710637533578" calcext:value-type="float">
            <text:p>0.047710637533578</text:p>
          </table:table-cell>
          <table:table-cell table:formula="of:=[.C130]*([.$F$2]-[.$F$1])" office:value-type="float" office:value="5.96382969169725" calcext:value-type="float">
            <text:p>5.96382969169725</text:p>
          </table:table-cell>
          <table:table-cell table:formula="of:=[.D130]+[.$F$1]" office:value-type="float" office:value="30.9638296916973" calcext:value-type="float">
            <text:p>30.9638296916973</text:p>
          </table:table-cell>
          <table:table-cell table:number-columns-repeated="3"/>
          <table:table-cell table:formula="of:=[.A130]" office:value-type="float" office:value="11500" calcext:value-type="float">
            <text:p>11500</text:p>
          </table:table-cell>
          <table:table-cell table:formula="of:=[.E130]" office:value-type="float" office:value="30.9638296916973" calcext:value-type="float">
            <text:p>30.9638296916973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table:formula="of:=[.$B$4]*[.A131]/([.$B$2]^2)" office:value-type="float" office:value="119.77" calcext:value-type="float">
            <text:p>119.77</text:p>
          </table:table-cell>
          <table:table-cell table:formula="of:=EXP(-[.$B$7]*[.B131])" office:value-type="float" office:value="0.0464648904360638" calcext:value-type="float">
            <text:p>0.0464648904360638</text:p>
          </table:table-cell>
          <table:table-cell table:formula="of:=[.C131]*([.$F$2]-[.$F$1])" office:value-type="float" office:value="5.80811130450798" calcext:value-type="float">
            <text:p>5.80811130450798</text:p>
          </table:table-cell>
          <table:table-cell table:formula="of:=[.D131]+[.$F$1]" office:value-type="float" office:value="30.808111304508" calcext:value-type="float">
            <text:p>30.808111304508</text:p>
          </table:table-cell>
          <table:table-cell table:number-columns-repeated="3"/>
          <table:table-cell table:formula="of:=[.A131]" office:value-type="float" office:value="11600" calcext:value-type="float">
            <text:p>11600</text:p>
          </table:table-cell>
          <table:table-cell table:formula="of:=[.E131]" office:value-type="float" office:value="30.808111304508" calcext:value-type="float">
            <text:p>30.80811130450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table:formula="of:=[.$B$4]*[.A132]/([.$B$2]^2)" office:value-type="float" office:value="120.8025" calcext:value-type="float">
            <text:p>120.8025</text:p>
          </table:table-cell>
          <table:table-cell table:formula="of:=EXP(-[.$B$7]*[.B132])" office:value-type="float" office:value="0.0452516703788742" calcext:value-type="float">
            <text:p>0.0452516703788742</text:p>
          </table:table-cell>
          <table:table-cell table:formula="of:=[.C132]*([.$F$2]-[.$F$1])" office:value-type="float" office:value="5.65645879735928" calcext:value-type="float">
            <text:p>5.65645879735928</text:p>
          </table:table-cell>
          <table:table-cell table:formula="of:=[.D132]+[.$F$1]" office:value-type="float" office:value="30.6564587973593" calcext:value-type="float">
            <text:p>30.6564587973593</text:p>
          </table:table-cell>
          <table:table-cell table:number-columns-repeated="3"/>
          <table:table-cell table:formula="of:=[.A132]" office:value-type="float" office:value="11700" calcext:value-type="float">
            <text:p>11700</text:p>
          </table:table-cell>
          <table:table-cell table:formula="of:=[.E132]" office:value-type="float" office:value="30.6564587973593" calcext:value-type="float">
            <text:p>30.6564587973593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table:formula="of:=[.$B$4]*[.A133]/([.$B$2]^2)" office:value-type="float" office:value="121.835" calcext:value-type="float">
            <text:p>121.835</text:p>
          </table:table-cell>
          <table:table-cell table:formula="of:=EXP(-[.$B$7]*[.B133])" office:value-type="float" office:value="0.044070128065748" calcext:value-type="float">
            <text:p>0.044070128065748</text:p>
          </table:table-cell>
          <table:table-cell table:formula="of:=[.C133]*([.$F$2]-[.$F$1])" office:value-type="float" office:value="5.5087660082185" calcext:value-type="float">
            <text:p>5.5087660082185</text:p>
          </table:table-cell>
          <table:table-cell table:formula="of:=[.D133]+[.$F$1]" office:value-type="float" office:value="30.5087660082185" calcext:value-type="float">
            <text:p>30.5087660082185</text:p>
          </table:table-cell>
          <table:table-cell table:number-columns-repeated="3"/>
          <table:table-cell table:formula="of:=[.A133]" office:value-type="float" office:value="11800" calcext:value-type="float">
            <text:p>11800</text:p>
          </table:table-cell>
          <table:table-cell table:formula="of:=[.E133]" office:value-type="float" office:value="30.5087660082185" calcext:value-type="float">
            <text:p>30.5087660082185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formula="of:=[.$B$4]*[.A134]/([.$B$2]^2)" office:value-type="float" office:value="122.8675" calcext:value-type="float">
            <text:p>122.8675</text:p>
          </table:table-cell>
          <table:table-cell table:formula="of:=EXP(-[.$B$7]*[.B134])" office:value-type="float" office:value="0.0429194363759472" calcext:value-type="float">
            <text:p>0.0429194363759472</text:p>
          </table:table-cell>
          <table:table-cell table:formula="of:=[.C134]*([.$F$2]-[.$F$1])" office:value-type="float" office:value="5.3649295469934" calcext:value-type="float">
            <text:p>5.3649295469934</text:p>
          </table:table-cell>
          <table:table-cell table:formula="of:=[.D134]+[.$F$1]" office:value-type="float" office:value="30.3649295469934" calcext:value-type="float">
            <text:p>30.3649295469934</text:p>
          </table:table-cell>
          <table:table-cell table:number-columns-repeated="3"/>
          <table:table-cell table:formula="of:=[.A134]" office:value-type="float" office:value="11900" calcext:value-type="float">
            <text:p>11900</text:p>
          </table:table-cell>
          <table:table-cell table:formula="of:=[.E134]" office:value-type="float" office:value="30.3649295469934" calcext:value-type="float">
            <text:p>30.364929546993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$B$4]*[.A135]/([.$B$2]^2)" office:value-type="float" office:value="123.9" calcext:value-type="float">
            <text:p>123.9</text:p>
          </table:table-cell>
          <table:table-cell table:formula="of:=EXP(-[.$B$7]*[.B135])" office:value-type="float" office:value="0.041798789785244" calcext:value-type="float">
            <text:p>0.041798789785244</text:p>
          </table:table-cell>
          <table:table-cell table:formula="of:=[.C135]*([.$F$2]-[.$F$1])" office:value-type="float" office:value="5.2248487231555" calcext:value-type="float">
            <text:p>5.2248487231555</text:p>
          </table:table-cell>
          <table:table-cell table:formula="of:=[.D135]+[.$F$1]" office:value-type="float" office:value="30.2248487231555" calcext:value-type="float">
            <text:p>30.2248487231555</text:p>
          </table:table-cell>
          <table:table-cell table:number-columns-repeated="3"/>
          <table:table-cell table:formula="of:=[.A135]" office:value-type="float" office:value="12000" calcext:value-type="float">
            <text:p>12000</text:p>
          </table:table-cell>
          <table:table-cell table:formula="of:=[.E135]" office:value-type="float" office:value="30.2248487231555" calcext:value-type="float">
            <text:p>30.2248487231555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table:formula="of:=[.$B$4]*[.A136]/([.$B$2]^2)" office:value-type="float" office:value="124.9325" calcext:value-type="float">
            <text:p>124.9325</text:p>
          </table:table-cell>
          <table:table-cell table:formula="of:=EXP(-[.$B$7]*[.B136])" office:value-type="float" office:value="0.0407074038020254" calcext:value-type="float">
            <text:p>0.0407074038020254</text:p>
          </table:table-cell>
          <table:table-cell table:formula="of:=[.C136]*([.$F$2]-[.$F$1])" office:value-type="float" office:value="5.08842547525317" calcext:value-type="float">
            <text:p>5.08842547525317</text:p>
          </table:table-cell>
          <table:table-cell table:formula="of:=[.D136]+[.$F$1]" office:value-type="float" office:value="30.0884254752532" calcext:value-type="float">
            <text:p>30.0884254752532</text:p>
          </table:table-cell>
          <table:table-cell table:number-columns-repeated="3"/>
          <table:table-cell table:formula="of:=[.A136]" office:value-type="float" office:value="12100" calcext:value-type="float">
            <text:p>12100</text:p>
          </table:table-cell>
          <table:table-cell table:formula="of:=[.E136]" office:value-type="float" office:value="30.0884254752532" calcext:value-type="float">
            <text:p>30.0884254752532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table:formula="of:=[.$B$4]*[.A137]/([.$B$2]^2)" office:value-type="float" office:value="125.965" calcext:value-type="float">
            <text:p>125.965</text:p>
          </table:table-cell>
          <table:table-cell table:formula="of:=EXP(-[.$B$7]*[.B137])" office:value-type="float" office:value="0.0396445144181218" calcext:value-type="float">
            <text:p>0.0396445144181218</text:p>
          </table:table-cell>
          <table:table-cell table:formula="of:=[.C137]*([.$F$2]-[.$F$1])" office:value-type="float" office:value="4.95556430226523" calcext:value-type="float">
            <text:p>4.95556430226523</text:p>
          </table:table-cell>
          <table:table-cell table:formula="of:=[.D137]+[.$F$1]" office:value-type="float" office:value="29.9555643022652" calcext:value-type="float">
            <text:p>29.9555643022652</text:p>
          </table:table-cell>
          <table:table-cell table:number-columns-repeated="3"/>
          <table:table-cell table:formula="of:=[.A137]" office:value-type="float" office:value="12200" calcext:value-type="float">
            <text:p>12200</text:p>
          </table:table-cell>
          <table:table-cell table:formula="of:=[.E137]" office:value-type="float" office:value="29.9555643022652" calcext:value-type="float">
            <text:p>29.9555643022652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table:formula="of:=[.$B$4]*[.A138]/([.$B$2]^2)" office:value-type="float" office:value="126.9975" calcext:value-type="float">
            <text:p>126.9975</text:p>
          </table:table-cell>
          <table:table-cell table:formula="of:=EXP(-[.$B$7]*[.B138])" office:value-type="float" office:value="0.0386093775739751" calcext:value-type="float">
            <text:p>0.0386093775739751</text:p>
          </table:table-cell>
          <table:table-cell table:formula="of:=[.C138]*([.$F$2]-[.$F$1])" office:value-type="float" office:value="4.82617219674689" calcext:value-type="float">
            <text:p>4.82617219674689</text:p>
          </table:table-cell>
          <table:table-cell table:formula="of:=[.D138]+[.$F$1]" office:value-type="float" office:value="29.8261721967469" calcext:value-type="float">
            <text:p>29.8261721967469</text:p>
          </table:table-cell>
          <table:table-cell table:number-columns-repeated="3"/>
          <table:table-cell table:formula="of:=[.A138]" office:value-type="float" office:value="12300" calcext:value-type="float">
            <text:p>12300</text:p>
          </table:table-cell>
          <table:table-cell table:formula="of:=[.E138]" office:value-type="float" office:value="29.8261721967469" calcext:value-type="float">
            <text:p>29.8261721967469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table:formula="of:=[.$B$4]*[.A139]/([.$B$2]^2)" office:value-type="float" office:value="128.03" calcext:value-type="float">
            <text:p>128.03</text:p>
          </table:table-cell>
          <table:table-cell table:formula="of:=EXP(-[.$B$7]*[.B139])" office:value-type="float" office:value="0.0376012686377708" calcext:value-type="float">
            <text:p>0.0376012686377708</text:p>
          </table:table-cell>
          <table:table-cell table:formula="of:=[.C139]*([.$F$2]-[.$F$1])" office:value-type="float" office:value="4.70015857972134" calcext:value-type="float">
            <text:p>4.70015857972134</text:p>
          </table:table-cell>
          <table:table-cell table:formula="of:=[.D139]+[.$F$1]" office:value-type="float" office:value="29.7001585797213" calcext:value-type="float">
            <text:p>29.7001585797213</text:p>
          </table:table-cell>
          <table:table-cell table:number-columns-repeated="3"/>
          <table:table-cell table:formula="of:=[.A139]" office:value-type="float" office:value="12400" calcext:value-type="float">
            <text:p>12400</text:p>
          </table:table-cell>
          <table:table-cell table:formula="of:=[.E139]" office:value-type="float" office:value="29.7001585797213" calcext:value-type="float">
            <text:p>29.700158579721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formula="of:=[.$B$4]*[.A140]/([.$B$2]^2)" office:value-type="float" office:value="129.0625" calcext:value-type="float">
            <text:p>129.0625</text:p>
          </table:table-cell>
          <table:table-cell table:formula="of:=EXP(-[.$B$7]*[.B140])" office:value-type="float" office:value="0.0366194818981702" calcext:value-type="float">
            <text:p>0.0366194818981702</text:p>
          </table:table-cell>
          <table:table-cell table:formula="of:=[.C140]*([.$F$2]-[.$F$1])" office:value-type="float" office:value="4.57743523727128" calcext:value-type="float">
            <text:p>4.57743523727128</text:p>
          </table:table-cell>
          <table:table-cell table:formula="of:=[.D140]+[.$F$1]" office:value-type="float" office:value="29.5774352372713" calcext:value-type="float">
            <text:p>29.5774352372713</text:p>
          </table:table-cell>
          <table:table-cell table:number-columns-repeated="3"/>
          <table:table-cell table:formula="of:=[.A140]" office:value-type="float" office:value="12500" calcext:value-type="float">
            <text:p>12500</text:p>
          </table:table-cell>
          <table:table-cell table:formula="of:=[.E140]" office:value-type="float" office:value="29.5774352372713" calcext:value-type="float">
            <text:p>29.5774352372713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table:formula="of:=[.$B$4]*[.A141]/([.$B$2]^2)" office:value-type="float" office:value="130.095" calcext:value-type="float">
            <text:p>130.095</text:p>
          </table:table-cell>
          <table:table-cell table:formula="of:=EXP(-[.$B$7]*[.B141])" office:value-type="float" office:value="0.0356633300702888" calcext:value-type="float">
            <text:p>0.0356633300702888</text:p>
          </table:table-cell>
          <table:table-cell table:formula="of:=[.C141]*([.$F$2]-[.$F$1])" office:value-type="float" office:value="4.4579162587861" calcext:value-type="float">
            <text:p>4.4579162587861</text:p>
          </table:table-cell>
          <table:table-cell table:formula="of:=[.D141]+[.$F$1]" office:value-type="float" office:value="29.4579162587861" calcext:value-type="float">
            <text:p>29.4579162587861</text:p>
          </table:table-cell>
          <table:table-cell table:number-columns-repeated="3"/>
          <table:table-cell table:formula="of:=[.A141]" office:value-type="float" office:value="12600" calcext:value-type="float">
            <text:p>12600</text:p>
          </table:table-cell>
          <table:table-cell table:formula="of:=[.E141]" office:value-type="float" office:value="29.4579162587861" calcext:value-type="float">
            <text:p>29.4579162587861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table:formula="of:=[.$B$4]*[.A142]/([.$B$2]^2)" office:value-type="float" office:value="131.1275" calcext:value-type="float">
            <text:p>131.1275</text:p>
          </table:table-cell>
          <table:table-cell table:formula="of:=EXP(-[.$B$7]*[.B142])" office:value-type="float" office:value="0.0347321438145721" calcext:value-type="float">
            <text:p>0.0347321438145721</text:p>
          </table:table-cell>
          <table:table-cell table:formula="of:=[.C142]*([.$F$2]-[.$F$1])" office:value-type="float" office:value="4.34151797682151" calcext:value-type="float">
            <text:p>4.34151797682151</text:p>
          </table:table-cell>
          <table:table-cell table:formula="of:=[.D142]+[.$F$1]" office:value-type="float" office:value="29.3415179768215" calcext:value-type="float">
            <text:p>29.3415179768215</text:p>
          </table:table-cell>
          <table:table-cell table:number-columns-repeated="3"/>
          <table:table-cell table:formula="of:=[.A142]" office:value-type="float" office:value="12700" calcext:value-type="float">
            <text:p>12700</text:p>
          </table:table-cell>
          <table:table-cell table:formula="of:=[.E142]" office:value-type="float" office:value="29.3415179768215" calcext:value-type="float">
            <text:p>29.341517976821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formula="of:=[.$B$4]*[.A143]/([.$B$2]^2)" office:value-type="float" office:value="132.16" calcext:value-type="float">
            <text:p>132.16</text:p>
          </table:table-cell>
          <table:table-cell table:formula="of:=EXP(-[.$B$7]*[.B143])" office:value-type="float" office:value="0.0338252712682348" calcext:value-type="float">
            <text:p>0.0338252712682348</text:p>
          </table:table-cell>
          <table:table-cell table:formula="of:=[.C143]*([.$F$2]-[.$F$1])" office:value-type="float" office:value="4.22815890852935" calcext:value-type="float">
            <text:p>4.22815890852935</text:p>
          </table:table-cell>
          <table:table-cell table:formula="of:=[.D143]+[.$F$1]" office:value-type="float" office:value="29.2281589085294" calcext:value-type="float">
            <text:p>29.2281589085294</text:p>
          </table:table-cell>
          <table:table-cell table:number-columns-repeated="3"/>
          <table:table-cell table:formula="of:=[.A143]" office:value-type="float" office:value="12800" calcext:value-type="float">
            <text:p>12800</text:p>
          </table:table-cell>
          <table:table-cell table:formula="of:=[.E143]" office:value-type="float" office:value="29.2281589085294" calcext:value-type="float">
            <text:p>29.2281589085294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table:formula="of:=[.$B$4]*[.A144]/([.$B$2]^2)" office:value-type="float" office:value="133.1925" calcext:value-type="float">
            <text:p>133.1925</text:p>
          </table:table-cell>
          <table:table-cell table:formula="of:=EXP(-[.$B$7]*[.B144])" office:value-type="float" office:value="0.0329420775889348" calcext:value-type="float">
            <text:p>0.0329420775889348</text:p>
          </table:table-cell>
          <table:table-cell table:formula="of:=[.C144]*([.$F$2]-[.$F$1])" office:value-type="float" office:value="4.11775969861685" calcext:value-type="float">
            <text:p>4.11775969861685</text:p>
          </table:table-cell>
          <table:table-cell table:formula="of:=[.D144]+[.$F$1]" office:value-type="float" office:value="29.1177596986168" calcext:value-type="float">
            <text:p>29.1177596986168</text:p>
          </table:table-cell>
          <table:table-cell table:number-columns-repeated="3"/>
          <table:table-cell table:formula="of:=[.A144]" office:value-type="float" office:value="12900" calcext:value-type="float">
            <text:p>12900</text:p>
          </table:table-cell>
          <table:table-cell table:formula="of:=[.E144]" office:value-type="float" office:value="29.1177596986168" calcext:value-type="float">
            <text:p>29.117759698616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[.$B$4]*[.A145]/([.$B$2]^2)" office:value-type="float" office:value="134.225" calcext:value-type="float">
            <text:p>134.225</text:p>
          </table:table-cell>
          <table:table-cell table:formula="of:=EXP(-[.$B$7]*[.B145])" office:value-type="float" office:value="0.0320819445103604" calcext:value-type="float">
            <text:p>0.0320819445103604</text:p>
          </table:table-cell>
          <table:table-cell table:formula="of:=[.C145]*([.$F$2]-[.$F$1])" office:value-type="float" office:value="4.01024306379505" calcext:value-type="float">
            <text:p>4.01024306379505</text:p>
          </table:table-cell>
          <table:table-cell table:formula="of:=[.D145]+[.$F$1]" office:value-type="float" office:value="29.0102430637951" calcext:value-type="float">
            <text:p>29.0102430637951</text:p>
          </table:table-cell>
          <table:table-cell table:number-columns-repeated="3"/>
          <table:table-cell table:formula="of:=[.A145]" office:value-type="float" office:value="13000" calcext:value-type="float">
            <text:p>13000</text:p>
          </table:table-cell>
          <table:table-cell table:formula="of:=[.E145]" office:value-type="float" office:value="29.0102430637951" calcext:value-type="float">
            <text:p>29.0102430637951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table:formula="of:=[.$B$4]*[.A146]/([.$B$2]^2)" office:value-type="float" office:value="135.2575" calcext:value-type="float">
            <text:p>135.2575</text:p>
          </table:table-cell>
          <table:table-cell table:formula="of:=EXP(-[.$B$7]*[.B146])" office:value-type="float" office:value="0.0312442699094233" calcext:value-type="float">
            <text:p>0.0312442699094233</text:p>
          </table:table-cell>
          <table:table-cell table:formula="of:=[.C146]*([.$F$2]-[.$F$1])" office:value-type="float" office:value="3.90553373867792" calcext:value-type="float">
            <text:p>3.90553373867792</text:p>
          </table:table-cell>
          <table:table-cell table:formula="of:=[.D146]+[.$F$1]" office:value-type="float" office:value="28.9055337386779" calcext:value-type="float">
            <text:p>28.9055337386779</text:p>
          </table:table-cell>
          <table:table-cell table:number-columns-repeated="3"/>
          <table:table-cell table:formula="of:=[.A146]" office:value-type="float" office:value="13100" calcext:value-type="float">
            <text:p>13100</text:p>
          </table:table-cell>
          <table:table-cell table:formula="of:=[.E146]" office:value-type="float" office:value="28.9055337386779" calcext:value-type="float">
            <text:p>28.9055337386779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table:formula="of:=[.$B$4]*[.A147]/([.$B$2]^2)" office:value-type="float" office:value="136.29" calcext:value-type="float">
            <text:p>136.29</text:p>
          </table:table-cell>
          <table:table-cell table:formula="of:=EXP(-[.$B$7]*[.B147])" office:value-type="float" office:value="0.0304284673847511" calcext:value-type="float">
            <text:p>0.0304284673847511</text:p>
          </table:table-cell>
          <table:table-cell table:formula="of:=[.C147]*([.$F$2]-[.$F$1])" office:value-type="float" office:value="3.80355842309389" calcext:value-type="float">
            <text:p>3.80355842309389</text:p>
          </table:table-cell>
          <table:table-cell table:formula="of:=[.D147]+[.$F$1]" office:value-type="float" office:value="28.8035584230939" calcext:value-type="float">
            <text:p>28.8035584230939</text:p>
          </table:table-cell>
          <table:table-cell table:number-columns-repeated="3"/>
          <table:table-cell table:formula="of:=[.A147]" office:value-type="float" office:value="13200" calcext:value-type="float">
            <text:p>13200</text:p>
          </table:table-cell>
          <table:table-cell table:formula="of:=[.E147]" office:value-type="float" office:value="28.8035584230939" calcext:value-type="float">
            <text:p>28.8035584230939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table:formula="of:=[.$B$4]*[.A148]/([.$B$2]^2)" office:value-type="float" office:value="137.3225" calcext:value-type="float">
            <text:p>137.3225</text:p>
          </table:table-cell>
          <table:table-cell table:formula="of:=EXP(-[.$B$7]*[.B148])" office:value-type="float" office:value="0.0296339658461858" calcext:value-type="float">
            <text:p>0.0296339658461858</text:p>
          </table:table-cell>
          <table:table-cell table:formula="of:=[.C148]*([.$F$2]-[.$F$1])" office:value-type="float" office:value="3.70424573077323" calcext:value-type="float">
            <text:p>3.70424573077323</text:p>
          </table:table-cell>
          <table:table-cell table:formula="of:=[.D148]+[.$F$1]" office:value-type="float" office:value="28.7042457307732" calcext:value-type="float">
            <text:p>28.7042457307732</text:p>
          </table:table-cell>
          <table:table-cell table:number-columns-repeated="3"/>
          <table:table-cell table:formula="of:=[.A148]" office:value-type="float" office:value="13300" calcext:value-type="float">
            <text:p>13300</text:p>
          </table:table-cell>
          <table:table-cell table:formula="of:=[.E148]" office:value-type="float" office:value="28.7042457307732" calcext:value-type="float">
            <text:p>28.7042457307732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table:formula="of:=[.$B$4]*[.A149]/([.$B$2]^2)" office:value-type="float" office:value="138.355" calcext:value-type="float">
            <text:p>138.355</text:p>
          </table:table-cell>
          <table:table-cell table:formula="of:=EXP(-[.$B$7]*[.B149])" office:value-type="float" office:value="0.0288602091150011" calcext:value-type="float">
            <text:p>0.0288602091150011</text:p>
          </table:table-cell>
          <table:table-cell table:formula="of:=[.C149]*([.$F$2]-[.$F$1])" office:value-type="float" office:value="3.60752613937514" calcext:value-type="float">
            <text:p>3.60752613937514</text:p>
          </table:table-cell>
          <table:table-cell table:formula="of:=[.D149]+[.$F$1]" office:value-type="float" office:value="28.6075261393751" calcext:value-type="float">
            <text:p>28.6075261393751</text:p>
          </table:table-cell>
          <table:table-cell table:number-columns-repeated="3"/>
          <table:table-cell table:formula="of:=[.A149]" office:value-type="float" office:value="13400" calcext:value-type="float">
            <text:p>13400</text:p>
          </table:table-cell>
          <table:table-cell table:formula="of:=[.E149]" office:value-type="float" office:value="28.6075261393751" calcext:value-type="float">
            <text:p>28.6075261393751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table:formula="of:=[.$B$4]*[.A150]/([.$B$2]^2)" office:value-type="float" office:value="139.3875" calcext:value-type="float">
            <text:p>139.3875</text:p>
          </table:table-cell>
          <table:table-cell table:formula="of:=EXP(-[.$B$7]*[.B150])" office:value-type="float" office:value="0.0281066555345577" calcext:value-type="float">
            <text:p>0.0281066555345577</text:p>
          </table:table-cell>
          <table:table-cell table:formula="of:=[.C150]*([.$F$2]-[.$F$1])" office:value-type="float" office:value="3.51333194181971" calcext:value-type="float">
            <text:p>3.51333194181971</text:p>
          </table:table-cell>
          <table:table-cell table:formula="of:=[.D150]+[.$F$1]" office:value-type="float" office:value="28.5133319418197" calcext:value-type="float">
            <text:p>28.5133319418197</text:p>
          </table:table-cell>
          <table:table-cell table:number-columns-repeated="3"/>
          <table:table-cell table:formula="of:=[.A150]" office:value-type="float" office:value="13500" calcext:value-type="float">
            <text:p>13500</text:p>
          </table:table-cell>
          <table:table-cell table:formula="of:=[.E150]" office:value-type="float" office:value="28.5133319418197" calcext:value-type="float">
            <text:p>28.5133319418197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table:formula="of:=[.$B$4]*[.A151]/([.$B$2]^2)" office:value-type="float" office:value="140.42" calcext:value-type="float">
            <text:p>140.42</text:p>
          </table:table-cell>
          <table:table-cell table:formula="of:=EXP(-[.$B$7]*[.B151])" office:value-type="float" office:value="0.027372777591125" calcext:value-type="float">
            <text:p>0.027372777591125</text:p>
          </table:table-cell>
          <table:table-cell table:formula="of:=[.C151]*([.$F$2]-[.$F$1])" office:value-type="float" office:value="3.42159719889063" calcext:value-type="float">
            <text:p>3.42159719889063</text:p>
          </table:table-cell>
          <table:table-cell table:formula="of:=[.D151]+[.$F$1]" office:value-type="float" office:value="28.4215971988906" calcext:value-type="float">
            <text:p>28.4215971988906</text:p>
          </table:table-cell>
          <table:table-cell table:number-columns-repeated="3"/>
          <table:table-cell table:formula="of:=[.A151]" office:value-type="float" office:value="13600" calcext:value-type="float">
            <text:p>13600</text:p>
          </table:table-cell>
          <table:table-cell table:formula="of:=[.E151]" office:value-type="float" office:value="28.4215971988906" calcext:value-type="float">
            <text:p>28.4215971988906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table:formula="of:=[.$B$4]*[.A152]/([.$B$2]^2)" office:value-type="float" office:value="141.4525" calcext:value-type="float">
            <text:p>141.4525</text:p>
          </table:table-cell>
          <table:table-cell table:formula="of:=EXP(-[.$B$7]*[.B152])" office:value-type="float" office:value="0.026658061544603" calcext:value-type="float">
            <text:p>0.026658061544603</text:p>
          </table:table-cell>
          <table:table-cell table:formula="of:=[.C152]*([.$F$2]-[.$F$1])" office:value-type="float" office:value="3.33225769307537" calcext:value-type="float">
            <text:p>3.33225769307537</text:p>
          </table:table-cell>
          <table:table-cell table:formula="of:=[.D152]+[.$F$1]" office:value-type="float" office:value="28.3322576930754" calcext:value-type="float">
            <text:p>28.3322576930754</text:p>
          </table:table-cell>
          <table:table-cell table:number-columns-repeated="3"/>
          <table:table-cell table:formula="of:=[.A152]" office:value-type="float" office:value="13700" calcext:value-type="float">
            <text:p>13700</text:p>
          </table:table-cell>
          <table:table-cell table:formula="of:=[.E152]" office:value-type="float" office:value="28.3322576930754" calcext:value-type="float">
            <text:p>28.332257693075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table:formula="of:=[.$B$4]*[.A153]/([.$B$2]^2)" office:value-type="float" office:value="142.485" calcext:value-type="float">
            <text:p>142.485</text:p>
          </table:table-cell>
          <table:table-cell table:formula="of:=EXP(-[.$B$7]*[.B153])" office:value-type="float" office:value="0.0259620070688863" calcext:value-type="float">
            <text:p>0.0259620070688863</text:p>
          </table:table-cell>
          <table:table-cell table:formula="of:=[.C153]*([.$F$2]-[.$F$1])" office:value-type="float" office:value="3.24525088361078" calcext:value-type="float">
            <text:p>3.24525088361078</text:p>
          </table:table-cell>
          <table:table-cell table:formula="of:=[.D153]+[.$F$1]" office:value-type="float" office:value="28.2452508836108" calcext:value-type="float">
            <text:p>28.2452508836108</text:p>
          </table:table-cell>
          <table:table-cell table:number-columns-repeated="3"/>
          <table:table-cell table:formula="of:=[.A153]" office:value-type="float" office:value="13800" calcext:value-type="float">
            <text:p>13800</text:p>
          </table:table-cell>
          <table:table-cell table:formula="of:=[.E153]" office:value-type="float" office:value="28.2452508836108" calcext:value-type="float">
            <text:p>28.2452508836108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table:formula="of:=[.$B$4]*[.A154]/([.$B$2]^2)" office:value-type="float" office:value="143.5175" calcext:value-type="float">
            <text:p>143.5175</text:p>
          </table:table-cell>
          <table:table-cell table:formula="of:=EXP(-[.$B$7]*[.B154])" office:value-type="float" office:value="0.0252841269016186" calcext:value-type="float">
            <text:p>0.0252841269016186</text:p>
          </table:table-cell>
          <table:table-cell table:formula="of:=[.C154]*([.$F$2]-[.$F$1])" office:value-type="float" office:value="3.16051586270233" calcext:value-type="float">
            <text:p>3.16051586270233</text:p>
          </table:table-cell>
          <table:table-cell table:formula="of:=[.D154]+[.$F$1]" office:value-type="float" office:value="28.1605158627023" calcext:value-type="float">
            <text:p>28.1605158627023</text:p>
          </table:table-cell>
          <table:table-cell table:number-columns-repeated="3"/>
          <table:table-cell table:formula="of:=[.A154]" office:value-type="float" office:value="13900" calcext:value-type="float">
            <text:p>13900</text:p>
          </table:table-cell>
          <table:table-cell table:formula="of:=[.E154]" office:value-type="float" office:value="28.1605158627023" calcext:value-type="float">
            <text:p>28.160515862702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[.$B$4]*[.A155]/([.$B$2]^2)" office:value-type="float" office:value="144.55" calcext:value-type="float">
            <text:p>144.55</text:p>
          </table:table-cell>
          <table:table-cell table:formula="of:=EXP(-[.$B$7]*[.B155])" office:value-type="float" office:value="0.0246239465030921" calcext:value-type="float">
            <text:p>0.0246239465030921</text:p>
          </table:table-cell>
          <table:table-cell table:formula="of:=[.C155]*([.$F$2]-[.$F$1])" office:value-type="float" office:value="3.07799331288652" calcext:value-type="float">
            <text:p>3.07799331288652</text:p>
          </table:table-cell>
          <table:table-cell table:formula="of:=[.D155]+[.$F$1]" office:value-type="float" office:value="28.0779933128865" calcext:value-type="float">
            <text:p>28.0779933128865</text:p>
          </table:table-cell>
          <table:table-cell table:number-columns-repeated="3"/>
          <table:table-cell table:formula="of:=[.A155]" office:value-type="float" office:value="14000" calcext:value-type="float">
            <text:p>14000</text:p>
          </table:table-cell>
          <table:table-cell table:formula="of:=[.E155]" office:value-type="float" office:value="28.0779933128865" calcext:value-type="float">
            <text:p>28.0779933128865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table:formula="of:=[.$B$4]*[.A156]/([.$B$2]^2)" office:value-type="float" office:value="145.5825" calcext:value-type="float">
            <text:p>145.5825</text:p>
          </table:table-cell>
          <table:table-cell table:formula="of:=EXP(-[.$B$7]*[.B156])" office:value-type="float" office:value="0.0239810037240529" calcext:value-type="float">
            <text:p>0.0239810037240529</text:p>
          </table:table-cell>
          <table:table-cell table:formula="of:=[.C156]*([.$F$2]-[.$F$1])" office:value-type="float" office:value="2.99762546550662" calcext:value-type="float">
            <text:p>2.99762546550662</text:p>
          </table:table-cell>
          <table:table-cell table:formula="of:=[.D156]+[.$F$1]" office:value-type="float" office:value="27.9976254655066" calcext:value-type="float">
            <text:p>27.9976254655066</text:p>
          </table:table-cell>
          <table:table-cell table:number-columns-repeated="3"/>
          <table:table-cell table:formula="of:=[.A156]" office:value-type="float" office:value="14100" calcext:value-type="float">
            <text:p>14100</text:p>
          </table:table-cell>
          <table:table-cell table:formula="of:=[.E156]" office:value-type="float" office:value="27.9976254655066" calcext:value-type="float">
            <text:p>27.9976254655066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table:formula="of:=[.$B$4]*[.A157]/([.$B$2]^2)" office:value-type="float" office:value="146.615" calcext:value-type="float">
            <text:p>146.615</text:p>
          </table:table-cell>
          <table:table-cell table:formula="of:=EXP(-[.$B$7]*[.B157])" office:value-type="float" office:value="0.0233548484821807" calcext:value-type="float">
            <text:p>0.0233548484821807</text:p>
          </table:table-cell>
          <table:table-cell table:formula="of:=[.C157]*([.$F$2]-[.$F$1])" office:value-type="float" office:value="2.91935606027259" calcext:value-type="float">
            <text:p>2.91935606027259</text:p>
          </table:table-cell>
          <table:table-cell table:formula="of:=[.D157]+[.$F$1]" office:value-type="float" office:value="27.9193560602726" calcext:value-type="float">
            <text:p>27.9193560602726</text:p>
          </table:table-cell>
          <table:table-cell table:number-columns-repeated="3"/>
          <table:table-cell table:formula="of:=[.A157]" office:value-type="float" office:value="14200" calcext:value-type="float">
            <text:p>14200</text:p>
          </table:table-cell>
          <table:table-cell table:formula="of:=[.E157]" office:value-type="float" office:value="27.9193560602726" calcext:value-type="float">
            <text:p>27.9193560602726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table:formula="of:=[.$B$4]*[.A158]/([.$B$2]^2)" office:value-type="float" office:value="147.6475" calcext:value-type="float">
            <text:p>147.6475</text:p>
          </table:table-cell>
          <table:table-cell table:formula="of:=EXP(-[.$B$7]*[.B158])" office:value-type="float" office:value="0.0227450424470154" calcext:value-type="float">
            <text:p>0.0227450424470154</text:p>
          </table:table-cell>
          <table:table-cell table:formula="of:=[.C158]*([.$F$2]-[.$F$1])" office:value-type="float" office:value="2.84313030587692" calcext:value-type="float">
            <text:p>2.84313030587692</text:p>
          </table:table-cell>
          <table:table-cell table:formula="of:=[.D158]+[.$F$1]" office:value-type="float" office:value="27.8431303058769" calcext:value-type="float">
            <text:p>27.8431303058769</text:p>
          </table:table-cell>
          <table:table-cell table:number-columns-repeated="3"/>
          <table:table-cell table:formula="of:=[.A158]" office:value-type="float" office:value="14300" calcext:value-type="float">
            <text:p>14300</text:p>
          </table:table-cell>
          <table:table-cell table:formula="of:=[.E158]" office:value-type="float" office:value="27.8431303058769" calcext:value-type="float">
            <text:p>27.843130305876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formula="of:=[.$B$4]*[.A159]/([.$B$2]^2)" office:value-type="float" office:value="148.68" calcext:value-type="float">
            <text:p>148.68</text:p>
          </table:table-cell>
          <table:table-cell table:formula="of:=EXP(-[.$B$7]*[.B159])" office:value-type="float" office:value="0.0221511587331106" calcext:value-type="float">
            <text:p>0.0221511587331106</text:p>
          </table:table-cell>
          <table:table-cell table:formula="of:=[.C159]*([.$F$2]-[.$F$1])" office:value-type="float" office:value="2.76889484163883" calcext:value-type="float">
            <text:p>2.76889484163883</text:p>
          </table:table-cell>
          <table:table-cell table:formula="of:=[.D159]+[.$F$1]" office:value-type="float" office:value="27.7688948416388" calcext:value-type="float">
            <text:p>27.7688948416388</text:p>
          </table:table-cell>
          <table:table-cell table:number-columns-repeated="3"/>
          <table:table-cell table:formula="of:=[.A159]" office:value-type="float" office:value="14400" calcext:value-type="float">
            <text:p>14400</text:p>
          </table:table-cell>
          <table:table-cell table:formula="of:=[.E159]" office:value-type="float" office:value="27.7688948416388" calcext:value-type="float">
            <text:p>27.7688948416388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table:formula="of:=[.$B$4]*[.A160]/([.$B$2]^2)" office:value-type="float" office:value="149.7125" calcext:value-type="float">
            <text:p>149.7125</text:p>
          </table:table-cell>
          <table:table-cell table:formula="of:=EXP(-[.$B$7]*[.B160])" office:value-type="float" office:value="0.0215727816011989" calcext:value-type="float">
            <text:p>0.0215727816011989</text:p>
          </table:table-cell>
          <table:table-cell table:formula="of:=[.C160]*([.$F$2]-[.$F$1])" office:value-type="float" office:value="2.69659770014987" calcext:value-type="float">
            <text:p>2.69659770014987</text:p>
          </table:table-cell>
          <table:table-cell table:formula="of:=[.D160]+[.$F$1]" office:value-type="float" office:value="27.6965977001499" calcext:value-type="float">
            <text:p>27.6965977001499</text:p>
          </table:table-cell>
          <table:table-cell table:number-columns-repeated="3"/>
          <table:table-cell table:formula="of:=[.A160]" office:value-type="float" office:value="14500" calcext:value-type="float">
            <text:p>14500</text:p>
          </table:table-cell>
          <table:table-cell table:formula="of:=[.E160]" office:value-type="float" office:value="27.6965977001499" calcext:value-type="float">
            <text:p>27.6965977001499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table:formula="of:=[.$B$4]*[.A161]/([.$B$2]^2)" office:value-type="float" office:value="150.745" calcext:value-type="float">
            <text:p>150.745</text:p>
          </table:table-cell>
          <table:table-cell table:formula="of:=EXP(-[.$B$7]*[.B161])" office:value-type="float" office:value="0.02100950616716" calcext:value-type="float">
            <text:p>0.02100950616716</text:p>
          </table:table-cell>
          <table:table-cell table:formula="of:=[.C161]*([.$F$2]-[.$F$1])" office:value-type="float" office:value="2.626188270895" calcext:value-type="float">
            <text:p>2.626188270895</text:p>
          </table:table-cell>
          <table:table-cell table:formula="of:=[.D161]+[.$F$1]" office:value-type="float" office:value="27.626188270895" calcext:value-type="float">
            <text:p>27.626188270895</text:p>
          </table:table-cell>
          <table:table-cell table:number-columns-repeated="3"/>
          <table:table-cell table:formula="of:=[.A161]" office:value-type="float" office:value="14600" calcext:value-type="float">
            <text:p>14600</text:p>
          </table:table-cell>
          <table:table-cell table:formula="of:=[.E161]" office:value-type="float" office:value="27.626188270895" calcext:value-type="float">
            <text:p>27.62618827089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table:formula="of:=[.$B$4]*[.A162]/([.$B$2]^2)" office:value-type="float" office:value="151.7775" calcext:value-type="float">
            <text:p>151.7775</text:p>
          </table:table-cell>
          <table:table-cell table:formula="of:=EXP(-[.$B$7]*[.B162])" office:value-type="float" office:value="0.0204609381185875" calcext:value-type="float">
            <text:p>0.0204609381185875</text:p>
          </table:table-cell>
          <table:table-cell table:formula="of:=[.C162]*([.$F$2]-[.$F$1])" office:value-type="float" office:value="2.55761726482344" calcext:value-type="float">
            <text:p>2.55761726482344</text:p>
          </table:table-cell>
          <table:table-cell table:formula="of:=[.D162]+[.$F$1]" office:value-type="float" office:value="27.5576172648234" calcext:value-type="float">
            <text:p>27.5576172648234</text:p>
          </table:table-cell>
          <table:table-cell table:number-columns-repeated="3"/>
          <table:table-cell table:formula="of:=[.A162]" office:value-type="float" office:value="14700" calcext:value-type="float">
            <text:p>14700</text:p>
          </table:table-cell>
          <table:table-cell table:formula="of:=[.E162]" office:value-type="float" office:value="27.5576172648234" calcext:value-type="float">
            <text:p>27.5576172648234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table:formula="of:=[.$B$4]*[.A163]/([.$B$2]^2)" office:value-type="float" office:value="152.81" calcext:value-type="float">
            <text:p>152.81</text:p>
          </table:table-cell>
          <table:table-cell table:formula="of:=EXP(-[.$B$7]*[.B163])" office:value-type="float" office:value="0.0199266934387567" calcext:value-type="float">
            <text:p>0.0199266934387567</text:p>
          </table:table-cell>
          <table:table-cell table:formula="of:=[.C163]*([.$F$2]-[.$F$1])" office:value-type="float" office:value="2.49083667984459" calcext:value-type="float">
            <text:p>2.49083667984459</text:p>
          </table:table-cell>
          <table:table-cell table:formula="of:=[.D163]+[.$F$1]" office:value-type="float" office:value="27.4908366798446" calcext:value-type="float">
            <text:p>27.4908366798446</text:p>
          </table:table-cell>
          <table:table-cell table:number-columns-repeated="3"/>
          <table:table-cell table:formula="of:=[.A163]" office:value-type="float" office:value="14800" calcext:value-type="float">
            <text:p>14800</text:p>
          </table:table-cell>
          <table:table-cell table:formula="of:=[.E163]" office:value-type="float" office:value="27.4908366798446" calcext:value-type="float">
            <text:p>27.4908366798446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table:formula="of:=[.$B$4]*[.A164]/([.$B$2]^2)" office:value-type="float" office:value="153.8425" calcext:value-type="float">
            <text:p>153.8425</text:p>
          </table:table-cell>
          <table:table-cell table:formula="of:=EXP(-[.$B$7]*[.B164])" office:value-type="float" office:value="0.0194063981377997" calcext:value-type="float">
            <text:p>0.0194063981377997</text:p>
          </table:table-cell>
          <table:table-cell table:formula="of:=[.C164]*([.$F$2]-[.$F$1])" office:value-type="float" office:value="2.42579976722496" calcext:value-type="float">
            <text:p>2.42579976722496</text:p>
          </table:table-cell>
          <table:table-cell table:formula="of:=[.D164]+[.$F$1]" office:value-type="float" office:value="27.425799767225" calcext:value-type="float">
            <text:p>27.425799767225</text:p>
          </table:table-cell>
          <table:table-cell table:number-columns-repeated="3"/>
          <table:table-cell table:formula="of:=[.A164]" office:value-type="float" office:value="14900" calcext:value-type="float">
            <text:p>14900</text:p>
          </table:table-cell>
          <table:table-cell table:formula="of:=[.E164]" office:value-type="float" office:value="27.425799767225" calcext:value-type="float">
            <text:p>27.4257997672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$B$4]*[.A165]/([.$B$2]^2)" office:value-type="float" office:value="154.875" calcext:value-type="float">
            <text:p>154.875</text:p>
          </table:table-cell>
          <table:table-cell table:formula="of:=EXP(-[.$B$7]*[.B165])" office:value-type="float" office:value="0.0188996879908989" calcext:value-type="float">
            <text:p>0.0188996879908989</text:p>
          </table:table-cell>
          <table:table-cell table:formula="of:=[.C165]*([.$F$2]-[.$F$1])" office:value-type="float" office:value="2.36246099886237" calcext:value-type="float">
            <text:p>2.36246099886237</text:p>
          </table:table-cell>
          <table:table-cell table:formula="of:=[.D165]+[.$F$1]" office:value-type="float" office:value="27.3624609988624" calcext:value-type="float">
            <text:p>27.3624609988624</text:p>
          </table:table-cell>
          <table:table-cell table:number-columns-repeated="3"/>
          <table:table-cell table:formula="of:=[.A165]" office:value-type="float" office:value="15000" calcext:value-type="float">
            <text:p>15000</text:p>
          </table:table-cell>
          <table:table-cell table:formula="of:=[.E165]" office:value-type="float" office:value="27.3624609988624" calcext:value-type="float">
            <text:p>27.3624609988624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table:formula="of:=[.$B$4]*[.A166]/([.$B$2]^2)" office:value-type="float" office:value="155.9075" calcext:value-type="float">
            <text:p>155.9075</text:p>
          </table:table-cell>
          <table:table-cell table:formula="of:=EXP(-[.$B$7]*[.B166])" office:value-type="float" office:value="0.0184062082833176" calcext:value-type="float">
            <text:p>0.0184062082833176</text:p>
          </table:table-cell>
          <table:table-cell table:formula="of:=[.C166]*([.$F$2]-[.$F$1])" office:value-type="float" office:value="2.30077603541471" calcext:value-type="float">
            <text:p>2.30077603541471</text:p>
          </table:table-cell>
          <table:table-cell table:formula="of:=[.D166]+[.$F$1]" office:value-type="float" office:value="27.3007760354147" calcext:value-type="float">
            <text:p>27.3007760354147</text:p>
          </table:table-cell>
          <table:table-cell table:number-columns-repeated="3"/>
          <table:table-cell table:formula="of:=[.A166]" office:value-type="float" office:value="15100" calcext:value-type="float">
            <text:p>15100</text:p>
          </table:table-cell>
          <table:table-cell table:formula="of:=[.E166]" office:value-type="float" office:value="27.3007760354147" calcext:value-type="float">
            <text:p>27.3007760354147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table:formula="of:=[.$B$4]*[.A167]/([.$B$2]^2)" office:value-type="float" office:value="156.94" calcext:value-type="float">
            <text:p>156.94</text:p>
          </table:table-cell>
          <table:table-cell table:formula="of:=EXP(-[.$B$7]*[.B167])" office:value-type="float" office:value="0.0179256135620871" calcext:value-type="float">
            <text:p>0.0179256135620871</text:p>
          </table:table-cell>
          <table:table-cell table:formula="of:=[.C167]*([.$F$2]-[.$F$1])" office:value-type="float" office:value="2.24070169526088" calcext:value-type="float">
            <text:p>2.24070169526088</text:p>
          </table:table-cell>
          <table:table-cell table:formula="of:=[.D167]+[.$F$1]" office:value-type="float" office:value="27.2407016952609" calcext:value-type="float">
            <text:p>27.2407016952609</text:p>
          </table:table-cell>
          <table:table-cell table:number-columns-repeated="3"/>
          <table:table-cell table:formula="of:=[.A167]" office:value-type="float" office:value="15200" calcext:value-type="float">
            <text:p>15200</text:p>
          </table:table-cell>
          <table:table-cell table:formula="of:=[.E167]" office:value-type="float" office:value="27.2407016952609" calcext:value-type="float">
            <text:p>27.2407016952609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table:formula="of:=[.$B$4]*[.A168]/([.$B$2]^2)" office:value-type="float" office:value="157.9725" calcext:value-type="float">
            <text:p>157.9725</text:p>
          </table:table-cell>
          <table:table-cell table:formula="of:=EXP(-[.$B$7]*[.B168])" office:value-type="float" office:value="0.0174575673941771" calcext:value-type="float">
            <text:p>0.0174575673941771</text:p>
          </table:table-cell>
          <table:table-cell table:formula="of:=[.C168]*([.$F$2]-[.$F$1])" office:value-type="float" office:value="2.18219592427214" calcext:value-type="float">
            <text:p>2.18219592427214</text:p>
          </table:table-cell>
          <table:table-cell table:formula="of:=[.D168]+[.$F$1]" office:value-type="float" office:value="27.1821959242721" calcext:value-type="float">
            <text:p>27.1821959242721</text:p>
          </table:table-cell>
          <table:table-cell table:number-columns-repeated="3"/>
          <table:table-cell table:formula="of:=[.A168]" office:value-type="float" office:value="15300" calcext:value-type="float">
            <text:p>15300</text:p>
          </table:table-cell>
          <table:table-cell table:formula="of:=[.E168]" office:value-type="float" office:value="27.1821959242721" calcext:value-type="float">
            <text:p>27.1821959242721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table:formula="of:=[.$B$4]*[.A169]/([.$B$2]^2)" office:value-type="float" office:value="159.005" calcext:value-type="float">
            <text:p>159.005</text:p>
          </table:table-cell>
          <table:table-cell table:formula="of:=EXP(-[.$B$7]*[.B169])" office:value-type="float" office:value="0.0170017421309819" calcext:value-type="float">
            <text:p>0.0170017421309819</text:p>
          </table:table-cell>
          <table:table-cell table:formula="of:=[.C169]*([.$F$2]-[.$F$1])" office:value-type="float" office:value="2.12521776637274" calcext:value-type="float">
            <text:p>2.12521776637274</text:p>
          </table:table-cell>
          <table:table-cell table:formula="of:=[.D169]+[.$F$1]" office:value-type="float" office:value="27.1252177663727" calcext:value-type="float">
            <text:p>27.1252177663727</text:p>
          </table:table-cell>
          <table:table-cell table:number-columns-repeated="3"/>
          <table:table-cell table:formula="of:=[.A169]" office:value-type="float" office:value="15400" calcext:value-type="float">
            <text:p>15400</text:p>
          </table:table-cell>
          <table:table-cell table:formula="of:=[.E169]" office:value-type="float" office:value="27.1252177663727" calcext:value-type="float">
            <text:p>27.1252177663727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table:formula="of:=[.$B$4]*[.A170]/([.$B$2]^2)" office:value-type="float" office:value="160.0375" calcext:value-type="float">
            <text:p>160.0375</text:p>
          </table:table-cell>
          <table:table-cell table:formula="of:=EXP(-[.$B$7]*[.B170])" office:value-type="float" office:value="0.0165578186789541" calcext:value-type="float">
            <text:p>0.0165578186789541</text:p>
          </table:table-cell>
          <table:table-cell table:formula="of:=[.C170]*([.$F$2]-[.$F$1])" office:value-type="float" office:value="2.06972733486926" calcext:value-type="float">
            <text:p>2.06972733486926</text:p>
          </table:table-cell>
          <table:table-cell table:formula="of:=[.D170]+[.$F$1]" office:value-type="float" office:value="27.0697273348693" calcext:value-type="float">
            <text:p>27.0697273348693</text:p>
          </table:table-cell>
          <table:table-cell table:number-columns-repeated="3"/>
          <table:table-cell table:formula="of:=[.A170]" office:value-type="float" office:value="15500" calcext:value-type="float">
            <text:p>15500</text:p>
          </table:table-cell>
          <table:table-cell table:formula="of:=[.E170]" office:value-type="float" office:value="27.0697273348693" calcext:value-type="float">
            <text:p>27.0697273348693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table:formula="of:=[.$B$4]*[.A171]/([.$B$2]^2)" office:value-type="float" office:value="161.07" calcext:value-type="float">
            <text:p>161.07</text:p>
          </table:table-cell>
          <table:table-cell table:formula="of:=EXP(-[.$B$7]*[.B171])" office:value-type="float" office:value="0.0161254862762283" calcext:value-type="float">
            <text:p>0.0161254862762283</text:p>
          </table:table-cell>
          <table:table-cell table:formula="of:=[.C171]*([.$F$2]-[.$F$1])" office:value-type="float" office:value="2.01568578452853" calcext:value-type="float">
            <text:p>2.01568578452853</text:p>
          </table:table-cell>
          <table:table-cell table:formula="of:=[.D171]+[.$F$1]" office:value-type="float" office:value="27.0156857845285" calcext:value-type="float">
            <text:p>27.0156857845285</text:p>
          </table:table-cell>
          <table:table-cell table:number-columns-repeated="3"/>
          <table:table-cell table:formula="of:=[.A171]" office:value-type="float" office:value="15600" calcext:value-type="float">
            <text:p>15600</text:p>
          </table:table-cell>
          <table:table-cell table:formula="of:=[.E171]" office:value-type="float" office:value="27.0156857845285" calcext:value-type="float">
            <text:p>27.0156857845285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[.$B$4]*[.A172]/([.$B$2]^2)" office:value-type="float" office:value="162.1025" calcext:value-type="float">
            <text:p>162.1025</text:p>
          </table:table-cell>
          <table:table-cell table:formula="of:=EXP(-[.$B$7]*[.B172])" office:value-type="float" office:value="0.015704442275077" calcext:value-type="float">
            <text:p>0.015704442275077</text:p>
          </table:table-cell>
          <table:table-cell table:formula="of:=[.C172]*([.$F$2]-[.$F$1])" office:value-type="float" office:value="1.96305528438462" calcext:value-type="float">
            <text:p>1.96305528438462</text:p>
          </table:table-cell>
          <table:table-cell table:formula="of:=[.D172]+[.$F$1]" office:value-type="float" office:value="26.9630552843846" calcext:value-type="float">
            <text:p>26.9630552843846</text:p>
          </table:table-cell>
          <table:table-cell table:number-columns-repeated="3"/>
          <table:table-cell table:formula="of:=[.A172]" office:value-type="float" office:value="15700" calcext:value-type="float">
            <text:p>15700</text:p>
          </table:table-cell>
          <table:table-cell table:formula="of:=[.E172]" office:value-type="float" office:value="26.9630552843846" calcext:value-type="float">
            <text:p>26.9630552843846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[.$B$4]*[.A173]/([.$B$2]^2)" office:value-type="float" office:value="163.135" calcext:value-type="float">
            <text:p>163.135</text:p>
          </table:table-cell>
          <table:table-cell table:formula="of:=EXP(-[.$B$7]*[.B173])" office:value-type="float" office:value="0.0152943919300467" calcext:value-type="float">
            <text:p>0.0152943919300467</text:p>
          </table:table-cell>
          <table:table-cell table:formula="of:=[.C173]*([.$F$2]-[.$F$1])" office:value-type="float" office:value="1.91179899125584" calcext:value-type="float">
            <text:p>1.91179899125584</text:p>
          </table:table-cell>
          <table:table-cell table:formula="of:=[.D173]+[.$F$1]" office:value-type="float" office:value="26.9117989912558" calcext:value-type="float">
            <text:p>26.9117989912558</text:p>
          </table:table-cell>
          <table:table-cell table:number-columns-repeated="3"/>
          <table:table-cell table:formula="of:=[.A173]" office:value-type="float" office:value="15800" calcext:value-type="float">
            <text:p>15800</text:p>
          </table:table-cell>
          <table:table-cell table:formula="of:=[.E173]" office:value-type="float" office:value="26.9117989912558" calcext:value-type="float">
            <text:p>26.9117989912558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table:formula="of:=[.$B$4]*[.A174]/([.$B$2]^2)" office:value-type="float" office:value="164.1675" calcext:value-type="float">
            <text:p>164.1675</text:p>
          </table:table-cell>
          <table:table-cell table:formula="of:=EXP(-[.$B$7]*[.B174])" office:value-type="float" office:value="0.0148950481916259" calcext:value-type="float">
            <text:p>0.0148950481916259</text:p>
          </table:table-cell>
          <table:table-cell table:formula="of:=[.C174]*([.$F$2]-[.$F$1])" office:value-type="float" office:value="1.86188102395324" calcext:value-type="float">
            <text:p>1.86188102395324</text:p>
          </table:table-cell>
          <table:table-cell table:formula="of:=[.D174]+[.$F$1]" office:value-type="float" office:value="26.8618810239532" calcext:value-type="float">
            <text:p>26.8618810239532</text:p>
          </table:table-cell>
          <table:table-cell table:number-columns-repeated="3"/>
          <table:table-cell table:formula="of:=[.A174]" office:value-type="float" office:value="15900" calcext:value-type="float">
            <text:p>15900</text:p>
          </table:table-cell>
          <table:table-cell table:formula="of:=[.E174]" office:value-type="float" office:value="26.8618810239532" calcext:value-type="float">
            <text:p>26.861881023953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$B$4]*[.A175]/([.$B$2]^2)" office:value-type="float" office:value="165.2" calcext:value-type="float">
            <text:p>165.2</text:p>
          </table:table-cell>
          <table:table-cell table:formula="of:=EXP(-[.$B$7]*[.B175])" office:value-type="float" office:value="0.0145061315053001" calcext:value-type="float">
            <text:p>0.0145061315053001</text:p>
          </table:table-cell>
          <table:table-cell table:formula="of:=[.C175]*([.$F$2]-[.$F$1])" office:value-type="float" office:value="1.81326643816251" calcext:value-type="float">
            <text:p>1.81326643816251</text:p>
          </table:table-cell>
          <table:table-cell table:formula="of:=[.D175]+[.$F$1]" office:value-type="float" office:value="26.8132664381625" calcext:value-type="float">
            <text:p>26.8132664381625</text:p>
          </table:table-cell>
          <table:table-cell table:number-columns-repeated="3"/>
          <table:table-cell table:formula="of:=[.A175]" office:value-type="float" office:value="16000" calcext:value-type="float">
            <text:p>16000</text:p>
          </table:table-cell>
          <table:table-cell table:formula="of:=[.E175]" office:value-type="float" office:value="26.8132664381625" calcext:value-type="float">
            <text:p>26.813266438162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table:formula="of:=[.$B$4]*[.A176]/([.$B$2]^2)" office:value-type="float" office:value="166.2325" calcext:value-type="float">
            <text:p>166.2325</text:p>
          </table:table-cell>
          <table:table-cell table:formula="of:=EXP(-[.$B$7]*[.B176])" office:value-type="float" office:value="0.0141273696158542" calcext:value-type="float">
            <text:p>0.0141273696158542</text:p>
          </table:table-cell>
          <table:table-cell table:formula="of:=[.C176]*([.$F$2]-[.$F$1])" office:value-type="float" office:value="1.76592120198177" calcext:value-type="float">
            <text:p>1.76592120198177</text:p>
          </table:table-cell>
          <table:table-cell table:formula="of:=[.D176]+[.$F$1]" office:value-type="float" office:value="26.7659212019818" calcext:value-type="float">
            <text:p>26.7659212019818</text:p>
          </table:table-cell>
          <table:table-cell table:number-columns-repeated="3"/>
          <table:table-cell table:formula="of:=[.A176]" office:value-type="float" office:value="16100" calcext:value-type="float">
            <text:p>16100</text:p>
          </table:table-cell>
          <table:table-cell table:formula="of:=[.E176]" office:value-type="float" office:value="26.7659212019818" calcext:value-type="float">
            <text:p>26.7659212019818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table:formula="of:=[.$B$4]*[.A177]/([.$B$2]^2)" office:value-type="float" office:value="167.265" calcext:value-type="float">
            <text:p>167.265</text:p>
          </table:table-cell>
          <table:table-cell table:formula="of:=EXP(-[.$B$7]*[.B177])" office:value-type="float" office:value="0.0137584973767843" calcext:value-type="float">
            <text:p>0.0137584973767843</text:p>
          </table:table-cell>
          <table:table-cell table:formula="of:=[.C177]*([.$F$2]-[.$F$1])" office:value-type="float" office:value="1.71981217209804" calcext:value-type="float">
            <text:p>1.71981217209804</text:p>
          </table:table-cell>
          <table:table-cell table:formula="of:=[.D177]+[.$F$1]" office:value-type="float" office:value="26.719812172098" calcext:value-type="float">
            <text:p>26.719812172098</text:p>
          </table:table-cell>
          <table:table-cell table:number-columns-repeated="3"/>
          <table:table-cell table:formula="of:=[.A177]" office:value-type="float" office:value="16200" calcext:value-type="float">
            <text:p>16200</text:p>
          </table:table-cell>
          <table:table-cell table:formula="of:=[.E177]" office:value-type="float" office:value="26.719812172098" calcext:value-type="float">
            <text:p>26.719812172098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table:formula="of:=[.$B$4]*[.A178]/([.$B$2]^2)" office:value-type="float" office:value="168.2975" calcext:value-type="float">
            <text:p>168.2975</text:p>
          </table:table-cell>
          <table:table-cell table:formula="of:=EXP(-[.$B$7]*[.B178])" office:value-type="float" office:value="0.0133992565646861" calcext:value-type="float">
            <text:p>0.0133992565646861</text:p>
          </table:table-cell>
          <table:table-cell table:formula="of:=[.C178]*([.$F$2]-[.$F$1])" office:value-type="float" office:value="1.67490707058577" calcext:value-type="float">
            <text:p>1.67490707058577</text:p>
          </table:table-cell>
          <table:table-cell table:formula="of:=[.D178]+[.$F$1]" office:value-type="float" office:value="26.6749070705858" calcext:value-type="float">
            <text:p>26.6749070705858</text:p>
          </table:table-cell>
          <table:table-cell table:number-columns-repeated="3"/>
          <table:table-cell table:formula="of:=[.A178]" office:value-type="float" office:value="16300" calcext:value-type="float">
            <text:p>16300</text:p>
          </table:table-cell>
          <table:table-cell table:formula="of:=[.E178]" office:value-type="float" office:value="26.6749070705858" calcext:value-type="float">
            <text:p>26.6749070705858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table:formula="of:=[.$B$4]*[.A179]/([.$B$2]^2)" office:value-type="float" office:value="169.33" calcext:value-type="float">
            <text:p>169.33</text:p>
          </table:table-cell>
          <table:table-cell table:formula="of:=EXP(-[.$B$7]*[.B179])" office:value-type="float" office:value="0.0130493956984892" calcext:value-type="float">
            <text:p>0.0130493956984892</text:p>
          </table:table-cell>
          <table:table-cell table:formula="of:=[.C179]*([.$F$2]-[.$F$1])" office:value-type="float" office:value="1.63117446231115" calcext:value-type="float">
            <text:p>1.63117446231115</text:p>
          </table:table-cell>
          <table:table-cell table:formula="of:=[.D179]+[.$F$1]" office:value-type="float" office:value="26.6311744623112" calcext:value-type="float">
            <text:p>26.6311744623112</text:p>
          </table:table-cell>
          <table:table-cell table:number-columns-repeated="3"/>
          <table:table-cell table:formula="of:=[.A179]" office:value-type="float" office:value="16400" calcext:value-type="float">
            <text:p>16400</text:p>
          </table:table-cell>
          <table:table-cell table:formula="of:=[.E179]" office:value-type="float" office:value="26.6311744623112" calcext:value-type="float">
            <text:p>26.6311744623112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table:formula="of:=[.$B$4]*[.A180]/([.$B$2]^2)" office:value-type="float" office:value="170.3625" calcext:value-type="float">
            <text:p>170.3625</text:p>
          </table:table-cell>
          <table:table-cell table:formula="of:=EXP(-[.$B$7]*[.B180])" office:value-type="float" office:value="0.0127086698634117" calcext:value-type="float">
            <text:p>0.0127086698634117</text:p>
          </table:table-cell>
          <table:table-cell table:formula="of:=[.C180]*([.$F$2]-[.$F$1])" office:value-type="float" office:value="1.58858373292647" calcext:value-type="float">
            <text:p>1.58858373292647</text:p>
          </table:table-cell>
          <table:table-cell table:formula="of:=[.D180]+[.$F$1]" office:value-type="float" office:value="26.5885837329265" calcext:value-type="float">
            <text:p>26.5885837329265</text:p>
          </table:table-cell>
          <table:table-cell table:number-columns-repeated="3"/>
          <table:table-cell table:formula="of:=[.A180]" office:value-type="float" office:value="16500" calcext:value-type="float">
            <text:p>16500</text:p>
          </table:table-cell>
          <table:table-cell table:formula="of:=[.E180]" office:value-type="float" office:value="26.5885837329265" calcext:value-type="float">
            <text:p>26.5885837329265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table:formula="of:=[.$B$4]*[.A181]/([.$B$2]^2)" office:value-type="float" office:value="171.395" calcext:value-type="float">
            <text:p>171.395</text:p>
          </table:table-cell>
          <table:table-cell table:formula="of:=EXP(-[.$B$7]*[.B181])" office:value-type="float" office:value="0.0123768405395116" calcext:value-type="float">
            <text:p>0.0123768405395116</text:p>
          </table:table-cell>
          <table:table-cell table:formula="of:=[.C181]*([.$F$2]-[.$F$1])" office:value-type="float" office:value="1.54710506743895" calcext:value-type="float">
            <text:p>1.54710506743895</text:p>
          </table:table-cell>
          <table:table-cell table:formula="of:=[.D181]+[.$F$1]" office:value-type="float" office:value="26.547105067439" calcext:value-type="float">
            <text:p>26.547105067439</text:p>
          </table:table-cell>
          <table:table-cell table:number-columns-repeated="3"/>
          <table:table-cell table:formula="of:=[.A181]" office:value-type="float" office:value="16600" calcext:value-type="float">
            <text:p>16600</text:p>
          </table:table-cell>
          <table:table-cell table:formula="of:=[.E181]" office:value-type="float" office:value="26.547105067439" calcext:value-type="float">
            <text:p>26.547105067439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table:formula="of:=[.$B$4]*[.A182]/([.$B$2]^2)" office:value-type="float" office:value="172.4275" calcext:value-type="float">
            <text:p>172.4275</text:p>
          </table:table-cell>
          <table:table-cell table:formula="of:=EXP(-[.$B$7]*[.B182])" office:value-type="float" office:value="0.0120536754347142" calcext:value-type="float">
            <text:p>0.0120536754347142</text:p>
          </table:table-cell>
          <table:table-cell table:formula="of:=[.C182]*([.$F$2]-[.$F$1])" office:value-type="float" office:value="1.50670942933927" calcext:value-type="float">
            <text:p>1.50670942933927</text:p>
          </table:table-cell>
          <table:table-cell table:formula="of:=[.D182]+[.$F$1]" office:value-type="float" office:value="26.5067094293393" calcext:value-type="float">
            <text:p>26.5067094293393</text:p>
          </table:table-cell>
          <table:table-cell table:number-columns-repeated="3"/>
          <table:table-cell table:formula="of:=[.A182]" office:value-type="float" office:value="16700" calcext:value-type="float">
            <text:p>16700</text:p>
          </table:table-cell>
          <table:table-cell table:formula="of:=[.E182]" office:value-type="float" office:value="26.5067094293393" calcext:value-type="float">
            <text:p>26.5067094293393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table:formula="of:=[.$B$4]*[.A183]/([.$B$2]^2)" office:value-type="float" office:value="173.46" calcext:value-type="float">
            <text:p>173.46</text:p>
          </table:table-cell>
          <table:table-cell table:formula="of:=EXP(-[.$B$7]*[.B183])" office:value-type="float" office:value="0.0117389483221996" calcext:value-type="float">
            <text:p>0.0117389483221996</text:p>
          </table:table-cell>
          <table:table-cell table:formula="of:=[.C183]*([.$F$2]-[.$F$1])" office:value-type="float" office:value="1.46736854027495" calcext:value-type="float">
            <text:p>1.46736854027495</text:p>
          </table:table-cell>
          <table:table-cell table:formula="of:=[.D183]+[.$F$1]" office:value-type="float" office:value="26.4673685402749" calcext:value-type="float">
            <text:p>26.4673685402749</text:p>
          </table:table-cell>
          <table:table-cell table:number-columns-repeated="3"/>
          <table:table-cell table:formula="of:=[.A183]" office:value-type="float" office:value="16800" calcext:value-type="float">
            <text:p>16800</text:p>
          </table:table-cell>
          <table:table-cell table:formula="of:=[.E183]" office:value-type="float" office:value="26.4673685402749" calcext:value-type="float">
            <text:p>26.4673685402749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table:formula="of:=[.$B$4]*[.A184]/([.$B$2]^2)" office:value-type="float" office:value="174.4925" calcext:value-type="float">
            <text:p>174.4925</text:p>
          </table:table-cell>
          <table:table-cell table:formula="of:=EXP(-[.$B$7]*[.B184])" office:value-type="float" office:value="0.0114324388820363" calcext:value-type="float">
            <text:p>0.0114324388820363</text:p>
          </table:table-cell>
          <table:table-cell table:formula="of:=[.C184]*([.$F$2]-[.$F$1])" office:value-type="float" office:value="1.42905486025454" calcext:value-type="float">
            <text:p>1.42905486025454</text:p>
          </table:table-cell>
          <table:table-cell table:formula="of:=[.D184]+[.$F$1]" office:value-type="float" office:value="26.4290548602545" calcext:value-type="float">
            <text:p>26.4290548602545</text:p>
          </table:table-cell>
          <table:table-cell table:number-columns-repeated="3"/>
          <table:table-cell table:formula="of:=[.A184]" office:value-type="float" office:value="16900" calcext:value-type="float">
            <text:p>16900</text:p>
          </table:table-cell>
          <table:table-cell table:formula="of:=[.E184]" office:value-type="float" office:value="26.4290548602545" calcext:value-type="float">
            <text:p>26.429054860254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[.$B$4]*[.A185]/([.$B$2]^2)" office:value-type="float" office:value="175.525" calcext:value-type="float">
            <text:p>175.525</text:p>
          </table:table-cell>
          <table:table-cell table:formula="of:=EXP(-[.$B$7]*[.B185])" office:value-type="float" office:value="0.0111339325469495" calcext:value-type="float">
            <text:p>0.0111339325469495</text:p>
          </table:table-cell>
          <table:table-cell table:formula="of:=[.C185]*([.$F$2]-[.$F$1])" office:value-type="float" office:value="1.39174156836868" calcext:value-type="float">
            <text:p>1.39174156836868</text:p>
          </table:table-cell>
          <table:table-cell table:formula="of:=[.D185]+[.$F$1]" office:value-type="float" office:value="26.3917415683687" calcext:value-type="float">
            <text:p>26.3917415683687</text:p>
          </table:table-cell>
          <table:table-cell table:number-columns-repeated="3"/>
          <table:table-cell table:formula="of:=[.A185]" office:value-type="float" office:value="17000" calcext:value-type="float">
            <text:p>17000</text:p>
          </table:table-cell>
          <table:table-cell table:formula="of:=[.E185]" office:value-type="float" office:value="26.3917415683687" calcext:value-type="float">
            <text:p>26.3917415683687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table:formula="of:=[.$B$4]*[.A186]/([.$B$2]^2)" office:value-type="float" office:value="176.5575" calcext:value-type="float">
            <text:p>176.5575</text:p>
          </table:table-cell>
          <table:table-cell table:formula="of:=EXP(-[.$B$7]*[.B186])" office:value-type="float" office:value="0.0108432203521162" calcext:value-type="float">
            <text:p>0.0108432203521162</text:p>
          </table:table-cell>
          <table:table-cell table:formula="of:=[.C186]*([.$F$2]-[.$F$1])" office:value-type="float" office:value="1.35540254401453" calcext:value-type="float">
            <text:p>1.35540254401453</text:p>
          </table:table-cell>
          <table:table-cell table:formula="of:=[.D186]+[.$F$1]" office:value-type="float" office:value="26.3554025440145" calcext:value-type="float">
            <text:p>26.3554025440145</text:p>
          </table:table-cell>
          <table:table-cell table:number-columns-repeated="3"/>
          <table:table-cell table:formula="of:=[.A186]" office:value-type="float" office:value="17100" calcext:value-type="float">
            <text:p>17100</text:p>
          </table:table-cell>
          <table:table-cell table:formula="of:=[.E186]" office:value-type="float" office:value="26.3554025440145" calcext:value-type="float">
            <text:p>26.3554025440145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table:formula="of:=[.$B$4]*[.A187]/([.$B$2]^2)" office:value-type="float" office:value="177.59" calcext:value-type="float">
            <text:p>177.59</text:p>
          </table:table-cell>
          <table:table-cell table:formula="of:=EXP(-[.$B$7]*[.B187])" office:value-type="float" office:value="0.0105600987888831" calcext:value-type="float">
            <text:p>0.0105600987888831</text:p>
          </table:table-cell>
          <table:table-cell table:formula="of:=[.C187]*([.$F$2]-[.$F$1])" office:value-type="float" office:value="1.32001234861039" calcext:value-type="float">
            <text:p>1.32001234861039</text:p>
          </table:table-cell>
          <table:table-cell table:formula="of:=[.D187]+[.$F$1]" office:value-type="float" office:value="26.3200123486104" calcext:value-type="float">
            <text:p>26.3200123486104</text:p>
          </table:table-cell>
          <table:table-cell table:number-columns-repeated="3"/>
          <table:table-cell table:formula="of:=[.A187]" office:value-type="float" office:value="17200" calcext:value-type="float">
            <text:p>17200</text:p>
          </table:table-cell>
          <table:table-cell table:formula="of:=[.E187]" office:value-type="float" office:value="26.3200123486104" calcext:value-type="float">
            <text:p>26.320012348610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table:formula="of:=[.$B$4]*[.A188]/([.$B$2]^2)" office:value-type="float" office:value="178.6225" calcext:value-type="float">
            <text:p>178.6225</text:p>
          </table:table-cell>
          <table:table-cell table:formula="of:=EXP(-[.$B$7]*[.B188])" office:value-type="float" office:value="0.010284369662303" calcext:value-type="float">
            <text:p>0.010284369662303</text:p>
          </table:table-cell>
          <table:table-cell table:formula="of:=[.C188]*([.$F$2]-[.$F$1])" office:value-type="float" office:value="1.28554620778787" calcext:value-type="float">
            <text:p>1.28554620778787</text:p>
          </table:table-cell>
          <table:table-cell table:formula="of:=[.D188]+[.$F$1]" office:value-type="float" office:value="26.2855462077879" calcext:value-type="float">
            <text:p>26.2855462077879</text:p>
          </table:table-cell>
          <table:table-cell table:number-columns-repeated="3"/>
          <table:table-cell table:formula="of:=[.A188]" office:value-type="float" office:value="17300" calcext:value-type="float">
            <text:p>17300</text:p>
          </table:table-cell>
          <table:table-cell table:formula="of:=[.E188]" office:value-type="float" office:value="26.2855462077879" calcext:value-type="float">
            <text:p>26.2855462077879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table:formula="of:=[.$B$4]*[.A189]/([.$B$2]^2)" office:value-type="float" office:value="179.655" calcext:value-type="float">
            <text:p>179.655</text:p>
          </table:table-cell>
          <table:table-cell table:formula="of:=EXP(-[.$B$7]*[.B189])" office:value-type="float" office:value="0.0100158399523916" calcext:value-type="float">
            <text:p>0.0100158399523916</text:p>
          </table:table-cell>
          <table:table-cell table:formula="of:=[.C189]*([.$F$2]-[.$F$1])" office:value-type="float" office:value="1.25197999404895" calcext:value-type="float">
            <text:p>1.25197999404895</text:p>
          </table:table-cell>
          <table:table-cell table:formula="of:=[.D189]+[.$F$1]" office:value-type="float" office:value="26.251979994049" calcext:value-type="float">
            <text:p>26.251979994049</text:p>
          </table:table-cell>
          <table:table-cell table:number-columns-repeated="3"/>
          <table:table-cell table:formula="of:=[.A189]" office:value-type="float" office:value="17400" calcext:value-type="float">
            <text:p>17400</text:p>
          </table:table-cell>
          <table:table-cell table:formula="of:=[.E189]" office:value-type="float" office:value="26.251979994049" calcext:value-type="float">
            <text:p>26.25197999404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formula="of:=[.$B$4]*[.A190]/([.$B$2]^2)" office:value-type="float" office:value="180.6875" calcext:value-type="float">
            <text:p>180.6875</text:p>
          </table:table-cell>
          <table:table-cell table:formula="of:=EXP(-[.$B$7]*[.B190])" office:value-type="float" office:value="0.00975432167900707" calcext:value-type="float">
            <text:p>0.00975432167900707</text:p>
          </table:table-cell>
          <table:table-cell table:formula="of:=[.C190]*([.$F$2]-[.$F$1])" office:value-type="float" office:value="1.21929020987588" calcext:value-type="float">
            <text:p>1.21929020987588</text:p>
          </table:table-cell>
          <table:table-cell table:formula="of:=[.D190]+[.$F$1]" office:value-type="float" office:value="26.2192902098759" calcext:value-type="float">
            <text:p>26.2192902098759</text:p>
          </table:table-cell>
          <table:table-cell table:number-columns-repeated="3"/>
          <table:table-cell table:formula="of:=[.A190]" office:value-type="float" office:value="17500" calcext:value-type="float">
            <text:p>17500</text:p>
          </table:table-cell>
          <table:table-cell table:formula="of:=[.E190]" office:value-type="float" office:value="26.2192902098759" calcext:value-type="float">
            <text:p>26.2192902098759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formula="of:=[.$B$4]*[.A191]/([.$B$2]^2)" office:value-type="float" office:value="181.72" calcext:value-type="float">
            <text:p>181.72</text:p>
          </table:table-cell>
          <table:table-cell table:formula="of:=EXP(-[.$B$7]*[.B191])" office:value-type="float" office:value="0.00949963177025683" calcext:value-type="float">
            <text:p>0.00949963177025683</text:p>
          </table:table-cell>
          <table:table-cell table:formula="of:=[.C191]*([.$F$2]-[.$F$1])" office:value-type="float" office:value="1.1874539712821" calcext:value-type="float">
            <text:p>1.1874539712821</text:p>
          </table:table-cell>
          <table:table-cell table:formula="of:=[.D191]+[.$F$1]" office:value-type="float" office:value="26.1874539712821" calcext:value-type="float">
            <text:p>26.1874539712821</text:p>
          </table:table-cell>
          <table:table-cell table:number-columns-repeated="3"/>
          <table:table-cell table:formula="of:=[.A191]" office:value-type="float" office:value="17600" calcext:value-type="float">
            <text:p>17600</text:p>
          </table:table-cell>
          <table:table-cell table:formula="of:=[.E191]" office:value-type="float" office:value="26.1874539712821" calcext:value-type="float">
            <text:p>26.1874539712821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table:formula="of:=[.$B$4]*[.A192]/([.$B$2]^2)" office:value-type="float" office:value="182.7525" calcext:value-type="float">
            <text:p>182.7525</text:p>
          </table:table-cell>
          <table:table-cell table:formula="of:=EXP(-[.$B$7]*[.B192])" office:value-type="float" office:value="0.00925159193434136" calcext:value-type="float">
            <text:p>0.00925159193434136</text:p>
          </table:table-cell>
          <table:table-cell table:formula="of:=[.C192]*([.$F$2]-[.$F$1])" office:value-type="float" office:value="1.15644899179267" calcext:value-type="float">
            <text:p>1.15644899179267</text:p>
          </table:table-cell>
          <table:table-cell table:formula="of:=[.D192]+[.$F$1]" office:value-type="float" office:value="26.1564489917927" calcext:value-type="float">
            <text:p>26.1564489917927</text:p>
          </table:table-cell>
          <table:table-cell table:number-columns-repeated="3"/>
          <table:table-cell table:formula="of:=[.A192]" office:value-type="float" office:value="17700" calcext:value-type="float">
            <text:p>17700</text:p>
          </table:table-cell>
          <table:table-cell table:formula="of:=[.E192]" office:value-type="float" office:value="26.1564489917927" calcext:value-type="float">
            <text:p>26.1564489917927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table:formula="of:=[.$B$4]*[.A193]/([.$B$2]^2)" office:value-type="float" office:value="183.785" calcext:value-type="float">
            <text:p>183.785</text:p>
          </table:table-cell>
          <table:table-cell table:formula="of:=EXP(-[.$B$7]*[.B193])" office:value-type="float" office:value="0.00901002853474352" calcext:value-type="float">
            <text:p>0.00901002853474352</text:p>
          </table:table-cell>
          <table:table-cell table:formula="of:=[.C193]*([.$F$2]-[.$F$1])" office:value-type="float" office:value="1.12625356684294" calcext:value-type="float">
            <text:p>1.12625356684294</text:p>
          </table:table-cell>
          <table:table-cell table:formula="of:=[.D193]+[.$F$1]" office:value-type="float" office:value="26.1262535668429" calcext:value-type="float">
            <text:p>26.1262535668429</text:p>
          </table:table-cell>
          <table:table-cell table:number-columns-repeated="3"/>
          <table:table-cell table:formula="of:=[.A193]" office:value-type="float" office:value="17800" calcext:value-type="float">
            <text:p>17800</text:p>
          </table:table-cell>
          <table:table-cell table:formula="of:=[.E193]" office:value-type="float" office:value="26.1262535668429" calcext:value-type="float">
            <text:p>26.1262535668429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table:formula="of:=[.$B$4]*[.A194]/([.$B$2]^2)" office:value-type="float" office:value="184.8175" calcext:value-type="float">
            <text:p>184.8175</text:p>
          </table:table-cell>
          <table:table-cell table:formula="of:=EXP(-[.$B$7]*[.B194])" office:value-type="float" office:value="0.00877477246867698" calcext:value-type="float">
            <text:p>0.00877477246867698</text:p>
          </table:table-cell>
          <table:table-cell table:formula="of:=[.C194]*([.$F$2]-[.$F$1])" office:value-type="float" office:value="1.09684655858462" calcext:value-type="float">
            <text:p>1.09684655858462</text:p>
          </table:table-cell>
          <table:table-cell table:formula="of:=[.D194]+[.$F$1]" office:value-type="float" office:value="26.0968465585846" calcext:value-type="float">
            <text:p>26.0968465585846</text:p>
          </table:table-cell>
          <table:table-cell table:number-columns-repeated="3"/>
          <table:table-cell table:formula="of:=[.A194]" office:value-type="float" office:value="17900" calcext:value-type="float">
            <text:p>17900</text:p>
          </table:table-cell>
          <table:table-cell table:formula="of:=[.E194]" office:value-type="float" office:value="26.0968465585846" calcext:value-type="float">
            <text:p>26.096846558584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$B$4]*[.A195]/([.$B$2]^2)" office:value-type="float" office:value="185.85" calcext:value-type="float">
            <text:p>185.85</text:p>
          </table:table-cell>
          <table:table-cell table:formula="of:=EXP(-[.$B$7]*[.B195])" office:value-type="float" office:value="0.00854565904870835" calcext:value-type="float">
            <text:p>0.00854565904870835</text:p>
          </table:table-cell>
          <table:table-cell table:formula="of:=[.C195]*([.$F$2]-[.$F$1])" office:value-type="float" office:value="1.06820738108854" calcext:value-type="float">
            <text:p>1.06820738108854</text:p>
          </table:table-cell>
          <table:table-cell table:formula="of:=[.D195]+[.$F$1]" office:value-type="float" office:value="26.0682073810885" calcext:value-type="float">
            <text:p>26.0682073810885</text:p>
          </table:table-cell>
          <table:table-cell table:number-columns-repeated="3"/>
          <table:table-cell table:formula="of:=[.A195]" office:value-type="float" office:value="18000" calcext:value-type="float">
            <text:p>18000</text:p>
          </table:table-cell>
          <table:table-cell table:formula="of:=[.E195]" office:value-type="float" office:value="26.0682073810885" calcext:value-type="float">
            <text:p>26.0682073810885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table:formula="of:=[.$B$4]*[.A196]/([.$B$2]^2)" office:value-type="float" office:value="186.8825" calcext:value-type="float">
            <text:p>186.8825</text:p>
          </table:table-cell>
          <table:table-cell table:formula="of:=EXP(-[.$B$7]*[.B196])" office:value-type="float" office:value="0.00832252788747032" calcext:value-type="float">
            <text:p>0.00832252788747032</text:p>
          </table:table-cell>
          <table:table-cell table:formula="of:=[.C196]*([.$F$2]-[.$F$1])" office:value-type="float" office:value="1.04031598593379" calcext:value-type="float">
            <text:p>1.04031598593379</text:p>
          </table:table-cell>
          <table:table-cell table:formula="of:=[.D196]+[.$F$1]" office:value-type="float" office:value="26.0403159859338" calcext:value-type="float">
            <text:p>26.0403159859338</text:p>
          </table:table-cell>
          <table:table-cell table:number-columns-repeated="3"/>
          <table:table-cell table:formula="of:=[.A196]" office:value-type="float" office:value="18100" calcext:value-type="float">
            <text:p>18100</text:p>
          </table:table-cell>
          <table:table-cell table:formula="of:=[.E196]" office:value-type="float" office:value="26.0403159859338" calcext:value-type="float">
            <text:p>26.0403159859338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table:formula="of:=[.$B$4]*[.A197]/([.$B$2]^2)" office:value-type="float" office:value="187.915" calcext:value-type="float">
            <text:p>187.915</text:p>
          </table:table-cell>
          <table:table-cell table:formula="of:=EXP(-[.$B$7]*[.B197])" office:value-type="float" office:value="0.00810522278538484" calcext:value-type="float">
            <text:p>0.00810522278538484</text:p>
          </table:table-cell>
          <table:table-cell table:formula="of:=[.C197]*([.$F$2]-[.$F$1])" office:value-type="float" office:value="1.01315284817311" calcext:value-type="float">
            <text:p>1.01315284817311</text:p>
          </table:table-cell>
          <table:table-cell table:formula="of:=[.D197]+[.$F$1]" office:value-type="float" office:value="26.0131528481731" calcext:value-type="float">
            <text:p>26.0131528481731</text:p>
          </table:table-cell>
          <table:table-cell table:number-columns-repeated="3"/>
          <table:table-cell table:formula="of:=[.A197]" office:value-type="float" office:value="18200" calcext:value-type="float">
            <text:p>18200</text:p>
          </table:table-cell>
          <table:table-cell table:formula="of:=[.E197]" office:value-type="float" office:value="26.0131528481731" calcext:value-type="float">
            <text:p>26.0131528481731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formula="of:=[.$B$4]*[.A198]/([.$B$2]^2)" office:value-type="float" office:value="188.9475" calcext:value-type="float">
            <text:p>188.9475</text:p>
          </table:table-cell>
          <table:table-cell table:formula="of:=EXP(-[.$B$7]*[.B198])" office:value-type="float" office:value="0.00789359162131807" calcext:value-type="float">
            <text:p>0.00789359162131807</text:p>
          </table:table-cell>
          <table:table-cell table:formula="of:=[.C198]*([.$F$2]-[.$F$1])" office:value-type="float" office:value="0.986698952664759" calcext:value-type="float">
            <text:p>0.986698952664759</text:p>
          </table:table-cell>
          <table:table-cell table:formula="of:=[.D198]+[.$F$1]" office:value-type="float" office:value="25.9866989526648" calcext:value-type="float">
            <text:p>25.9866989526648</text:p>
          </table:table-cell>
          <table:table-cell table:number-columns-repeated="3"/>
          <table:table-cell table:formula="of:=[.A198]" office:value-type="float" office:value="18300" calcext:value-type="float">
            <text:p>18300</text:p>
          </table:table-cell>
          <table:table-cell table:formula="of:=[.E198]" office:value-type="float" office:value="25.9866989526648" calcext:value-type="float">
            <text:p>25.9866989526648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table:formula="of:=[.$B$4]*[.A199]/([.$B$2]^2)" office:value-type="float" office:value="189.98" calcext:value-type="float">
            <text:p>189.98</text:p>
          </table:table-cell>
          <table:table-cell table:formula="of:=EXP(-[.$B$7]*[.B199])" office:value-type="float" office:value="0.0076874862460902" calcext:value-type="float">
            <text:p>0.0076874862460902</text:p>
          </table:table-cell>
          <table:table-cell table:formula="of:=[.C199]*([.$F$2]-[.$F$1])" office:value-type="float" office:value="0.960935780761275" calcext:value-type="float">
            <text:p>0.960935780761275</text:p>
          </table:table-cell>
          <table:table-cell table:formula="of:=[.D199]+[.$F$1]" office:value-type="float" office:value="25.9609357807613" calcext:value-type="float">
            <text:p>25.9609357807613</text:p>
          </table:table-cell>
          <table:table-cell table:number-columns-repeated="3"/>
          <table:table-cell table:formula="of:=[.A199]" office:value-type="float" office:value="18400" calcext:value-type="float">
            <text:p>18400</text:p>
          </table:table-cell>
          <table:table-cell table:formula="of:=[.E199]" office:value-type="float" office:value="25.9609357807613" calcext:value-type="float">
            <text:p>25.9609357807613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table:formula="of:=[.$B$4]*[.A200]/([.$B$2]^2)" office:value-type="float" office:value="191.0125" calcext:value-type="float">
            <text:p>191.0125</text:p>
          </table:table-cell>
          <table:table-cell table:formula="of:=EXP(-[.$B$7]*[.B200])" office:value-type="float" office:value="0.00748676237876592" calcext:value-type="float">
            <text:p>0.00748676237876592</text:p>
          </table:table-cell>
          <table:table-cell table:formula="of:=[.C200]*([.$F$2]-[.$F$1])" office:value-type="float" office:value="0.93584529734574" calcext:value-type="float">
            <text:p>0.93584529734574</text:p>
          </table:table-cell>
          <table:table-cell table:formula="of:=[.D200]+[.$F$1]" office:value-type="float" office:value="25.9358452973457" calcext:value-type="float">
            <text:p>25.9358452973457</text:p>
          </table:table-cell>
          <table:table-cell table:number-columns-repeated="3"/>
          <table:table-cell table:formula="of:=[.A200]" office:value-type="float" office:value="18500" calcext:value-type="float">
            <text:p>18500</text:p>
          </table:table-cell>
          <table:table-cell table:formula="of:=[.E200]" office:value-type="float" office:value="25.9358452973457" calcext:value-type="float">
            <text:p>25.9358452973457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table:formula="of:=[.$B$4]*[.A201]/([.$B$2]^2)" office:value-type="float" office:value="192.045" calcext:value-type="float">
            <text:p>192.045</text:p>
          </table:table-cell>
          <table:table-cell table:formula="of:=EXP(-[.$B$7]*[.B201])" office:value-type="float" office:value="0.00729127950565272" calcext:value-type="float">
            <text:p>0.00729127950565272</text:p>
          </table:table-cell>
          <table:table-cell table:formula="of:=[.C201]*([.$F$2]-[.$F$1])" office:value-type="float" office:value="0.91140993820659" calcext:value-type="float">
            <text:p>0.91140993820659</text:p>
          </table:table-cell>
          <table:table-cell table:formula="of:=[.D201]+[.$F$1]" office:value-type="float" office:value="25.9114099382066" calcext:value-type="float">
            <text:p>25.9114099382066</text:p>
          </table:table-cell>
          <table:table-cell table:number-columns-repeated="3"/>
          <table:table-cell table:formula="of:=[.A201]" office:value-type="float" office:value="18600" calcext:value-type="float">
            <text:p>18600</text:p>
          </table:table-cell>
          <table:table-cell table:formula="of:=[.E201]" office:value-type="float" office:value="25.9114099382066" calcext:value-type="float">
            <text:p>25.9114099382066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formula="of:=[.$B$4]*[.A202]/([.$B$2]^2)" office:value-type="float" office:value="193.0775" calcext:value-type="float">
            <text:p>193.0775</text:p>
          </table:table-cell>
          <table:table-cell table:formula="of:=EXP(-[.$B$7]*[.B202])" office:value-type="float" office:value="0.00710090078193646" calcext:value-type="float">
            <text:p>0.00710090078193646</text:p>
          </table:table-cell>
          <table:table-cell table:formula="of:=[.C202]*([.$F$2]-[.$F$1])" office:value-type="float" office:value="0.887612597742058" calcext:value-type="float">
            <text:p>0.887612597742058</text:p>
          </table:table-cell>
          <table:table-cell table:formula="of:=[.D202]+[.$F$1]" office:value-type="float" office:value="25.8876125977421" calcext:value-type="float">
            <text:p>25.8876125977421</text:p>
          </table:table-cell>
          <table:table-cell table:number-columns-repeated="3"/>
          <table:table-cell table:formula="of:=[.A202]" office:value-type="float" office:value="18700" calcext:value-type="float">
            <text:p>18700</text:p>
          </table:table-cell>
          <table:table-cell table:formula="of:=[.E202]" office:value-type="float" office:value="25.8876125977421" calcext:value-type="float">
            <text:p>25.8876125977421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table:formula="of:=[.$B$4]*[.A203]/([.$B$2]^2)" office:value-type="float" office:value="194.11" calcext:value-type="float">
            <text:p>194.11</text:p>
          </table:table-cell>
          <table:table-cell table:formula="of:=EXP(-[.$B$7]*[.B203])" office:value-type="float" office:value="0.0069154929358852" calcext:value-type="float">
            <text:p>0.0069154929358852</text:p>
          </table:table-cell>
          <table:table-cell table:formula="of:=[.C203]*([.$F$2]-[.$F$1])" office:value-type="float" office:value="0.86443661698565" calcext:value-type="float">
            <text:p>0.86443661698565</text:p>
          </table:table-cell>
          <table:table-cell table:formula="of:=[.D203]+[.$F$1]" office:value-type="float" office:value="25.8644366169857" calcext:value-type="float">
            <text:p>25.8644366169857</text:p>
          </table:table-cell>
          <table:table-cell table:number-columns-repeated="3"/>
          <table:table-cell table:formula="of:=[.A203]" office:value-type="float" office:value="18800" calcext:value-type="float">
            <text:p>18800</text:p>
          </table:table-cell>
          <table:table-cell table:formula="of:=[.E203]" office:value-type="float" office:value="25.8644366169857" calcext:value-type="float">
            <text:p>25.8644366169857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table:formula="of:=[.$B$4]*[.A204]/([.$B$2]^2)" office:value-type="float" office:value="195.1425" calcext:value-type="float">
            <text:p>195.1425</text:p>
          </table:table-cell>
          <table:table-cell table:formula="of:=EXP(-[.$B$7]*[.B204])" office:value-type="float" office:value="0.00673492617555433" calcext:value-type="float">
            <text:p>0.00673492617555433</text:p>
          </table:table-cell>
          <table:table-cell table:formula="of:=[.C204]*([.$F$2]-[.$F$1])" office:value-type="float" office:value="0.841865771944291" calcext:value-type="float">
            <text:p>0.841865771944291</text:p>
          </table:table-cell>
          <table:table-cell table:formula="of:=[.D204]+[.$F$1]" office:value-type="float" office:value="25.8418657719443" calcext:value-type="float">
            <text:p>25.8418657719443</text:p>
          </table:table-cell>
          <table:table-cell table:number-columns-repeated="3"/>
          <table:table-cell table:formula="of:=[.A204]" office:value-type="float" office:value="18900" calcext:value-type="float">
            <text:p>18900</text:p>
          </table:table-cell>
          <table:table-cell table:formula="of:=[.E204]" office:value-type="float" office:value="25.8418657719443" calcext:value-type="float">
            <text:p>25.84186577194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[.$B$4]*[.A205]/([.$B$2]^2)" office:value-type="float" office:value="196.175" calcext:value-type="float">
            <text:p>196.175</text:p>
          </table:table-cell>
          <table:table-cell table:formula="of:=EXP(-[.$B$7]*[.B205])" office:value-type="float" office:value="0.00655907409792773" calcext:value-type="float">
            <text:p>0.00655907409792773</text:p>
          </table:table-cell>
          <table:table-cell table:formula="of:=[.C205]*([.$F$2]-[.$F$1])" office:value-type="float" office:value="0.819884262240966" calcext:value-type="float">
            <text:p>0.819884262240966</text:p>
          </table:table-cell>
          <table:table-cell table:formula="of:=[.D205]+[.$F$1]" office:value-type="float" office:value="25.819884262241" calcext:value-type="float">
            <text:p>25.819884262241</text:p>
          </table:table-cell>
          <table:table-cell table:number-columns-repeated="3"/>
          <table:table-cell table:formula="of:=[.A205]" office:value-type="float" office:value="19000" calcext:value-type="float">
            <text:p>19000</text:p>
          </table:table-cell>
          <table:table-cell table:formula="of:=[.E205]" office:value-type="float" office:value="25.819884262241" calcext:value-type="float">
            <text:p>25.81988426224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table:formula="of:=[.$B$4]*[.A206]/([.$B$2]^2)" office:value-type="float" office:value="197.2075" calcext:value-type="float">
            <text:p>197.2075</text:p>
          </table:table-cell>
          <table:table-cell table:formula="of:=EXP(-[.$B$7]*[.B206])" office:value-type="float" office:value="0.00638781360043127" calcext:value-type="float">
            <text:p>0.00638781360043127</text:p>
          </table:table-cell>
          <table:table-cell table:formula="of:=[.C206]*([.$F$2]-[.$F$1])" office:value-type="float" office:value="0.798476700053909" calcext:value-type="float">
            <text:p>0.798476700053909</text:p>
          </table:table-cell>
          <table:table-cell table:formula="of:=[.D206]+[.$F$1]" office:value-type="float" office:value="25.7984767000539" calcext:value-type="float">
            <text:p>25.7984767000539</text:p>
          </table:table-cell>
          <table:table-cell table:number-columns-repeated="3"/>
          <table:table-cell table:formula="of:=[.A206]" office:value-type="float" office:value="19100" calcext:value-type="float">
            <text:p>19100</text:p>
          </table:table-cell>
          <table:table-cell table:formula="of:=[.E206]" office:value-type="float" office:value="25.7984767000539" calcext:value-type="float">
            <text:p>25.7984767000539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formula="of:=[.$B$4]*[.A207]/([.$B$2]^2)" office:value-type="float" office:value="198.24" calcext:value-type="float">
            <text:p>198.24</text:p>
          </table:table-cell>
          <table:table-cell table:formula="of:=EXP(-[.$B$7]*[.B207])" office:value-type="float" office:value="0.00622102479475668" calcext:value-type="float">
            <text:p>0.00622102479475668</text:p>
          </table:table-cell>
          <table:table-cell table:formula="of:=[.C207]*([.$F$2]-[.$F$1])" office:value-type="float" office:value="0.777628099344585" calcext:value-type="float">
            <text:p>0.777628099344585</text:p>
          </table:table-cell>
          <table:table-cell table:formula="of:=[.D207]+[.$F$1]" office:value-type="float" office:value="25.7776280993446" calcext:value-type="float">
            <text:p>25.7776280993446</text:p>
          </table:table-cell>
          <table:table-cell table:number-columns-repeated="3"/>
          <table:table-cell table:formula="of:=[.A207]" office:value-type="float" office:value="19200" calcext:value-type="float">
            <text:p>19200</text:p>
          </table:table-cell>
          <table:table-cell table:formula="of:=[.E207]" office:value-type="float" office:value="25.7776280993446" calcext:value-type="float">
            <text:p>25.7776280993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0:43:34.013000000</meta:creation-date>
    <dc:date>2023-07-10T11:42:27.642000000</dc:date>
    <meta:editing-duration>PT58M49S</meta:editing-duration>
    <meta:editing-cycles>14</meta:editing-cycles>
    <meta:generator>LibreOffice/7.4.3.2$Windows_X86_64 LibreOffice_project/1048a8393ae2eeec98dff31b5c133c5f1d08b890</meta:generator>
    <meta:document-statistic meta:table-count="1" meta:cell-count="14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cm" svg:height="11.874cm" xlink:href=".." xlink:type="simple" chart:class="chart:scatter" chart:style-name="ch1">
        <chart:title svg:x="5.462cm" svg:y="0.373cm" chart:style-name="ch2">
          <text:p>Cooling of a Steel Ball in Air (appox values)</text:p>
        </chart:title>
        <chart:legend chart:legend-position="bottom" svg:x="7.598cm" svg:y="11.275cm" style:legend-expansion="wide" chart:style-name="ch3"/>
        <chart:plot-area chart:style-name="ch4" table:cell-range-address="2cm_diameter_steel_ball.I11:2cm_diameter_steel_ball.J207" chart:data-source-has-labels="row" svg:x="1.404cm" svg:y="1.389cm" svg:width="17.893cm" svg:height="8.484cm">
          <chart:coordinate-region svg:x="2.211cm" svg:y="1.589cm" svg:width="16.621cm" svg:height="7.637cm"/>
          <chart:axis chart:dimension="x" chart:name="primary-x" chart:style-name="ch5">
            <chart:title svg:x="9.711cm" svg:y="10.11cm" chart:style-name="ch6">
              <text:p>Time (s)</text:p>
            </chart:title>
          </chart:axis>
          <chart:axis chart:dimension="y" chart:name="primary-y" chart:style-name="ch7">
            <chart:title svg:x="0.451cm" svg:y="7.408cm" chart:style-name="ch8">
              <text:p>Steel Ball Temp (deg C)</text:p>
            </chart:title>
          </chart:axis>
          <chart:series chart:style-name="ch9" chart:values-cell-range-address="2cm_diameter_steel_ball.J12:2cm_diameter_steel_ball.J207" chart:label-cell-address="2cm_diameter_steel_ball.J11:2cm_diameter_steel_ball.J11" chart:class="chart:scatter">
            <chart:domain table:cell-range-address="2cm_diameter_steel_ball.I12:2cm_diameter_steel_ball.I207"/>
            <chart:data-point chart:repeated="1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teel ball temp (degC)</text:p>
                <draw:g>
                  <svg:desc>2cm_diameter_steel_ball.J11:2cm_diameter_steel_ball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cm_diameter_steel_ball.I12:2cm_diameter_steel_ball.I207</svg:desc>
                </draw:g>
              </table:table-cell>
              <table:table-cell office:value-type="float" office:value="150">
                <text:p>150</text:p>
                <draw:g>
                  <svg:desc>2cm_diameter_steel_ball.J12:2cm_diameter_steel_ball.J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49.996692868861">
                <text:p>149.996692868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9.669719621862">
                <text:p>149.669719621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9.340311924749">
                <text:p>149.340311924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46.736191439914">
                <text:p>146.736191439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43.557602450362">
                <text:p>143.557602450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40.462007908436">
                <text:p>140.462007908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37.447240790225">
                <text:p>137.44724079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34.511190653831">
                <text:p>134.511190653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131.651802161982">
                <text:p>131.651802161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128.867073643222">
                <text:p>128.867073643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126.155055690679">
                <text:p>126.155055690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123.513849797405">
                <text:p>123.513849797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120.941607027358">
                <text:p>120.941607027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">
                <text:p>1100</text:p>
              </table:table-cell>
              <table:table-cell office:value-type="float" office:value="118.436526721084">
                <text:p>118.43652672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  <table:table-cell office:value-type="float" office:value="115.996855235188">
                <text:p>115.996855235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0">
                <text:p>1300</text:p>
              </table:table-cell>
              <table:table-cell office:value-type="float" office:value="113.620884714727">
                <text:p>113.620884714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0">
                <text:p>1400</text:p>
              </table:table-cell>
              <table:table-cell office:value-type="float" office:value="111.306951897652">
                <text:p>111.306951897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">
                <text:p>1500</text:p>
              </table:table-cell>
              <table:table-cell office:value-type="float" office:value="109.053436950464">
                <text:p>109.053436950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106.858762334275">
                <text:p>106.858762334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0">
                <text:p>1700</text:p>
              </table:table-cell>
              <table:table-cell office:value-type="float" office:value="104.721391700478">
                <text:p>104.721391700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0">
                <text:p>1800</text:p>
              </table:table-cell>
              <table:table-cell office:value-type="float" office:value="102.639828815246">
                <text:p>102.639828815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0">
                <text:p>1900</text:p>
              </table:table-cell>
              <table:table-cell office:value-type="float" office:value="100.612616512119">
                <text:p>100.612616512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98.6383356719367">
                <text:p>98.6383356719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00">
                <text:p>2100</text:p>
              </table:table-cell>
              <table:table-cell office:value-type="float" office:value="96.715604229404">
                <text:p>96.715604229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0">
                <text:p>2200</text:p>
              </table:table-cell>
              <table:table-cell office:value-type="float" office:value="94.8430762055984">
                <text:p>94.8430762055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">
                <text:p>2300</text:p>
              </table:table-cell>
              <table:table-cell office:value-type="float" office:value="93.0194407657376">
                <text:p>93.0194407657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0">
                <text:p>2400</text:p>
              </table:table-cell>
              <table:table-cell office:value-type="float" office:value="91.2434213015496">
                <text:p>91.2434213015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00">
                <text:p>2500</text:p>
              </table:table-cell>
              <table:table-cell office:value-type="float" office:value="89.5137745376023">
                <text:p>89.5137745376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00">
                <text:p>2600</text:p>
              </table:table-cell>
              <table:table-cell office:value-type="float" office:value="87.8292896609679">
                <text:p>87.8292896609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00">
                <text:p>2700</text:p>
              </table:table-cell>
              <table:table-cell office:value-type="float" office:value="86.1887874736109">
                <text:p>86.1887874736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00">
                <text:p>2800</text:p>
              </table:table-cell>
              <table:table-cell office:value-type="float" office:value="84.5911195669095">
                <text:p>84.5911195669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00">
                <text:p>2900</text:p>
              </table:table-cell>
              <table:table-cell office:value-type="float" office:value="83.0351675177286">
                <text:p>83.0351675177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">
                <text:p>3000</text:p>
              </table:table-cell>
              <table:table-cell office:value-type="float" office:value="81.5198421054853">
                <text:p>81.5198421054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00">
                <text:p>3100</text:p>
              </table:table-cell>
              <table:table-cell office:value-type="float" office:value="80.0440825496564">
                <text:p>80.0440825496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00">
                <text:p>3200</text:p>
              </table:table-cell>
              <table:table-cell office:value-type="float" office:value="78.606855767195">
                <text:p>78.606855767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00">
                <text:p>3300</text:p>
              </table:table-cell>
              <table:table-cell office:value-type="float" office:value="77.2071556493367">
                <text:p>77.2071556493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00">
                <text:p>3400</text:p>
              </table:table-cell>
              <table:table-cell office:value-type="float" office:value="75.8440023572882">
                <text:p>75.8440023572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00">
                <text:p>3500</text:p>
              </table:table-cell>
              <table:table-cell office:value-type="float" office:value="74.516441636306">
                <text:p>74.516441636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00">
                <text:p>3600</text:p>
              </table:table-cell>
              <table:table-cell office:value-type="float" office:value="73.2235441476852">
                <text:p>73.2235441476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00">
                <text:p>3700</text:p>
              </table:table-cell>
              <table:table-cell office:value-type="float" office:value="71.9644048181899">
                <text:p>71.96440481818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00">
                <text:p>3800</text:p>
              </table:table-cell>
              <table:table-cell office:value-type="float" office:value="70.7381422064701">
                <text:p>70.7381422064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00">
                <text:p>3900</text:p>
              </table:table-cell>
              <table:table-cell office:value-type="float" office:value="69.5438978860227">
                <text:p>69.5438978860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">
                <text:p>4000</text:p>
              </table:table-cell>
              <table:table-cell office:value-type="float" office:value="68.3808358442626">
                <text:p>68.3808358442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00">
                <text:p>4100</text:p>
              </table:table-cell>
              <table:table-cell office:value-type="float" office:value="67.2481418972849">
                <text:p>67.2481418972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0">
                <text:p>4200</text:p>
              </table:table-cell>
              <table:table-cell office:value-type="float" office:value="66.1450231199081">
                <text:p>66.1450231199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00">
                <text:p>4300</text:p>
              </table:table-cell>
              <table:table-cell office:value-type="float" office:value="65.0707072905984">
                <text:p>65.0707072905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0">
                <text:p>4400</text:p>
              </table:table-cell>
              <table:table-cell office:value-type="float" office:value="64.0244423508882">
                <text:p>64.0244423508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00">
                <text:p>4500</text:p>
              </table:table-cell>
              <table:table-cell office:value-type="float" office:value="63.0054958789088">
                <text:p>63.0054958789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00">
                <text:p>4600</text:p>
              </table:table-cell>
              <table:table-cell office:value-type="float" office:value="62.0131545766695">
                <text:p>62.0131545766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00">
                <text:p>4700</text:p>
              </table:table-cell>
              <table:table-cell office:value-type="float" office:value="61.0467237707244">
                <text:p>61.0467237707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00">
                <text:p>4800</text:p>
              </table:table-cell>
              <table:table-cell office:value-type="float" office:value="60.1055269258768">
                <text:p>60.10552692587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00">
                <text:p>4900</text:p>
              </table:table-cell>
              <table:table-cell office:value-type="float" office:value="59.1889051715806">
                <text:p>59.1889051715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00">
                <text:p>5000</text:p>
              </table:table-cell>
              <table:table-cell office:value-type="float" office:value="58.2962168407087">
                <text:p>58.2962168407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00">
                <text:p>5100</text:p>
              </table:table-cell>
              <table:table-cell office:value-type="float" office:value="57.4268370203631">
                <text:p>57.4268370203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00">
                <text:p>5200</text:p>
              </table:table-cell>
              <table:table-cell office:value-type="float" office:value="56.5801571144144">
                <text:p>56.5801571144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0">
                <text:p>5300</text:p>
              </table:table-cell>
              <table:table-cell office:value-type="float" office:value="55.7555844174632">
                <text:p>55.7555844174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00">
                <text:p>5400</text:p>
              </table:table-cell>
              <table:table-cell office:value-type="float" office:value="54.9525416999258">
                <text:p>54.9525416999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00">
                <text:p>5500</text:p>
              </table:table-cell>
              <table:table-cell office:value-type="float" office:value="54.1704668039533">
                <text:p>54.1704668039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00">
                <text:p>5600</text:p>
              </table:table-cell>
              <table:table-cell office:value-type="float" office:value="53.4088122499016">
                <text:p>53.4088122499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00">
                <text:p>5700</text:p>
              </table:table-cell>
              <table:table-cell office:value-type="float" office:value="52.6670448530767">
                <text:p>52.6670448530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00">
                <text:p>5800</text:p>
              </table:table-cell>
              <table:table-cell office:value-type="float" office:value="51.9446453504866">
                <text:p>51.9446453504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0">
                <text:p>5900</text:p>
              </table:table-cell>
              <table:table-cell office:value-type="float" office:value="51.2411080373393">
                <text:p>51.2411080373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00">
                <text:p>6000</text:p>
              </table:table-cell>
              <table:table-cell office:value-type="float" office:value="50.5559404130319">
                <text:p>50.5559404130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00">
                <text:p>6100</text:p>
              </table:table-cell>
              <table:table-cell office:value-type="float" office:value="49.888662836383">
                <text:p>49.888662836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00">
                <text:p>6200</text:p>
              </table:table-cell>
              <table:table-cell office:value-type="float" office:value="49.2388081898671">
                <text:p>49.23880818986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00">
                <text:p>6300</text:p>
              </table:table-cell>
              <table:table-cell office:value-type="float" office:value="48.6059215526161">
                <text:p>48.60592155261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00">
                <text:p>6400</text:p>
              </table:table-cell>
              <table:table-cell office:value-type="float" office:value="47.9895598819588">
                <text:p>47.9895598819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00">
                <text:p>6500</text:p>
              </table:table-cell>
              <table:table-cell office:value-type="float" office:value="47.3892917032759">
                <text:p>47.3892917032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00">
                <text:p>6600</text:p>
              </table:table-cell>
              <table:table-cell office:value-type="float" office:value="46.8046968079526">
                <text:p>46.8046968079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00">
                <text:p>6700</text:p>
              </table:table-cell>
              <table:table-cell office:value-type="float" office:value="46.2353659592175">
                <text:p>46.235365959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00">
                <text:p>6800</text:p>
              </table:table-cell>
              <table:table-cell office:value-type="float" office:value="45.6809006056634">
                <text:p>45.6809006056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00">
                <text:p>6900</text:p>
              </table:table-cell>
              <table:table-cell office:value-type="float" office:value="45.1409126022469">
                <text:p>45.1409126022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00">
                <text:p>7000</text:p>
              </table:table-cell>
              <table:table-cell office:value-type="float" office:value="44.6150239385736">
                <text:p>44.6150239385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00">
                <text:p>7100</text:p>
              </table:table-cell>
              <table:table-cell office:value-type="float" office:value="44.1028664742775">
                <text:p>44.102866474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00">
                <text:p>7200</text:p>
              </table:table-cell>
              <table:table-cell office:value-type="float" office:value="43.60408168131">
                <text:p>43.60408168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00">
                <text:p>7300</text:p>
              </table:table-cell>
              <table:table-cell office:value-type="float" office:value="43.1183203929579">
                <text:p>43.11832039295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00">
                <text:p>7400</text:p>
              </table:table-cell>
              <table:table-cell office:value-type="float" office:value="42.6452425594145">
                <text:p>42.6452425594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00">
                <text:p>7500</text:p>
              </table:table-cell>
              <table:table-cell office:value-type="float" office:value="42.1845170097328">
                <text:p>42.1845170097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00">
                <text:p>7600</text:p>
              </table:table-cell>
              <table:table-cell office:value-type="float" office:value="41.7358212199943">
                <text:p>41.7358212199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00">
                <text:p>7700</text:p>
              </table:table-cell>
              <table:table-cell office:value-type="float" office:value="41.2988410875311">
                <text:p>41.29884108753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00">
                <text:p>7800</text:p>
              </table:table-cell>
              <table:table-cell office:value-type="float" office:value="40.8732707110433">
                <text:p>40.8732707110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00">
                <text:p>7900</text:p>
              </table:table-cell>
              <table:table-cell office:value-type="float" office:value="40.4588121764572">
                <text:p>40.4588121764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00">
                <text:p>8000</text:p>
              </table:table-cell>
              <table:table-cell office:value-type="float" office:value="40.0551753483749">
                <text:p>40.0551753483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0">
                <text:p>8100</text:p>
              </table:table-cell>
              <table:table-cell office:value-type="float" office:value="39.6620776669698">
                <text:p>39.66207766696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00">
                <text:p>8200</text:p>
              </table:table-cell>
              <table:table-cell office:value-type="float" office:value="39.279243950185">
                <text:p>39.279243950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00">
                <text:p>8300</text:p>
              </table:table-cell>
              <table:table-cell office:value-type="float" office:value="38.9064062010956">
                <text:p>38.90640620109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00">
                <text:p>8400</text:p>
              </table:table-cell>
              <table:table-cell office:value-type="float" office:value="38.5433034203022">
                <text:p>38.54330342030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00">
                <text:p>8500</text:p>
              </table:table-cell>
              <table:table-cell office:value-type="float" office:value="38.1896814232219">
                <text:p>38.1896814232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00">
                <text:p>8600</text:p>
              </table:table-cell>
              <table:table-cell office:value-type="float" office:value="37.8452926621505">
                <text:p>37.8452926621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700">
                <text:p>8700</text:p>
              </table:table-cell>
              <table:table-cell office:value-type="float" office:value="37.5098960529702">
                <text:p>37.5098960529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00">
                <text:p>8800</text:p>
              </table:table-cell>
              <table:table-cell office:value-type="float" office:value="37.1832568063824">
                <text:p>37.1832568063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00">
                <text:p>8900</text:p>
              </table:table-cell>
              <table:table-cell office:value-type="float" office:value="36.8651462635472">
                <text:p>36.86514626354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00">
                <text:p>9000</text:p>
              </table:table-cell>
              <table:table-cell office:value-type="float" office:value="36.555341736014">
                <text:p>36.555341736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00">
                <text:p>9100</text:p>
              </table:table-cell>
              <table:table-cell office:value-type="float" office:value="36.2536263498322">
                <text:p>36.25362634983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00">
                <text:p>9200</text:p>
              </table:table-cell>
              <table:table-cell office:value-type="float" office:value="35.9597888937315">
                <text:p>35.9597888937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00">
                <text:p>9300</text:p>
              </table:table-cell>
              <table:table-cell office:value-type="float" office:value="35.6736236712667">
                <text:p>35.6736236712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00">
                <text:p>9400</text:p>
              </table:table-cell>
              <table:table-cell office:value-type="float" office:value="35.3949303568233">
                <text:p>35.3949303568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00">
                <text:p>9500</text:p>
              </table:table-cell>
              <table:table-cell office:value-type="float" office:value="35.1235138553825">
                <text:p>35.1235138553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0">
                <text:p>9600</text:p>
              </table:table-cell>
              <table:table-cell office:value-type="float" office:value="34.8591841659477">
                <text:p>34.8591841659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00">
                <text:p>9700</text:p>
              </table:table-cell>
              <table:table-cell office:value-type="float" office:value="34.6017562485374">
                <text:p>34.60175624853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00">
                <text:p>9800</text:p>
              </table:table-cell>
              <table:table-cell office:value-type="float" office:value="34.3510498946506">
                <text:p>34.35104989465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00">
                <text:p>9900</text:p>
              </table:table-cell>
              <table:table-cell office:value-type="float" office:value="34.106889601115">
                <text:p>34.106889601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00">
                <text:p>10000</text:p>
              </table:table-cell>
              <table:table-cell office:value-type="float" office:value="33.869104447228">
                <text:p>33.869104447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00">
                <text:p>10100</text:p>
              </table:table-cell>
              <table:table-cell office:value-type="float" office:value="33.6375279751066">
                <text:p>33.6375279751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00">
                <text:p>10200</text:p>
              </table:table-cell>
              <table:table-cell office:value-type="float" office:value="33.4119980731615">
                <text:p>33.41199807316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00">
                <text:p>10300</text:p>
              </table:table-cell>
              <table:table-cell office:value-type="float" office:value="33.1923568626126">
                <text:p>33.19235686261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00">
                <text:p>10400</text:p>
              </table:table-cell>
              <table:table-cell office:value-type="float" office:value="32.9784505869688">
                <text:p>32.9784505869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00">
                <text:p>10500</text:p>
              </table:table-cell>
              <table:table-cell office:value-type="float" office:value="32.770129504393">
                <text:p>32.770129504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00">
                <text:p>10600</text:p>
              </table:table-cell>
              <table:table-cell office:value-type="float" office:value="32.5672477828776">
                <text:p>32.56724778287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00">
                <text:p>10700</text:p>
              </table:table-cell>
              <table:table-cell office:value-type="float" office:value="32.3696633981572">
                <text:p>32.36966339815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00">
                <text:p>10800</text:p>
              </table:table-cell>
              <table:table-cell office:value-type="float" office:value="32.1772380342864">
                <text:p>32.1772380342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00">
                <text:p>10900</text:p>
              </table:table-cell>
              <table:table-cell office:value-type="float" office:value="31.9898369868137">
                <text:p>31.98983698681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00">
                <text:p>11000</text:p>
              </table:table-cell>
              <table:table-cell office:value-type="float" office:value="31.8073290684843">
                <text:p>31.80732906848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100">
                <text:p>11100</text:p>
              </table:table-cell>
              <table:table-cell office:value-type="float" office:value="31.629586517404">
                <text:p>31.6295865174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00">
                <text:p>11200</text:p>
              </table:table-cell>
              <table:table-cell office:value-type="float" office:value="31.4564849076013">
                <text:p>31.45648490760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00">
                <text:p>11300</text:p>
              </table:table-cell>
              <table:table-cell office:value-type="float" office:value="31.2879030619253">
                <text:p>31.28790306192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00">
                <text:p>11400</text:p>
              </table:table-cell>
              <table:table-cell office:value-type="float" office:value="31.1237229672173">
                <text:p>31.1237229672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00">
                <text:p>11500</text:p>
              </table:table-cell>
              <table:table-cell office:value-type="float" office:value="30.9638296916973">
                <text:p>30.96382969169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00">
                <text:p>11600</text:p>
              </table:table-cell>
              <table:table-cell office:value-type="float" office:value="30.808111304508">
                <text:p>30.808111304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700">
                <text:p>11700</text:p>
              </table:table-cell>
              <table:table-cell office:value-type="float" office:value="30.6564587973593">
                <text:p>30.65645879735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800">
                <text:p>11800</text:p>
              </table:table-cell>
              <table:table-cell office:value-type="float" office:value="30.5087660082185">
                <text:p>30.5087660082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900">
                <text:p>11900</text:p>
              </table:table-cell>
              <table:table-cell office:value-type="float" office:value="30.3649295469934">
                <text:p>30.3649295469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0">
                <text:p>12000</text:p>
              </table:table-cell>
              <table:table-cell office:value-type="float" office:value="30.2248487231555">
                <text:p>30.22484872315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100">
                <text:p>12100</text:p>
              </table:table-cell>
              <table:table-cell office:value-type="float" office:value="30.0884254752532">
                <text:p>30.0884254752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200">
                <text:p>12200</text:p>
              </table:table-cell>
              <table:table-cell office:value-type="float" office:value="29.9555643022652">
                <text:p>29.95556430226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00">
                <text:p>12300</text:p>
              </table:table-cell>
              <table:table-cell office:value-type="float" office:value="29.8261721967469">
                <text:p>29.8261721967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400">
                <text:p>12400</text:p>
              </table:table-cell>
              <table:table-cell office:value-type="float" office:value="29.7001585797213">
                <text:p>29.70015857972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00">
                <text:p>12500</text:p>
              </table:table-cell>
              <table:table-cell office:value-type="float" office:value="29.5774352372713">
                <text:p>29.57743523727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00">
                <text:p>12600</text:p>
              </table:table-cell>
              <table:table-cell office:value-type="float" office:value="29.4579162587861">
                <text:p>29.45791625878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700">
                <text:p>12700</text:p>
              </table:table-cell>
              <table:table-cell office:value-type="float" office:value="29.3415179768215">
                <text:p>29.3415179768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00">
                <text:p>12800</text:p>
              </table:table-cell>
              <table:table-cell office:value-type="float" office:value="29.2281589085294">
                <text:p>29.22815890852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900">
                <text:p>12900</text:p>
              </table:table-cell>
              <table:table-cell office:value-type="float" office:value="29.1177596986168">
                <text:p>29.1177596986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000">
                <text:p>13000</text:p>
              </table:table-cell>
              <table:table-cell office:value-type="float" office:value="29.0102430637951">
                <text:p>29.01024306379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100">
                <text:p>13100</text:p>
              </table:table-cell>
              <table:table-cell office:value-type="float" office:value="28.9055337386779">
                <text:p>28.90553373867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200">
                <text:p>13200</text:p>
              </table:table-cell>
              <table:table-cell office:value-type="float" office:value="28.8035584230939">
                <text:p>28.80355842309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300">
                <text:p>13300</text:p>
              </table:table-cell>
              <table:table-cell office:value-type="float" office:value="28.7042457307732">
                <text:p>28.70424573077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00">
                <text:p>13400</text:p>
              </table:table-cell>
              <table:table-cell office:value-type="float" office:value="28.6075261393751">
                <text:p>28.60752613937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500">
                <text:p>13500</text:p>
              </table:table-cell>
              <table:table-cell office:value-type="float" office:value="28.5133319418197">
                <text:p>28.51333194181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600">
                <text:p>13600</text:p>
              </table:table-cell>
              <table:table-cell office:value-type="float" office:value="28.4215971988906">
                <text:p>28.42159719889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700">
                <text:p>13700</text:p>
              </table:table-cell>
              <table:table-cell office:value-type="float" office:value="28.3322576930754">
                <text:p>28.33225769307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800">
                <text:p>13800</text:p>
              </table:table-cell>
              <table:table-cell office:value-type="float" office:value="28.2452508836108">
                <text:p>28.2452508836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900">
                <text:p>13900</text:p>
              </table:table-cell>
              <table:table-cell office:value-type="float" office:value="28.1605158627023">
                <text:p>28.16051586270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00">
                <text:p>14000</text:p>
              </table:table-cell>
              <table:table-cell office:value-type="float" office:value="28.0779933128865">
                <text:p>28.07799331288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100">
                <text:p>14100</text:p>
              </table:table-cell>
              <table:table-cell office:value-type="float" office:value="27.9976254655066">
                <text:p>27.9976254655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00">
                <text:p>14200</text:p>
              </table:table-cell>
              <table:table-cell office:value-type="float" office:value="27.9193560602726">
                <text:p>27.91935606027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300">
                <text:p>14300</text:p>
              </table:table-cell>
              <table:table-cell office:value-type="float" office:value="27.8431303058769">
                <text:p>27.84313030587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00">
                <text:p>14400</text:p>
              </table:table-cell>
              <table:table-cell office:value-type="float" office:value="27.7688948416388">
                <text:p>27.76889484163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00">
                <text:p>14500</text:p>
              </table:table-cell>
              <table:table-cell office:value-type="float" office:value="27.6965977001499">
                <text:p>27.6965977001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00">
                <text:p>14600</text:p>
              </table:table-cell>
              <table:table-cell office:value-type="float" office:value="27.626188270895">
                <text:p>27.626188270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00">
                <text:p>14700</text:p>
              </table:table-cell>
              <table:table-cell office:value-type="float" office:value="27.5576172648234">
                <text:p>27.5576172648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00">
                <text:p>14800</text:p>
              </table:table-cell>
              <table:table-cell office:value-type="float" office:value="27.4908366798446">
                <text:p>27.49083667984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00">
                <text:p>14900</text:p>
              </table:table-cell>
              <table:table-cell office:value-type="float" office:value="27.425799767225">
                <text:p>27.425799767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00">
                <text:p>15000</text:p>
              </table:table-cell>
              <table:table-cell office:value-type="float" office:value="27.3624609988624">
                <text:p>27.36246099886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100">
                <text:p>15100</text:p>
              </table:table-cell>
              <table:table-cell office:value-type="float" office:value="27.3007760354147">
                <text:p>27.30077603541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200">
                <text:p>15200</text:p>
              </table:table-cell>
              <table:table-cell office:value-type="float" office:value="27.2407016952609">
                <text:p>27.24070169526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300">
                <text:p>15300</text:p>
              </table:table-cell>
              <table:table-cell office:value-type="float" office:value="27.1821959242721">
                <text:p>27.18219592427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00">
                <text:p>15400</text:p>
              </table:table-cell>
              <table:table-cell office:value-type="float" office:value="27.1252177663727">
                <text:p>27.1252177663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00">
                <text:p>15500</text:p>
              </table:table-cell>
              <table:table-cell office:value-type="float" office:value="27.0697273348693">
                <text:p>27.06972733486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600">
                <text:p>15600</text:p>
              </table:table-cell>
              <table:table-cell office:value-type="float" office:value="27.0156857845285">
                <text:p>27.0156857845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00">
                <text:p>15700</text:p>
              </table:table-cell>
              <table:table-cell office:value-type="float" office:value="26.9630552843846">
                <text:p>26.96305528438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00">
                <text:p>15800</text:p>
              </table:table-cell>
              <table:table-cell office:value-type="float" office:value="26.9117989912558">
                <text:p>26.9117989912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900">
                <text:p>15900</text:p>
              </table:table-cell>
              <table:table-cell office:value-type="float" office:value="26.8618810239532">
                <text:p>26.8618810239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000">
                <text:p>16000</text:p>
              </table:table-cell>
              <table:table-cell office:value-type="float" office:value="26.8132664381625">
                <text:p>26.8132664381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100">
                <text:p>16100</text:p>
              </table:table-cell>
              <table:table-cell office:value-type="float" office:value="26.7659212019818">
                <text:p>26.76592120198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200">
                <text:p>16200</text:p>
              </table:table-cell>
              <table:table-cell office:value-type="float" office:value="26.719812172098">
                <text:p>26.7198121720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300">
                <text:p>16300</text:p>
              </table:table-cell>
              <table:table-cell office:value-type="float" office:value="26.6749070705858">
                <text:p>26.67490707058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00">
                <text:p>16400</text:p>
              </table:table-cell>
              <table:table-cell office:value-type="float" office:value="26.6311744623112">
                <text:p>26.6311744623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00">
                <text:p>16500</text:p>
              </table:table-cell>
              <table:table-cell office:value-type="float" office:value="26.5885837329265">
                <text:p>26.58858373292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600">
                <text:p>16600</text:p>
              </table:table-cell>
              <table:table-cell office:value-type="float" office:value="26.547105067439">
                <text:p>26.5471050674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700">
                <text:p>16700</text:p>
              </table:table-cell>
              <table:table-cell office:value-type="float" office:value="26.5067094293393">
                <text:p>26.50670942933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800">
                <text:p>16800</text:p>
              </table:table-cell>
              <table:table-cell office:value-type="float" office:value="26.4673685402749">
                <text:p>26.46736854027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900">
                <text:p>16900</text:p>
              </table:table-cell>
              <table:table-cell office:value-type="float" office:value="26.4290548602545">
                <text:p>26.4290548602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00">
                <text:p>17000</text:p>
              </table:table-cell>
              <table:table-cell office:value-type="float" office:value="26.3917415683687">
                <text:p>26.3917415683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100">
                <text:p>17100</text:p>
              </table:table-cell>
              <table:table-cell office:value-type="float" office:value="26.3554025440145">
                <text:p>26.3554025440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00">
                <text:p>17200</text:p>
              </table:table-cell>
              <table:table-cell office:value-type="float" office:value="26.3200123486104">
                <text:p>26.32001234861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00">
                <text:p>17300</text:p>
              </table:table-cell>
              <table:table-cell office:value-type="float" office:value="26.2855462077879">
                <text:p>26.28554620778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00">
                <text:p>17400</text:p>
              </table:table-cell>
              <table:table-cell office:value-type="float" office:value="26.251979994049">
                <text:p>26.251979994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00">
                <text:p>17500</text:p>
              </table:table-cell>
              <table:table-cell office:value-type="float" office:value="26.2192902098759">
                <text:p>26.2192902098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0">
                <text:p>17600</text:p>
              </table:table-cell>
              <table:table-cell office:value-type="float" office:value="26.1874539712821">
                <text:p>26.18745397128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00">
                <text:p>17700</text:p>
              </table:table-cell>
              <table:table-cell office:value-type="float" office:value="26.1564489917927">
                <text:p>26.15644899179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800">
                <text:p>17800</text:p>
              </table:table-cell>
              <table:table-cell office:value-type="float" office:value="26.1262535668429">
                <text:p>26.1262535668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900">
                <text:p>17900</text:p>
              </table:table-cell>
              <table:table-cell office:value-type="float" office:value="26.0968465585846">
                <text:p>26.09684655858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000">
                <text:p>18000</text:p>
              </table:table-cell>
              <table:table-cell office:value-type="float" office:value="26.0682073810885">
                <text:p>26.06820738108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100">
                <text:p>18100</text:p>
              </table:table-cell>
              <table:table-cell office:value-type="float" office:value="26.0403159859338">
                <text:p>26.04031598593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00">
                <text:p>18200</text:p>
              </table:table-cell>
              <table:table-cell office:value-type="float" office:value="26.0131528481731">
                <text:p>26.01315284817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300">
                <text:p>18300</text:p>
              </table:table-cell>
              <table:table-cell office:value-type="float" office:value="25.9866989526648">
                <text:p>25.98669895266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400">
                <text:p>18400</text:p>
              </table:table-cell>
              <table:table-cell office:value-type="float" office:value="25.9609357807613">
                <text:p>25.9609357807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500">
                <text:p>18500</text:p>
              </table:table-cell>
              <table:table-cell office:value-type="float" office:value="25.9358452973457">
                <text:p>25.93584529734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600">
                <text:p>18600</text:p>
              </table:table-cell>
              <table:table-cell office:value-type="float" office:value="25.9114099382066">
                <text:p>25.91140993820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700">
                <text:p>18700</text:p>
              </table:table-cell>
              <table:table-cell office:value-type="float" office:value="25.8876125977421">
                <text:p>25.88761259774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800">
                <text:p>18800</text:p>
              </table:table-cell>
              <table:table-cell office:value-type="float" office:value="25.8644366169857">
                <text:p>25.86443661698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900">
                <text:p>18900</text:p>
              </table:table-cell>
              <table:table-cell office:value-type="float" office:value="25.8418657719443">
                <text:p>25.84186577194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00">
                <text:p>19000</text:p>
              </table:table-cell>
              <table:table-cell office:value-type="float" office:value="25.819884262241">
                <text:p>25.8198842622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100">
                <text:p>19100</text:p>
              </table:table-cell>
              <table:table-cell office:value-type="float" office:value="25.7984767000539">
                <text:p>25.79847670005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200">
                <text:p>19200</text:p>
              </table:table-cell>
              <table:table-cell office:value-type="float" office:value="25.7776280993446">
                <text:p>25.7776280993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